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200000D8000011D900000B929649D27B.wmf"/>
  <manifest:file-entry manifest:media-type="image/jpeg" manifest:full-path="Pictures/10000000000001580000002BD48DCE97.jpg"/>
  <manifest:file-entry manifest:media-type="" manifest:full-path="Pictures/"/>
  <manifest:file-entry manifest:media-type="text/xml" manifest:full-path="content.xml"/>
  <manifest:file-entry manifest:media-type="application/vnd.sun.star.oleobject" manifest:full-path="Obj100"/>
  <manifest:file-entry manifest:media-type="" manifest:full-path="ObjectReplacements/Obj100"/>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none" draw:textarea-vertical-align="middle" draw:auto-grow-height="false"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gr3"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no-wrap"/>
    </style:style>
    <style:style style:name="gr4" style:family="graphic" style:parent-style-name="standard">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visible-area-left="0cm" draw:visible-area-top="0cm" draw:visible-area-width="5cm" draw:visible-area-height="5cm" draw:ole-draw-aspect="1"/>
    </style:style>
    <style:style style:name="gr6" style:family="graphic" style:parent-style-name="standard">
      <style:graphic-properties draw:stroke="solid" svg:stroke-width="0.159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7" style:family="graphic">
      <style:graphic-properties style:protect="size"/>
    </style:style>
    <style:style style:name="gr8" style:family="graphic" style:parent-style-name="standard">
      <style:graphic-properties draw:stroke="solid" svg:stroke-width="0.071cm" svg:stroke-color="#000000" draw:fill="none" draw:textarea-vertical-align="middle" draw:auto-grow-height="false" fo:padding-top="0.125cm" fo:padding-bottom="0.125cm" fo:padding-left="0.25cm" fo:padding-right="0.25cm" fo:wrap-option="wrap"/>
    </style:style>
    <style:style style:name="gr9" style:family="graphic" style:parent-style-name="standard">
      <style:graphic-properties draw:stroke="solid" svg:stroke-width="0.009cm" svg:stroke-color="#000000" draw:fill="solid" draw:fill-color="#92d050"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09cm" svg:stroke-color="#000000" draw:fill="solid" draw:fill-color="#92d050" draw:textarea-vertical-align="middle" draw:auto-grow-height="false" fo:padding-top="0.125cm" fo:padding-bottom="0.125cm" fo:padding-left="0.1cm" fo:padding-right="0.1cm" fo:wrap-option="wrap"/>
    </style:style>
    <style:style style:name="gr11" style:family="graphic" style:parent-style-name="standard">
      <style:graphic-properties draw:stroke="solid" svg:stroke-width="0.009cm" svg:stroke-color="#000000" draw:fill="solid" draw:fill-color="#92d050" draw:textarea-vertical-align="middle" draw:auto-grow-height="false" fo:padding-top="0.125cm" fo:padding-bottom="0.125cm" fo:padding-left="0.2cm" fo:padding-right="0.2cm" fo:wrap-option="wrap"/>
    </style:style>
    <style:style style:name="gr12" style:family="graphic" style:parent-style-name="standard">
      <style:graphic-properties draw:stroke="solid" svg:stroke-width="0.009cm" svg:stroke-color="#000000" draw:fill="none" draw:textarea-vertical-align="middle" draw:auto-grow-height="false" fo:padding-top="0.125cm" fo:padding-bottom="0.125cm" fo:padding-left="0.1cm" fo:padding-right="0.1cm" fo:wrap-option="wrap"/>
    </style:style>
    <style:style style:name="gr1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09cm" svg:stroke-color="#000000" draw:fill="solid" draw:fill-color="#92d050" draw:textarea-vertical-align="middle" draw:auto-grow-height="false" fo:padding-top="0.125cm" fo:padding-bottom="0.125cm" fo:padding-left="0cm" fo:padding-right="0cm" fo:wrap-option="wrap"/>
    </style:style>
    <style:style style:name="gr15" style:family="graphic" style:parent-style-name="standard">
      <style:graphic-properties draw:stroke="dash" draw:stroke-dash="Dash_20_2" svg:stroke-width="0.009cm" svg:stroke-color="#000000" draw:fill="none" draw:textarea-vertical-align="middle" draw:auto-grow-height="false" fo:padding-top="0.125cm" fo:padding-bottom="0.125cm" fo:padding-left="0cm" fo:padding-right="0cm" fo:wrap-option="wrap"/>
    </style:style>
    <style:style style:name="gr16" style:family="graphic" style:parent-style-name="standard">
      <style:graphic-properties draw:stroke="dash" draw:stroke-dash="Dash_20_3" svg:stroke-width="0.035cm" svg:stroke-color="#000000" draw:marker-start="msArrowEnd_20_5" draw:marker-start-width="0.21cm" draw:marker-start-center="false"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17" style:family="graphic" style:parent-style-name="standard">
      <style:graphic-properties draw:stroke="dash" draw:stroke-dash="Dash_20_4" svg:stroke-width="0.026cm" svg:stroke-color="#000000" draw:marker-start="msArrowEnd_20_5" draw:marker-start-width="0.21cm" draw:marker-start-center="false"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18" style:family="graphic" style:parent-style-name="standard">
      <style:graphic-properties draw:stroke="none" svg:stroke-width="0.026cm" draw:stroke-linejoin="miter" draw:fill="solid" draw:fill-color="#ffffff" draw:textarea-vertical-align="top" draw:auto-grow-height="true" fo:padding-top="0.125cm" fo:padding-bottom="0.125cm" fo:padding-left="0.25cm" fo:padding-right="0.25cm" fo:wrap-option="wrap"/>
    </style:style>
    <style:style style:name="gr19" style:family="graphic" style:parent-style-name="standard">
      <style:graphic-properties draw:stroke="solid" svg:stroke-width="0.009cm" svg:stroke-color="#000000" draw:fill="none" draw:textarea-vertical-align="middle" draw:auto-grow-height="false" fo:padding-top="0.125cm" fo:padding-bottom="0.125cm" fo:padding-left="0cm" fo:padding-right="0cm" fo:wrap-option="wrap"/>
    </style:style>
    <style:style style:name="gr20" style:family="graphic" style:parent-style-name="standard">
      <style:graphic-properties draw:stroke="solid" svg:stroke-width="0.009cm" svg:stroke-color="#000000" draw:fill="none" draw:textarea-vertical-align="middle" draw:auto-grow-height="false" fo:padding-top="0.125cm" fo:padding-bottom="0.125cm" fo:padding-left="0.25cm" fo:padding-right="0.25cm" fo:wrap-option="wrap"/>
    </style:style>
    <style:style style:name="gr21" style:family="graphic" style:parent-style-name="standard">
      <style:graphic-properties draw:stroke="solid" svg:stroke-width="0.026cm" svg:stroke-color="#ff0000"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22" style:family="graphic" style:parent-style-name="standard">
      <style:graphic-properties draw:stroke="solid" svg:stroke-width="0.026cm" svg:stroke-color="#002060"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24" style:family="graphic" style:parent-style-name="standard">
      <style:graphic-properties draw:stroke="solid" svg:stroke-width="0.026cm" svg:stroke-color="#0070c0"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25" style:family="graphic" style:parent-style-name="standard">
      <style:graphic-properties draw:stroke="none" svg:stroke-width="0.026cm" draw:stroke-linejoin="miter" draw:fill="solid" draw:fill-color="#ffffff" draw:textarea-vertical-align="top" draw:auto-grow-height="true" fo:padding-top="0cm" fo:padding-bottom="0cm" fo:padding-left="0cm" fo:padding-right="0cm" fo:wrap-option="wrap"/>
    </style:style>
    <style:style style:name="gr26" style:family="graphic" style:parent-style-name="standard">
      <style:graphic-properties draw:stroke="dash" draw:stroke-dash="Dash_20_5" svg:stroke-width="0.009cm" svg:stroke-color="#595959" draw:fill="none" draw:textarea-vertical-align="middle" draw:auto-grow-height="false" fo:padding-top="0.125cm" fo:padding-bottom="0.125cm" fo:padding-left="0cm" fo:padding-right="0cm" fo:wrap-option="wrap"/>
    </style:style>
    <style:style style:name="gr27" style:family="graphic" style:parent-style-name="standard">
      <style:graphic-properties draw:stroke="solid" svg:stroke-width="0.009cm" svg:stroke-color="#000000" draw:fill="none" draw:textarea-vertical-align="middle" draw:auto-grow-height="false" fo:padding-top="0.125cm" fo:padding-bottom="0.125cm" fo:padding-left="0.127cm" fo:padding-right="0.127cm" fo:wrap-option="wrap"/>
    </style:style>
    <style:style style:name="gr28" style:family="graphic" style:parent-style-name="standard">
      <style:graphic-properties draw:stroke="none" svg:stroke-width="0.026cm" draw:stroke-linejoin="miter" draw:fill="solid" draw:fill-color="#ffffff" draw:textarea-vertical-align="top" draw:auto-grow-height="true" fo:padding-top="0.125cm" fo:padding-bottom="0.125cm" fo:padding-left="0cm" fo:padding-right="0cm" fo:wrap-option="wrap"/>
    </style:style>
    <style:style style:name="gr29" style:family="graphic" style:parent-style-name="standard">
      <style:graphic-properties draw:stroke="dash" draw:stroke-dash="Dash_20_6" svg:stroke-color="#595959" draw:fill="solid" draw:fill-color="#ffffff" draw:textarea-vertical-align="top" draw:auto-grow-height="true" fo:padding-top="0cm" fo:padding-bottom="0cm" fo:padding-left="0cm" fo:padding-right="0cm" fo:wrap-option="wrap"/>
    </style:style>
    <style:style style:name="gr30" style:family="graphic" style:parent-style-name="standard">
      <style:graphic-properties draw:stroke="solid" svg:stroke-width="0.071cm" svg:stroke-color="#ff6600" draw:fill="solid" draw:fill-color="#ff6600" draw:textarea-vertical-align="middle" draw:auto-grow-height="false" fo:padding-top="0.125cm" fo:padding-bottom="0.125cm" fo:padding-left="0.25cm" fo:padding-right="0.25cm" fo:wrap-option="wrap"/>
    </style:style>
    <style:style style:name="gr31" style:family="graphic" style:parent-style-name="standard">
      <style:graphic-properties draw:stroke="dash" draw:stroke-dash="Dash_20_7" svg:stroke-width="0.026cm" svg:stroke-color="#000000" draw:marker-start="msArrowEnd_20_5" draw:marker-start-width="0.21cm" draw:marker-start-center="false" draw:fill="none" draw:textarea-horizontal-align="center" draw:textarea-vertical-align="middle" draw:auto-grow-height="false" fo:padding-top="0.125cm" fo:padding-bottom="0.125cm" fo:padding-left="0.25cm" fo:padding-right="0.25cm" fo:wrap-option="wrap"/>
    </style:style>
    <style:style style:name="gr32" style:family="graphic" style:parent-style-name="standard">
      <style:graphic-properties draw:stroke="dash" draw:stroke-dash="Dash_20_7" svg:stroke-width="0.026cm" svg:stroke-color="#0070c0"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33" style:family="graphic" style:parent-style-name="standard">
      <style:graphic-properties draw:stroke="dash" draw:stroke-dash="Dash_20_7" svg:stroke-width="0.026cm" svg:stroke-color="#ff0000"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34" style:family="graphic" style:parent-style-name="standard">
      <style:graphic-properties draw:stroke="none" svg:stroke-width="0.026cm" draw:stroke-linejoin="miter" draw:fill="none" draw:textarea-vertical-align="top" draw:auto-grow-height="true" fo:padding-top="0cm" fo:padding-bottom="0cm" fo:padding-left="0cm" fo:padding-right="0cm" fo:wrap-option="wrap"/>
    </style:style>
    <style:style style:name="gr35" style:family="graphic" style:parent-style-name="standard">
      <style:graphic-properties draw:stroke="solid" svg:stroke-width="0.053cm" svg:stroke-color="#c00000" draw:marker-end="msArrowEnd_20_5" draw:marker-end-width="0.21cm" draw:marker-end-center="false" draw:fill="none" draw:textarea-horizontal-align="center" draw:textarea-vertical-align="middle" draw:auto-grow-height="false" fo:padding-top="0.125cm" fo:padding-bottom="0.125cm" fo:padding-left="0.25cm" fo:padding-right="0.25cm" fo:wrap-option="wrap"/>
    </style:style>
    <style:style style:name="gr36"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37" style:family="graphic" style:parent-style-name="standard">
      <style:graphic-properties draw:stroke="solid" svg:stroke-width="0.071cm" svg:stroke-color="#ff6600" draw:fill="none" draw:textarea-vertical-align="middle" draw:auto-grow-height="false" fo:padding-top="0.125cm" fo:padding-bottom="0.125cm" fo:padding-left="0cm" fo:padding-right="0cm" fo:wrap-option="wrap"/>
    </style:style>
    <style:style style:name="gr38" style:family="graphic" style:parent-style-name="standard">
      <style:graphic-properties draw:stroke="solid" svg:stroke-width="0.071cm" svg:stroke-color="#8aa5a7" draw:fill="none" draw:textarea-vertical-align="middle" draw:auto-grow-height="false" fo:padding-top="0.125cm" fo:padding-bottom="0.125cm" fo:padding-left="0.25cm" fo:padding-right="0.25cm" fo:wrap-option="wrap"/>
    </style:style>
    <style:style style:name="gr39" style:family="graphic" style:parent-style-name="standard">
      <style:graphic-properties draw:stroke="solid" svg:stroke-width="0.026cm" svg:stroke-color="#ff0000" draw:fill="none" draw:textarea-vertical-align="middle" draw:auto-grow-height="false" fo:padding-top="0.125cm" fo:padding-bottom="0.125cm" fo:padding-left="0.25cm" fo:padding-right="0.25cm" fo:wrap-option="wrap"/>
    </style:style>
    <style:style style:name="gr40" style:family="graphic" style:parent-style-name="standard">
      <style:graphic-properties draw:stroke="solid" svg:stroke-width="0.026cm" svg:stroke-color="#ff0000" draw:fill="none" draw:textarea-vertical-align="middle" draw:auto-grow-height="false" fo:padding-top="0.125cm" fo:padding-bottom="0.125cm" fo:padding-left="0cm" fo:padding-right="0cm" fo:wrap-option="wrap"/>
    </style:style>
    <style:style style:name="gr41" style:family="graphic" style:parent-style-name="standard">
      <style:graphic-properties draw:stroke="dash" draw:stroke-dash="Dash_20_8" svg:stroke-width="0.071cm" svg:stroke-color="#ff6600" draw:fill="none" draw:textarea-vertical-align="middle" draw:auto-grow-height="false" fo:padding-top="0.125cm" fo:padding-bottom="0.125cm" fo:padding-left="0cm" fo:padding-right="0cm" fo:wrap-option="wrap"/>
    </style:style>
    <style:style style:name="gr42"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4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3cm"/>
    </style:style>
    <style:style style:name="pr2"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3"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4" style:family="presentation" style:parent-style-name="Default_20_1-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5" style:family="presentation" style:parent-style-name="Default_20_1-notes">
      <style:graphic-properties draw:fill-color="#ffffff" fo:min-height="12.573cm"/>
    </style:style>
    <style:style style:name="pr6"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7"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pr8" style:family="presentation" style:parent-style-name="Default_20_2-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9" style:family="presentation" style:parent-style-name="Default_20_2-notes">
      <style:graphic-properties draw:fill-color="#ffffff" fo:min-height="12.573cm"/>
    </style:style>
    <style:style style:name="pr10"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pr11" style:family="presentation" style:parent-style-name="Default_20_3-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12" style:family="presentation" style:parent-style-name="Default_20_3-notes">
      <style:graphic-properties draw:fill-color="#ffffff" fo:min-height="12.573cm"/>
    </style:style>
    <style:style style:name="pr13"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cm" fo:padding-right="0cm" fo:wrap-option="wrap"/>
    </style:style>
    <style:style style:name="pr14" style:family="presentation" style:parent-style-name="Default_20_4-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pr15" style:family="presentation" style:parent-style-name="Default_20_4-notes">
      <style:graphic-properties draw:fill-color="#ffffff" fo:min-height="12.573cm"/>
    </style:style>
    <style:style style:name="P1" style:family="paragraph">
      <style:paragraph-properties style:font-independent-line-spacing="true"/>
      <style:text-properties fo:font-size="18pt"/>
    </style:style>
    <style:style style:name="P2" style:family="paragraph">
      <style:paragraph-properties fo:margin-top="0cm" fo:margin-bottom="0cm" fo:text-align="center" style:punctuation-wrap="simple"/>
      <style:text-properties fo:font-size="18pt"/>
    </style:style>
    <style:style style:name="P3" style:family="paragraph">
      <style:paragraph-properties fo:margin-top="0cm" fo:margin-bottom="0cm" fo:text-align="start" style:punctuation-wrap="simple"/>
      <style:text-properties fo:font-size="18pt"/>
    </style:style>
    <style:style style:name="P4" style:family="paragraph">
      <style:paragraph-properties fo:text-align="center"/>
      <style:text-properties fo:font-size="18pt"/>
    </style:style>
    <style:style style:name="P5" style:family="paragraph">
      <style:paragraph-properties fo:margin-top="0cm" fo:margin-bottom="0cm" fo:text-align="end" style:punctuation-wrap="simple"/>
      <style:text-properties fo:font-size="18pt"/>
    </style:style>
    <style:style style:name="P6" style:family="paragraph">
      <style:paragraph-properties fo:text-align="center" style:font-independent-line-spacing="true"/>
      <style:text-properties fo:font-size="18pt"/>
    </style:style>
    <style:style style:name="P7" style:family="paragraph">
      <style:paragraph-properties fo:margin-top="0.212cm" fo:margin-bottom="0cm" fo:text-align="center" style:punctuation-wrap="simple"/>
      <style:text-properties fo:font-size="18pt"/>
    </style:style>
    <style:style style:name="P8" style:family="paragraph">
      <style:paragraph-properties fo:margin-top="0.847cm" fo:margin-bottom="0cm" fo:text-align="center" style:punctuation-wrap="simple"/>
      <style:text-properties fo:font-size="18pt"/>
    </style:style>
    <style:style style:name="P9" style:family="paragraph">
      <style:paragraph-properties fo:margin-top="0cm" fo:margin-bottom="0cm" fo:text-align="start"/>
      <style:text-properties fo:font-size="18pt"/>
    </style:style>
    <style:style style:name="P10" style:family="paragraph">
      <style:paragraph-properties fo:margin-top="0cm" fo:margin-bottom="0cm" fo:text-align="center" style:punctuation-wrap="simple"/>
    </style:style>
    <style:style style:name="P11" style:family="paragraph">
      <style:paragraph-properties fo:margin-left="0cm" fo:margin-right="0cm" fo:margin-top="0.635cm" fo:margin-bottom="0cm" fo:text-align="justify" fo:text-indent="0cm" style:punctuation-wrap="simple"/>
    </style:style>
    <style:style style:name="P12" style:family="paragraph">
      <style:paragraph-properties fo:margin-left="0cm" fo:margin-right="0cm" fo:margin-top="0.635cm" fo:margin-bottom="0cm" fo:text-align="start" fo:text-indent="0cm" style:punctuation-wrap="simple"/>
    </style:style>
    <style:style style:name="P13"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P14" style:family="paragraph">
      <style:paragraph-properties fo:text-align="center" style:font-independent-line-spacing="true"/>
      <style:text-properties fo:font-size="18pt" style:font-size-asian="14pt" style:font-size-complex="14pt"/>
    </style:style>
    <style:style style:name="P15" style:family="paragraph">
      <style:paragraph-properties fo:text-align="end" style:font-independent-line-spacing="true"/>
      <style:text-properties fo:font-size="18pt" style:font-size-asian="14pt" style:font-size-complex="14pt"/>
    </style:style>
    <style:style style:name="P16" style:family="paragraph">
      <style:paragraph-properties fo:margin-top="0cm" fo:margin-bottom="0cm" fo:text-align="center"/>
      <style:text-properties fo:font-size="18pt"/>
    </style:style>
    <style:style style:name="P17" style:family="paragraph">
      <style:paragraph-properties fo:margin-top="0cm" fo:margin-bottom="0cm" fo:text-align="center" style:punctuation-wrap="hanging"/>
    </style:style>
    <style:style style:name="P18" style:family="paragraph">
      <style:paragraph-properties fo:margin-left="0cm" fo:margin-right="0cm" fo:margin-top="0.635cm" fo:margin-bottom="0cm" fo:text-align="justify" fo:text-indent="0cm" style:punctuation-wrap="hanging"/>
    </style:style>
    <style:style style:name="P19" style:family="paragraph">
      <style:paragraph-properties fo:margin-left="0cm" fo:margin-right="0cm" fo:margin-top="0.212cm" fo:margin-bottom="0cm" fo:text-align="justify" fo:text-indent="0cm" style:punctuation-wrap="hanging"/>
    </style:style>
    <style:style style:name="P20" style:family="paragraph">
      <style:paragraph-properties fo:margin-left="0cm" fo:margin-right="0cm" fo:margin-top="0.212cm" fo:margin-bottom="0cm" fo:text-align="start" fo:text-indent="0cm" style:punctuation-wrap="simple"/>
    </style:style>
    <style:style style:name="P21" style:family="paragraph">
      <style:paragraph-properties fo:margin-left="0cm" fo:margin-right="0cm" fo:margin-top="0.212cm" fo:margin-bottom="0cm" fo:text-align="justify" fo:text-indent="0cm" style:punctuation-wrap="simple"/>
    </style:style>
    <style:style style:name="P22" style:family="paragraph">
      <style:paragraph-properties fo:margin-left="0cm" fo:margin-right="0cm" fo:margin-top="0.564cm" fo:margin-bottom="0cm" fo:text-align="justify" fo:text-indent="0cm" style:punctuation-wrap="simple"/>
    </style:style>
    <style:style style:name="P23" style:family="paragraph">
      <style:paragraph-properties fo:margin-left="0cm" fo:margin-right="0cm" fo:margin-top="0.635cm" fo:margin-bottom="0cm" fo:text-align="start" fo:text-indent="0cm"/>
      <style:text-properties fo:font-size="18pt"/>
    </style:style>
    <style:style style:name="P24" style:family="paragraph">
      <style:paragraph-properties fo:margin-left="0cm" fo:margin-right="0cm" fo:margin-top="0.423cm" fo:margin-bottom="0cm" fo:text-align="justify" fo:text-indent="0cm" style:punctuation-wrap="hanging"/>
    </style:style>
    <style:style style:name="P25" style:family="paragraph">
      <style:paragraph-properties fo:margin-left="0cm" fo:margin-right="0cm" fo:margin-top="0.635cm" fo:margin-bottom="0cm" fo:text-align="justify" fo:text-indent="0cm"/>
      <style:text-properties fo:font-size="18pt"/>
    </style:style>
    <style:style style:name="P26" style:family="paragraph">
      <style:paragraph-properties fo:margin-left="0cm" fo:margin-right="0cm" fo:margin-top="0.212cm" fo:margin-bottom="0cm" fo:text-align="justify" fo:text-indent="0cm"/>
      <style:text-properties fo:font-size="18pt"/>
    </style:style>
    <style:style style:name="P27" style:family="paragraph">
      <style:paragraph-properties fo:margin-left="0cm" fo:margin-right="0cm" fo:margin-top="0.423cm" fo:margin-bottom="0cm" fo:text-align="justify" fo:text-indent="0cm"/>
      <style:text-properties fo:font-size="18pt"/>
    </style:style>
    <style:style style:name="P28" style:family="paragraph">
      <style:paragraph-properties fo:margin-left="0cm" fo:margin-right="0cm" fo:margin-top="0.338cm" fo:margin-bottom="0cm" fo:text-align="start" fo:text-indent="0cm" style:punctuation-wrap="hanging"/>
    </style:style>
    <style:style style:name="P29" style:family="paragraph">
      <style:paragraph-properties fo:margin-top="0cm" fo:margin-bottom="0cm" fo:text-align="justify"/>
      <style:text-properties fo:font-size="18pt"/>
    </style:style>
    <style:style style:name="P30" style:family="paragraph">
      <style:paragraph-properties fo:margin-left="0cm" fo:margin-right="0cm" fo:margin-top="0.212cm" fo:margin-bottom="0cm" fo:text-align="start" fo:text-indent="0cm"/>
      <style:text-properties fo:font-size="18pt"/>
    </style:style>
    <style:style style:name="P31" style:family="paragraph">
      <style:paragraph-properties fo:margin-top="0.212cm" fo:margin-bottom="0cm" fo:text-align="start"/>
      <style:text-properties fo:font-size="18pt"/>
    </style:style>
    <style:style style:name="P32" style:family="paragraph">
      <style:paragraph-properties fo:margin-left="0cm" fo:margin-right="0cm" fo:margin-top="0.254cm" fo:margin-bottom="0cm" fo:text-align="start" fo:text-indent="0cm"/>
      <style:text-properties fo:font-size="18pt"/>
    </style:style>
    <style:style style:name="P33" style:family="paragraph">
      <style:paragraph-properties fo:margin-left="0cm" fo:margin-right="0cm" fo:margin-top="0.423cm" fo:margin-bottom="0cm" fo:text-align="start" fo:text-indent="0cm"/>
      <style:text-properties fo:font-size="18pt"/>
    </style:style>
    <style:style style:name="P34" style:family="paragraph">
      <style:paragraph-properties fo:margin-left="0cm" fo:margin-right="0cm" fo:margin-top="0.127cm" fo:margin-bottom="0cm" fo:text-align="start" fo:text-indent="0cm"/>
      <style:text-properties fo:font-size="18pt"/>
    </style:style>
    <style:style style:name="P35" style:family="paragraph">
      <style:paragraph-properties fo:margin-left="0.159cm" fo:margin-right="0cm" fo:margin-top="0.212cm" fo:margin-bottom="0cm" fo:text-align="start" fo:text-indent="0cm"/>
      <style:text-properties fo:font-size="18pt"/>
    </style:style>
    <style:style style:name="P36" style:family="paragraph">
      <style:paragraph-properties fo:margin-left="0.159cm" fo:margin-right="0cm" fo:margin-top="0.635cm" fo:margin-bottom="0cm" fo:text-align="start" fo:text-indent="0cm"/>
      <style:text-properties fo:font-size="18pt"/>
    </style:style>
    <style:style style:name="P37" style:family="paragraph">
      <style:paragraph-properties fo:margin-left="0.953cm" fo:margin-right="0cm" fo:margin-top="0.254cm" fo:margin-bottom="0cm" fo:text-align="start" fo:text-indent="-0.952cm"/>
      <style:text-properties fo:font-size="18pt"/>
    </style:style>
    <style:style style:name="P38" style:family="paragraph">
      <style:paragraph-properties fo:margin-left="0.159cm" fo:margin-right="0cm" fo:margin-top="0.254cm" fo:margin-bottom="0cm" fo:text-align="start" fo:text-indent="0cm"/>
      <style:text-properties fo:font-size="18pt"/>
    </style:style>
    <style:style style:name="P39" style:family="paragraph">
      <style:paragraph-properties fo:margin-left="0cm" fo:margin-right="0cm" fo:margin-top="0cm" fo:margin-bottom="0cm" fo:line-height="100%" fo:text-align="center" fo:text-indent="0cm" style:punctuation-wrap="simple"/>
      <style:text-properties fo:font-size="18pt" fo:hyphenate="false"/>
    </style:style>
    <style:style style:name="P40" style:family="paragraph">
      <style:paragraph-properties fo:margin-left="0cm" fo:margin-right="0cm" fo:margin-top="0.635cm" fo:margin-bottom="0cm" fo:line-height="100%" fo:text-align="start" fo:text-indent="0cm" style:punctuation-wrap="simple"/>
      <style:text-properties fo:font-size="18pt" fo:hyphenate="false"/>
    </style:style>
    <style:style style:name="P41" style:family="paragraph">
      <style:paragraph-properties fo:margin-left="0cm" fo:margin-right="0cm" fo:margin-top="0.338cm" fo:margin-bottom="0cm" fo:text-align="start" fo:text-indent="0cm" style:punctuation-wrap="simple"/>
    </style:style>
    <style:style style:name="P42" style:family="paragraph">
      <style:paragraph-properties fo:margin-top="0cm" fo:margin-bottom="0cm" fo:text-align="justify" style:punctuation-wrap="simple"/>
      <style:text-properties fo:font-size="18pt"/>
    </style:style>
    <style:style style:name="P43" style:family="paragraph">
      <style:paragraph-properties fo:margin-left="0cm" fo:margin-right="0cm" fo:margin-top="0.212cm" fo:margin-bottom="0cm" fo:text-align="justify" fo:text-indent="0cm" style:punctuation-wrap="simple"/>
      <style:text-properties fo:font-size="18pt"/>
    </style:style>
    <style:style style:name="T1" style:family="text">
      <style:text-properties fo:color="#000000" style:text-line-through-style="none" fo:font-family="'Bookman Old Style'" style:font-family-generic="roman"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line-through-style="none" fo:font-family="'Bookman Old Style'" style:font-family-generic="roman"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color="#000000"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 style:family="text">
      <style:text-properties fo:color="#000000" style:text-line-through-style="none" fo:font-family="'Arial Black'" style:font-family-generic="swis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color="#000000" style:text-line-through-style="none" fo:font-family="'Arial Black'" style:font-family-generic="swiss"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7" style:family="text">
      <style:text-properties fo:color="#002060" style:text-line-through-style="none" fo:font-family="'Arial Black'"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8"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color="#000000" style:text-line-through-style="none" fo:font-family="Arial" fo:letter-spacing="normal" fo:font-style="normal" style:text-underline-style="none" fo:font-weight="bold" style:font-style-asian="normal" style:font-weight-asian="bold" style:font-style-complex="normal" style:font-weight-complex="bold"/>
    </style:style>
    <style:style style:name="T11" style:family="text">
      <style:text-properties fo:color="#002060" style:text-line-through-style="none" fo:font-family="'Arial Black'"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color="#000000" style:text-line-through-style="none" fo:font-family="Cambria" style:font-family-generic="roman"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color="#000000" style:text-line-through-style="none" fo:font-family="'Arial Blac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color="#002060" style:text-line-through-style="none" fo:font-family="'Arial Black'"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6"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0000"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20" style:family="text">
      <style:text-properties fo:color="#002060" style:text-line-through-style="none" fo:font-family="'Arial Black'"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1"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2" style:family="text">
      <style:text-properties fo:color="#000000" style:text-line-through-style="none" fo:font-family="Arial" fo:letter-spacing="normal" fo:font-style="normal" style:text-underline-style="none" fo:font-weight="normal" style:font-style-asian="normal" style:font-weight-asian="normal" style:font-style-complex="normal" style:font-weight-complex="normal"/>
    </style:style>
    <style:style style:name="T23" style:family="text">
      <style:text-properties fo:color="#002060" style:text-line-through-style="none" fo:font-family="'Arial Blac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4" style:family="text">
      <style:text-properties fo:color="#00000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5" style:family="text">
      <style:text-properties fo:color="#000000" style:text-line-through-style="none" fo:font-family="Arial"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fo:color="#002060" style:text-line-through-style="none" fo:font-family="Arial" fo:letter-spacing="normal" fo:font-style="normal" style:text-underline-style="none" fo:font-weight="normal" style:font-style-asian="normal" style:font-weight-asian="normal" style:font-style-complex="normal" style:font-weight-complex="normal"/>
    </style:style>
    <style:style style:name="T27"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28"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9" style:family="text">
      <style:text-properties fo:color="#002060"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0" style:family="text">
      <style:text-properties fo:color="#002060" style:text-line-through-style="none" fo:font-family="'Arial Black'"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1" style:family="text">
      <style:text-properties fo:color="#000000" style:text-line-through-style="none" fo:font-family="Aria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2" style:family="text">
      <style:text-properties fo:color="#000000" style:text-line-through-style="none" fo:font-family="Arial" fo:font-size="22pt" fo:letter-spacing="normal" fo:font-style="normal" style:text-underline-style="solid" style:text-underline-width="auto" style:text-underline-color="font-color" fo:font-weight="bold" style:font-size-asian="22pt" style:font-style-asian="normal" style:font-weight-asian="bold" style:font-size-complex="22pt" style:font-style-complex="normal" style:font-weight-complex="bold"/>
    </style:style>
    <style:style style:name="T33" style:family="text">
      <style:text-properties fo:color="#002060" style:text-line-through-style="none" fo:font-family="'Arial Black'" style:font-family-generic="swiss" fo:font-size="54pt" fo:letter-spacing="normal" fo:font-style="normal" style:text-underline-style="none" fo:font-weight="bold" style:font-size-asian="54pt" style:font-style-asian="normal" style:font-weight-asian="bold" style:font-size-complex="54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1.26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text:start-value="4">
        <style:list-level-properties text:space-before="0.001cm" text:min-label-width="1.26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4">
        <style:list-level-properties text:space-before="0.001cm" text:min-label-width="1.269cm"/>
        <style:text-properties style:use-window-font-color="true" fo:font-size="45%"/>
      </text:list-level-style-number>
      <text:list-level-style-bullet text:level="2" text:bullet-char="q">
        <style:list-level-properties text:space-before="1.112cm" text:min-label-width="1.269cm"/>
        <style:text-properties fo:font-family="Wingding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1" text:start-value="5">
        <style:list-level-properties text:space-before="0.001cm" text:min-label-width="1.269cm"/>
        <style:text-properties style:use-window-font-color="true" fo:font-size="45%"/>
      </text:list-level-style-number>
      <text:list-level-style-bullet text:level="2" text:bullet-char="q">
        <style:list-level-properties text:space-before="1.112cm" text:min-label-width="1.269cm"/>
        <style:text-properties fo:font-family="Wingding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q">
        <style:list-level-properties text:space-before="0.985cm" text:min-label-width="1.013cm"/>
        <style:text-properties fo:font-family="Wingding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q">
        <style:list-level-properties text:space-before="1.271cm" text:min-label-width="0.793cm"/>
        <style:text-properties fo:font-family="Wingding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75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57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64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643cm"/>
        <style:text-properties fo:font-family="Arial" style:font-family-generic="swiss" style:use-window-font-color="true" fo:font-size="45%"/>
      </text:list-level-style-bullet>
      <text:list-level-style-bullet text:level="2" text:bullet-char="•">
        <style:list-level-properties text:space-before="1.271cm" text:min-label-width="0.643cm"/>
        <style:text-properties fo:font-family="Arial" style:font-family-generic="swis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001cm" text:min-label-width="0.952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style:num-suffix="." text:bullet-char="•">
        <style:list-level-properties text:space-before="0.001cm" text:min-label-width="0.952cm"/>
        <style:text-properties fo:font-family="'Arial Black'"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5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q">
        <style:list-level-properties text:space-before="1.271cm" text:min-label-width="0.793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q">
        <style:list-level-properties text:space-before="1.271cm" text:min-label-width="0.793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1cm" text:min-label-width="0.643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1cm" text:min-label-width="1.269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1.269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952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543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style:text-properties fo:font-family="StarSymbol" style:use-window-font-color="true" fo:font-size="45%"/>
      </text:list-level-style-bullet>
      <text:list-level-style-bullet text:level="2" text:bullet-char="§">
        <style:list-level-properties text:space-before="0.813cm" text:min-label-width="1.304cm"/>
        <style:text-properties fo:font-family="Wingdings"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Rectangle 4" draw:style-name="gr1" draw:text-style-name="P1" draw:layer="layout" svg:width="5.599cm" svg:height="2.821cm" svg:x="4.665cm" svg:y="2.88cm">
          <text:p/>
          <draw:enhanced-geometry svg:viewBox="0 0 21600 21600" draw:type="rectangle" draw:enhanced-path="M 0 0 L 21600 0 21600 21600 0 21600 0 0 Z N"/>
        </draw:custom-shape>
        <draw:custom-shape draw:name="Rectangle 5" draw:style-name="gr1" draw:text-style-name="P1" draw:layer="layout" svg:width="5.599cm" svg:height="2.821cm" svg:x="4.665cm" svg:y="5.702cm">
          <text:p/>
          <draw:enhanced-geometry svg:viewBox="0 0 21600 21600" draw:type="rectangle" draw:enhanced-path="M 0 0 L 21600 0 21600 21600 0 21600 0 0 Z N"/>
        </draw:custom-shape>
        <draw:custom-shape draw:name="Rectangle 6" draw:style-name="gr1" draw:text-style-name="P1" draw:layer="layout" svg:width="11.217cm" svg:height="2.821cm" svg:x="10.266cm" svg:y="2.88cm">
          <text:p/>
          <draw:enhanced-geometry svg:viewBox="0 0 21600 21600" draw:type="rectangle" draw:enhanced-path="M 0 0 L 21600 0 21600 21600 0 21600 0 0 Z N"/>
        </draw:custom-shape>
        <draw:custom-shape draw:name="Rectangle 7" draw:style-name="gr1" draw:text-style-name="P1" draw:layer="layout" svg:width="11.217cm" svg:height="2.821cm" svg:x="10.266cm" svg:y="5.702cm">
          <text:p/>
          <draw:enhanced-geometry svg:viewBox="0 0 21600 21600" draw:type="rectangle" draw:enhanced-path="M 0 0 L 21600 0 21600 21600 0 21600 0 0 Z N"/>
        </draw:custom-shape>
        <draw:custom-shape draw:name="Text Box 8" draw:style-name="gr2" draw:text-style-name="P1" draw:layer="layout" svg:width="9.947cm" svg:height="2.792cm" svg:x="10.795cm" svg:y="3.418cm">
          <text:p text:style-name="P2"><text:span text:style-name="T1">EMERGENCY MEASURES RADIO GROUP</text:span></text:p>
          <draw:enhanced-geometry svg:viewBox="0 0 21600 21600" draw:type="rectangle" draw:enhanced-path="M 0 0 L 21600 0 21600 21600 0 21600 0 0 Z N"/>
        </draw:custom-shape>
        <draw:custom-shape draw:name="Text Box 9" draw:style-name="gr3" draw:text-style-name="P1" draw:layer="layout" svg:width="6.17cm" svg:height="1.098cm" svg:x="12.62cm" svg:y="6.584cm">
          <text:p text:style-name="P3"><text:span text:style-name="T1">OTTAWA ARES</text:span></text:p>
          <draw:enhanced-geometry svg:viewBox="0 0 21600 21600" draw:type="rectangle" draw:enhanced-path="M 0 0 L 21600 0 21600 21600 0 21600 0 0 Z N"/>
        </draw:custom-shape>
        <draw:custom-shape draw:name="Text Box 10" draw:style-name="gr3" draw:text-style-name="P1" draw:layer="layout" svg:width="11.424cm" svg:height="0.927cm" svg:x="7.287cm" svg:y="8.524cm">
          <text:p text:style-name="P3"><text:span text:style-name="T2">Two Names - One Group - One Purpose</text:span></text:p>
          <draw:enhanced-geometry svg:viewBox="0 0 21600 21600" draw:type="rectangle" draw:enhanced-path="M 0 0 L 21600 0 21600 21600 0 21600 0 0 Z N"/>
        </draw:custom-shape>
        <draw:frame draw:name="Picture 11" draw:style-name="gr4" draw:text-style-name="P4" draw:layer="layout" svg:width="3.611cm" svg:height="2.341cm" svg:x="5.702cm" svg:y="3.025cm">
          <draw:image xlink:href="Pictures/200000D8000011D900000B929649D27B.wmf" xlink:type="simple" xlink:show="embed" xlink:actuate="onLoad">
            <text:p/>
          </draw:image>
        </draw:frame>
        <draw:frame draw:name="Object 12" draw:style-name="gr5" draw:layer="layout" svg:width="2.327cm" svg:height="2.363cm" svg:x="6.35cm" svg:y="5.79cm">
          <draw:object-ole draw:class-id="00000000-0000-0000-0000-000000000000" xlink:href="./Obj100" xlink:type="simple" xlink:show="embed" xlink:actuate="onLoad"/>
          <draw:image xlink:href="./ObjectReplacements/Obj100" xlink:type="simple" xlink:show="embed" xlink:actuate="onLoad"/>
        </draw:frame>
        <draw:custom-shape draw:name="Text Box 13" draw:style-name="gr2" draw:text-style-name="P1" draw:layer="layout" svg:width="4.232cm" svg:height="0.843cm" svg:x="1.058cm" svg:y="0.878cm">
          <text:p text:style-name="P3"><text:span text:style-name="T3">EMRG-802</text:span></text:p>
          <draw:enhanced-geometry svg:viewBox="0 0 21600 21600" draw:type="rectangle" draw:enhanced-path="M 0 0 L 21600 0 21600 21600 0 21600 0 0 Z N"/>
        </draw:custom-shape>
        <draw:custom-shape draw:name="Text Box 14" draw:style-name="gr2" draw:text-style-name="P1" draw:layer="layout" svg:width="8.84cm" svg:height="0.843cm" svg:x="15.452cm" svg:y="0.878cm">
          <text:p text:style-name="P5"><text:span text:style-name="T3">Self Study Training Course</text:span></text:p>
          <draw:enhanced-geometry svg:viewBox="0 0 21600 21600" draw:type="rectangle" draw:enhanced-path="M 0 0 L 21600 0 21600 21600 0 21600 0 0 Z N"/>
        </draw:custom-shape>
        <draw:line draw:name="Line 15" draw:style-name="gr6" draw:text-style-name="P6" draw:layer="layout" svg:x1="1.058cm" svg:y1="2.116cm" svg:x2="24.293cm" svg:y2="2.116cm">
          <text:p/>
        </draw:line>
        <draw:custom-shape draw:name="Text Box 16" draw:style-name="gr2" draw:text-style-name="P1" draw:layer="layout" svg:width="23.234cm" svg:height="5.669cm" svg:x="1.058cm" svg:y="10.795cm">
          <text:p text:style-name="P7"><text:span text:style-name="T4">IMS For Amateur Radio</text:span></text:p>
          <text:p text:style-name="P8"><text:span text:style-name="T5">Understanding Emergency Response</text:span></text:p>
          <draw:enhanced-geometry svg:viewBox="0 0 21600 21600" draw:type="rectangle" draw:enhanced-path="M 0 0 L 21600 0 21600 21600 0 21600 0 0 Z N"/>
        </draw:custom-shape>
        <draw:custom-shape draw:name="Rectangle 20" draw:style-name="gr1" draw:text-style-name="P1" draw:layer="layout" svg:width="23.234cm" svg:height="0.877cm" svg:x="1.058cm" svg:y="17.573cm">
          <text:p/>
          <draw:enhanced-geometry svg:viewBox="0 0 21600 21600" draw:type="rectangle" draw:enhanced-path="M 0 0 L 21600 0 21600 21600 0 21600 0 0 Z N"/>
        </draw:custom-shape>
        <draw:custom-shape draw:name="Text Box 22" draw:style-name="gr3" draw:text-style-name="P1" draw:layer="layout" svg:width="8.084cm" svg:height="0.843cm" svg:x="1.066cm" svg:y="17.573cm">
          <text:p text:style-name="P9"><text:span text:style-name="T6">Date Of Last Change: <text:s/>2011-04-02</text:span></text:p>
          <draw:enhanced-geometry svg:viewBox="0 0 21600 21600" draw:type="rectangle" draw:enhanced-path="M 0 0 L 21600 0 21600 21600 0 21600 0 0 Z N"/>
        </draw:custom-shape>
        <draw:custom-shape draw:name="Text Box 24" draw:style-name="gr3" draw:text-style-name="P1" draw:layer="layout" svg:width="3.266cm" svg:height="0.843cm" svg:x="20.748cm" svg:y="17.604cm">
          <text:p text:style-name="P9"><text:span text:style-name="T6">Version: <text:s/>0.1</text:span></text:p>
          <draw:enhanced-geometry svg:viewBox="0 0 21600 21600" draw:type="rectangle" draw:enhanced-path="M 0 0 L 21600 0 21600 21600 0 21600 0 0 Z N"/>
        </draw:custom-shape>
        <draw:custom-shape draw:name="Text Box 22" draw:style-name="gr3" draw:text-style-name="P1" draw:layer="layout" svg:width="9.125cm" svg:height="0.843cm" svg:x="1.081cm" svg:y="16.717cm">
          <text:p text:style-name="P9"><text:span text:style-name="T6">Prepared By: Peter Gamble – VE3BQP</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Expanding Our Horizon" draw:style-name="dp1" draw:master-page-name="Default_20_1" presentation:presentation-page-layout-name="AL2T11">
        <draw:frame draw:name="Title 5" presentation:style-name="pr2" draw:text-style-name="P1" draw:layer="layout" svg:width="22.859cm" svg:height="2.199cm" svg:x="1.27cm" svg:y="0.763cm" presentation:class="title" presentation:user-transformed="true">
          <draw:text-box>
            <text:p text:style-name="P10"><text:span text:style-name="T7">Expanding Our Horizon</text:span></text:p>
          </draw:text-box>
        </draw:frame>
        <draw:frame draw:name="Content Placeholder 6" presentation:style-name="pr3" draw:text-style-name="P1" draw:layer="layout" svg:width="22.859cm" svg:height="13.334cm" svg:x="1.27cm" svg:y="4.233cm" presentation:class="outline" presentation:user-transformed="true">
          <draw:text-box>
            <text:p text:style-name="P11"><text:span text:style-name="T8">This section provides information to build a broader view of emergency response, in order to build a more comprehensive understanding, which is required to appreciate the flexibility and usefulness of the IMS.</text:span></text:p>
            <text:list text:style-name="L4">
              <text:list-item>
                <text:p text:style-name="P11"><text:span text:style-name="T9">Amateurs often assume the “Incident” will be the “Big One”, with an incident site, the EOC is activated, there is a declared state of emergency and communications systems are overwhelmed.</text:span></text:p>
              </text:list-item>
              <text:list-item>
                <text:p text:style-name="P11"><text:span text:style-name="T9">While waiting for the “Big One”, Amateurs overlook the value Amateur Radio can provide for smaller incidents. It is through these smaller incidents that Amateurs and clients build confidence, understanding, and lessons learned.</text:span></text:p>
              </text:list-item>
            </text:list>
            <text:p text:style-name="P11"><text:span text:style-name="T9"/></text:p>
            <text:p text:style-name="P12"><text:span text:style-name="T9"/></text:p>
          </draw:text-box>
        </draw:frame>
        <draw:frame draw:name="Footer Placeholder 3" presentation:style-name="pr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4" presentation:style-name="pr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2" presentation:class="page"/>
          <draw:frame presentation:style-name="pr5" draw:layer="layout" svg:width="17.271cm" svg:height="12.573cm" svg:x="2.159cm" svg:y="13.271cm" presentation:class="notes" presentation:placeholder="true">
            <draw:text-box/>
          </draw:frame>
        </presentation:notes>
      </draw:page>
      <draw:page draw:name="The Simple Model" draw:style-name="dp1" draw:master-page-name="Default_20_2" presentation:presentation-page-layout-name="AL3T3">
        <draw:frame draw:name="Title 6" presentation:style-name="pr6" draw:text-style-name="P1" draw:layer="layout" svg:width="22.859cm" svg:height="2.539cm" svg:x="1.27cm" svg:y="0.635cm" presentation:class="title" presentation:user-transformed="true">
          <draw:text-box>
            <text:p text:style-name="P10"><text:span text:style-name="T7">The Simple Model</text:span></text:p>
          </draw:text-box>
        </draw:frame>
        <draw:frame draw:name="Content Placeholder 14" presentation:style-name="pr7" draw:text-style-name="P1" draw:layer="layout" svg:width="16.932cm" svg:height="13.841cm" svg:x="7.197cm" svg:y="3.598cm" presentation:class="outline" presentation:user-transformed="true">
          <draw:text-box>
            <text:list text:style-name="L4">
              <text:list-item>
                <text:p text:style-name="P12"><text:span text:style-name="T9">Amateur radio operators typically refer to a simple model for Emergency Management where the Incident Commander <text:s/>(IC) is in charge, and is located either at an incident site, or in the EOC. Everything that happens is directed by the Incident Commander.</text:span></text:p>
              </text:list-item>
              <text:list-item>
                <text:p text:style-name="P12"><text:span text:style-name="T9">This view is accurate, so long as the emergency does not impact other Departments, institutions, agencies or levels of Government.</text:span></text:p>
              </text:list-item>
              <text:list-item>
                <text:p text:style-name="P12"><text:span text:style-name="T9">Amateurs assume that IMS would be applied by the Incident Commander (IC) at the EOC and everything else will report up to that IC.</text:span></text:p>
              </text:list-item>
              <text:list-item>
                <text:p text:style-name="P12"><text:span text:style-name="T9">This will rarely be the case in incidents where Amateur radio is involved.</text:span></text:p>
              </text:list-item>
            </text:list>
          </draw:text-box>
        </draw:frame>
        <draw:frame draw:name="Footer Placeholder 4" presentation:style-name="pr8"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5" presentation:style-name="pr8"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Isosceles Triangle 7" draw:style-name="gr8" draw:text-style-name="P1" draw:layer="layout" svg:width="4.709cm" svg:height="4.656cm" svg:x="1.27cm" svg:y="4.8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8" draw:style-name="gr9" draw:text-style-name="P1" draw:layer="layout" svg:width="2.486cm" svg:height="1.419cm" svg:x="2.381cm" svg:y="4.445cm">
          <text:p text:style-name="P16"><text:span text:style-name="T10">EOC</text:span></text:p>
          <draw:enhanced-geometry svg:viewBox="0 0 21600 21600" draw:type="rectangle" draw:enhanced-path="M 0 0 L 21600 0 21600 21600 0 21600 0 0 Z N"/>
        </draw:custom-shape>
        <draw:custom-shape draw:name="Isosceles Triangle 9" draw:style-name="gr8" draw:text-style-name="P1" draw:layer="layout" svg:width="4.709cm" svg:height="4.656cm" svg:x="1.605cm" svg:y="12.3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10" draw:style-name="gr10" draw:text-style-name="P1" draw:layer="layout" svg:width="3.121cm" svg:height="1.419cm" svg:x="2.381cm" svg:y="11.65cm">
          <text:p text:style-name="P16"><text:span text:style-name="T3">Incident Commander</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3" presentation:class="page"/>
          <draw:frame presentation:style-name="pr9" draw:layer="layout" svg:width="17.271cm" svg:height="12.573cm" svg:x="2.159cm" svg:y="13.271cm" presentation:class="notes" presentation:placeholder="true">
            <draw:text-box/>
          </draw:frame>
        </presentation:notes>
      </draw:page>
      <draw:page draw:name="Different Views of Incidents " draw:style-name="dp1" draw:master-page-name="Default_20_2" presentation:presentation-page-layout-name="AL3T3">
        <draw:frame draw:name="Title 5" presentation:style-name="pr6" draw:text-style-name="P1" draw:layer="layout" svg:width="22.859cm" svg:height="2.834cm" svg:x="1.27cm" svg:y="0.763cm" presentation:class="title" presentation:user-transformed="true">
          <draw:text-box>
            <text:p text:style-name="P17"><text:span text:style-name="T7">Different Views of Incidents </text:span></text:p>
          </draw:text-box>
        </draw:frame>
        <draw:frame draw:name="Content Placeholder 6" presentation:style-name="pr7" draw:text-style-name="P1" draw:layer="layout" svg:width="22.859cm" svg:height="12.911cm" svg:x="1.27cm" svg:y="4.657cm" presentation:class="outline" presentation:user-transformed="true">
          <draw:text-box>
            <text:list text:style-name="L6">
              <text:list-item>
                <text:p text:style-name="P18"><text:span text:style-name="T9">An Incident may start with one or more Incident Sites who identify that the situation requires additional resources, which prompts the EOC (Emergency Operations Centre) to be activated. The EOC supports the Incident Commanders (IC) at the Incident Sites.</text:span></text:p>
              </text:list-item>
              <text:list-item>
                <text:p text:style-name="P18"><text:span text:style-name="T9">An Incident may start with low impact over a wide area, and there may not be any Incident Sites, such as what happened in the Power Outage and the Ice Storm.</text:span></text:p>
              </text:list-item>
              <text:list-item>
                <text:p text:style-name="P18"><text:span text:style-name="T9">An Incident may not require the services of all departments, so a single department such as Public Health or Emergency Social Services may operate a command centre and manage the response without the EOC.</text:span></text:p>
              </text:list-item>
            </text:list>
          </draw:text-box>
        </draw:frame>
        <draw:frame draw:name="Footer Placeholder 3" presentation:style-name="pr8"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4" presentation:style-name="pr8"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4" presentation:class="page"/>
          <draw:frame presentation:style-name="pr9" draw:layer="layout" svg:width="17.271cm" svg:height="12.573cm" svg:x="2.159cm" svg:y="13.271cm" presentation:class="notes" presentation:placeholder="true">
            <draw:text-box/>
          </draw:frame>
        </presentation:notes>
      </draw:page>
      <draw:page draw:name="Different Views of Incidents&#10;continued " draw:style-name="dp1" draw:master-page-name="Default_20_2" presentation:presentation-page-layout-name="AL3T3">
        <draw:frame draw:name="Title 5" presentation:style-name="pr6" draw:text-style-name="P1" draw:layer="layout" svg:width="22.859cm" svg:height="2.834cm" svg:x="1.27cm" svg:y="0.763cm" presentation:class="title" presentation:user-transformed="true">
          <draw:text-box>
            <text:p text:style-name="P17"><text:span text:style-name="T7">Different Views of Incidents</text:span><text:span text:style-name="T7"><text:line-break/></text:span><text:span text:style-name="T11">continued </text:span></text:p>
          </draw:text-box>
        </draw:frame>
        <draw:frame draw:name="Content Placeholder 6" presentation:style-name="pr7" draw:text-style-name="P1" draw:layer="layout" svg:width="22.859cm" svg:height="13.122cm" svg:x="1.27cm" svg:y="4.445cm" presentation:class="outline" presentation:user-transformed="true">
          <draw:text-box>
            <text:list text:style-name="L7">
              <text:list-item>
                <text:p text:style-name="P18"><text:span text:style-name="T9">Depending on the situation, the Emergency Management Ontario (EMO) Provincial Emergency Operations Centre (PEOC) may be advised. </text:span></text:p>
              </text:list-item>
            </text:list>
            <text:list text:style-name="L8">
              <text:list-item>
                <text:list>
                  <text:list-item>
                    <text:p text:style-name="P19"><text:span text:style-name="T12">Notification of EMO depends on the size of the incident. For Example, evacuating a high rise apartment building that had a fire is not a Provincial Emergency, so not everything goes to the Provincial level.</text:span></text:p>
                  </text:list-item>
                </text:list>
              </text:list-item>
            </text:list>
            <text:list text:style-name="L9">
              <text:list-item>
                <text:p text:style-name="P18"><text:span text:style-name="T13">There may, or may not be a declared state of emergency. </text:span><text:span text:style-name="T9">The state of emergency is declared when local resources are overwhelmed, &amp;/or the special powers under a state of emergency are required.</text:span></text:p>
                <text:list>
                  <text:list-item>
                    <text:p text:style-name="P19"><text:span text:style-name="T12">Using the example above, evacuating a high rise apartment building that had a fire would not require a declared state of emergency.</text:span></text:p>
                  </text:list-item>
                  <text:list-item>
                    <text:p text:style-name="P19"><text:span text:style-name="T12">An incident that will overwhelm one Municipality, may be easily managed by another.</text:span></text:p>
                  </text:list-item>
                </text:list>
              </text:list-item>
            </text:list>
          </draw:text-box>
        </draw:frame>
        <draw:frame draw:name="Footer Placeholder 3" presentation:style-name="pr8"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4" presentation:style-name="pr8"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5" presentation:class="page"/>
          <draw:frame presentation:style-name="pr9" draw:layer="layout" svg:width="17.271cm" svg:height="12.573cm" svg:x="2.159cm" svg:y="13.271cm" presentation:class="notes" presentation:placeholder="true">
            <draw:text-box/>
          </draw:frame>
        </presentation:notes>
      </draw:page>
      <draw:page draw:name="Multiple EOCs" draw:style-name="dp1" draw:master-page-name="Default_20_2" presentation:presentation-page-layout-name="AL3T3">
        <draw:frame draw:name="Title 1" presentation:style-name="pr6" draw:text-style-name="P1" draw:layer="layout" svg:width="22.859cm" svg:height="3.174cm" svg:x="1.27cm" svg:y="0.763cm" presentation:class="title" presentation:user-transformed="true">
          <draw:text-box>
            <text:p text:style-name="P10"><text:span text:style-name="T14">Multiple EOCs</text:span></text:p>
          </draw:text-box>
        </draw:frame>
        <draw:frame draw:name="Content Placeholder 3" presentation:style-name="pr7" draw:text-style-name="P1" draw:layer="layout" svg:width="11.852cm" svg:height="13.629cm" svg:x="12.277cm" svg:y="3.938cm" presentation:class="outline" presentation:user-transformed="true">
          <draw:text-box>
            <text:list text:style-name="L4">
              <text:list-item>
                <text:p text:style-name="P12"><text:span text:style-name="T9">In reality, there will be many EOCs active in a large scale emergency.</text:span></text:p>
              </text:list-item>
              <text:list-item>
                <text:p text:style-name="P12"><text:span text:style-name="T9">The larger the incident, the more EOCs that will be activated.</text:span></text:p>
              </text:list-item>
              <text:list-item>
                <text:p text:style-name="P12"><text:span text:style-name="T9">While the Municipal EOC may coordinate most activity in their jurisdiction, and will coordinate with different institutions, many institutions are accountable to other levels of Government.</text:span></text:p>
              </text:list-item>
            </text:list>
            <text:list text:style-name="L10">
              <text:list-item>
                <text:p text:style-name="P20"><text:span text:style-name="T12">Hospitals in Ontario are accountable to the Ministry of Health (MOH).</text:span></text:p>
              </text:list-item>
            </text:list>
          </draw:text-box>
        </draw:frame>
        <draw:frame draw:name="Footer Placeholder 4" presentation:style-name="pr8"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5" presentation:style-name="pr8"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Isosceles Triangle 6" draw:style-name="gr8" draw:text-style-name="P1" draw:layer="layout" svg:width="4.021cm" svg:height="2.539cm" svg:x="2.064cm" svg:y="9.88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7" draw:style-name="gr9" draw:text-style-name="P1" draw:layer="layout" svg:width="2.804cm" svg:height="1.419cm" svg:x="2.699cm" svg:y="9.177cm">
          <text:p text:style-name="P16"><text:span text:style-name="T3">Municipal</text:span></text:p>
          <text:p text:style-name="P16"><text:span text:style-name="T3">EOC</text:span></text:p>
          <draw:enhanced-geometry svg:viewBox="0 0 21600 21600" draw:type="rectangle" draw:enhanced-path="M 0 0 L 21600 0 21600 21600 0 21600 0 0 Z N"/>
        </draw:custom-shape>
        <draw:custom-shape draw:name="Isosceles Triangle 8" draw:style-name="gr8" draw:text-style-name="P1" draw:layer="layout" svg:width="4.021cm" svg:height="2.539cm" svg:x="7.497cm" svg:y="9.88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9" draw:style-name="gr9" draw:text-style-name="P1" draw:layer="layout" svg:width="2.804cm" svg:height="1.419cm" svg:x="8.132cm" svg:y="9.177cm">
          <text:p text:style-name="P16"><text:span text:style-name="T3">Hospital</text:span></text:p>
          <text:p text:style-name="P16"><text:span text:style-name="T3">EOC</text:span></text:p>
          <draw:enhanced-geometry svg:viewBox="0 0 21600 21600" draw:type="rectangle" draw:enhanced-path="M 0 0 L 21600 0 21600 21600 0 21600 0 0 Z N"/>
        </draw:custom-shape>
        <draw:custom-shape draw:name="Isosceles Triangle 10" draw:style-name="gr8" draw:text-style-name="P1" draw:layer="layout" svg:width="4.021cm" svg:height="2.539cm" svg:x="2.064cm" svg:y="14.25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11" draw:style-name="gr9" draw:text-style-name="P1" draw:layer="layout" svg:width="2.804cm" svg:height="1.419cm" svg:x="2.699cm" svg:y="13.547cm">
          <text:p text:style-name="P16"><text:span text:style-name="T3">Airport</text:span></text:p>
          <text:p text:style-name="P16"><text:span text:style-name="T3">EOC</text:span></text:p>
          <draw:enhanced-geometry svg:viewBox="0 0 21600 21600" draw:type="rectangle" draw:enhanced-path="M 0 0 L 21600 0 21600 21600 0 21600 0 0 Z N"/>
        </draw:custom-shape>
        <draw:custom-shape draw:name="Isosceles Triangle 14" draw:style-name="gr8" draw:text-style-name="P1" draw:layer="layout" svg:width="4.021cm" svg:height="2.539cm" svg:x="7.62cm" svg:y="14.25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15" draw:style-name="gr9" draw:text-style-name="P1" draw:layer="layout" svg:width="2.804cm" svg:height="1.419cm" svg:x="8.255cm" svg:y="13.547cm">
          <text:p text:style-name="P16"><text:span text:style-name="T3">Business</text:span></text:p>
          <text:p text:style-name="P16"><text:span text:style-name="T3">EOC</text:span></text:p>
          <draw:enhanced-geometry svg:viewBox="0 0 21600 21600" draw:type="rectangle" draw:enhanced-path="M 0 0 L 21600 0 21600 21600 0 21600 0 0 Z N"/>
        </draw:custom-shape>
        <draw:custom-shape draw:name="Isosceles Triangle 16" draw:style-name="gr8" draw:text-style-name="P1" draw:layer="layout" svg:width="4.021cm" svg:height="2.539cm" svg:x="7.62cm" svg:y="5.15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17" draw:style-name="gr9" draw:text-style-name="P1" draw:layer="layout" svg:width="2.804cm" svg:height="1.419cm" svg:x="8.255cm" svg:y="4.445cm">
          <text:p text:style-name="P16"><text:span text:style-name="T3">Ministry</text:span></text:p>
          <text:p text:style-name="P16"><text:span text:style-name="T3">EOC</text:span></text:p>
          <draw:enhanced-geometry svg:viewBox="0 0 21600 21600" draw:type="rectangle" draw:enhanced-path="M 0 0 L 21600 0 21600 21600 0 21600 0 0 Z N"/>
        </draw:custom-shape>
        <draw:custom-shape draw:name="Isosceles Triangle 18" draw:style-name="gr8" draw:text-style-name="P1" draw:layer="layout" svg:width="4.021cm" svg:height="2.539cm" svg:x="2.187cm" svg:y="5.15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Rectangle 19" draw:style-name="gr11" draw:text-style-name="P1" draw:layer="layout" svg:width="2.804cm" svg:height="1.419cm" svg:x="2.822cm" svg:y="4.445cm">
          <text:p text:style-name="P16"><text:span text:style-name="T3">Provincial</text:span></text:p>
          <text:p text:style-name="P16"><text:span text:style-name="T3">EOC</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6" presentation:class="page"/>
          <draw:frame presentation:style-name="pr9" draw:layer="layout" svg:width="17.271cm" svg:height="12.573cm" svg:x="2.159cm" svg:y="13.271cm" presentation:class="notes" presentation:placeholder="true">
            <draw:text-box/>
          </draw:frame>
        </presentation:notes>
      </draw:page>
      <draw:page draw:name="Emergency Management Communications Support" draw:style-name="dp1" draw:master-page-name="Default_20_1" presentation:presentation-page-layout-name="AL2T11">
        <draw:frame draw:name="Title 6" presentation:style-name="pr2" draw:text-style-name="P1" draw:layer="layout" svg:width="22.859cm" svg:height="3.174cm" svg:x="1.27cm" svg:y="0.763cm" presentation:class="title" presentation:user-transformed="true">
          <draw:text-box>
            <text:p text:style-name="P10"><text:span text:style-name="T15">Emergency Management Communications Support</text:span></text:p>
          </draw:text-box>
        </draw:frame>
        <draw:frame draw:name="Content Placeholder 7" presentation:style-name="pr3" draw:text-style-name="P1" draw:layer="layout" svg:width="22.859cm" svg:height="13.122cm" svg:x="1.27cm" svg:y="4.445cm" presentation:class="outline" presentation:user-transformed="true">
          <draw:text-box>
            <text:list text:style-name="L4">
              <text:list-item>
                <text:p text:style-name="P11"><text:span text:style-name="T9">In many Municipalities, Emergency Management only exists in the EOC. There is no requirement to link multiple sites together with communications. </text:span></text:p>
              </text:list-item>
            </text:list>
            <text:list text:style-name="L11">
              <text:list-item>
                <text:list>
                  <text:list-item>
                    <text:p text:style-name="P21"><text:span text:style-name="T12">Incident Sites are managed by Public Safety agencies.</text:span></text:p>
                  </text:list-item>
                  <text:list-item>
                    <text:p text:style-name="P21"><text:span text:style-name="T12">County EOCs communicating with local Municipal EOCs would be an exception.</text:span></text:p>
                  </text:list-item>
                </text:list>
              </text:list-item>
              <text:list-item>
                <text:p text:style-name="P22"><text:span text:style-name="T9">Each agency within the Municipality has their own communications capability for communicating with their organization in the field and for communications from their command centre to the EOC. This may be there own radio system, telephones, or cell phones.</text:span></text:p>
              </text:list-item>
              <text:list-item>
                <text:p text:style-name="P22"><text:span text:style-name="T9">If communications into the EOC from other EOCs or Command Centres fails, Amateur Radio could be a solution, but this would typically be the exception.</text:span></text:p>
              </text:list-item>
            </text:list>
          </draw:text-box>
        </draw:frame>
        <draw:frame draw:name="Footer Placeholder 4" presentation:style-name="pr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5" presentation:style-name="pr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7" presentation:class="page"/>
          <draw:frame presentation:style-name="pr5" draw:layer="layout" svg:width="17.271cm" svg:height="12.573cm" svg:x="2.159cm" svg:y="13.271cm" presentation:class="notes" presentation:placeholder="true">
            <draw:text-box/>
          </draw:frame>
        </presentation:notes>
      </draw:page>
      <draw:page draw:name="Municipal EOC - Provincial EOC" draw:style-name="dp1" draw:master-page-name="Default_20_3" presentation:presentation-page-layout-name="AL4T19">
        <draw:frame draw:name="Title 1" presentation:style-name="pr10" draw:text-style-name="P1" draw:layer="layout" svg:width="22.859cm" svg:height="3.174cm" svg:x="1.27cm" svg:y="0.763cm" presentation:class="title" presentation:user-transformed="true">
          <draw:text-box>
            <text:p text:style-name="P17"><text:span text:style-name="T15">Municipal EOC - Provincial EOC</text:span></text:p>
          </draw:text-box>
        </draw:frame>
        <draw:frame draw:name="Footer Placeholder 2" presentation:style-name="pr11"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11"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TextBox 5" draw:style-name="gr2" draw:text-style-name="P1" draw:layer="layout" svg:width="22.859cm" svg:height="5.121cm" svg:x="1.27cm" svg:y="4.233cm">
          <text:list text:style-name="L12">
            <text:list-item>
              <text:p text:style-name="P23"><text:span text:style-name="T9">The local Municipal EOC (Emergency Operations Centre) and Provincial EOC exchange information during an incident.</text:span></text:p>
            </text:list-item>
            <text:list-item>
              <text:p text:style-name="P23"><text:span text:style-name="T9">In the event that all other forms of communication fail, Amateur radio could be used to relay information from the Municipal EOC to the Provincial EOC, through EMO ARES.</text:span></text:p>
            </text:list-item>
          </text:list>
          <draw:enhanced-geometry svg:viewBox="0 0 21600 21600" draw:type="rectangle" draw:enhanced-path="M 0 0 L 21600 0 21600 21600 0 21600 0 0 Z N"/>
        </draw:custom-shape>
        <draw:custom-shape draw:name="Rectangle 6" draw:style-name="gr9" draw:text-style-name="P1" draw:layer="layout" svg:width="3.059cm" svg:height="2.416cm" svg:x="4.141cm" svg:y="14.182cm">
          <text:p text:style-name="P16"><text:span text:style-name="T6">Local Municipal</text:span></text:p>
          <text:p text:style-name="P16"><text:span text:style-name="T3">EOC</text:span></text:p>
          <draw:enhanced-geometry svg:viewBox="0 0 21600 21600" draw:type="rectangle" draw:enhanced-path="M 0 0 L 21600 0 21600 21600 0 21600 0 0 Z N"/>
        </draw:custom-shape>
        <draw:custom-shape draw:name="Rectangle 7" draw:style-name="gr12" draw:text-style-name="P1" draw:layer="layout" svg:width="4.232cm" svg:height="1.56cm" svg:x="17.652cm" svg:y="14.182cm">
          <text:p text:style-name="P16"><text:span text:style-name="T16">Local ARES</text:span></text:p>
          <text:p text:style-name="P16"><text:span text:style-name="T17">Service Provider</text:span></text:p>
          <draw:enhanced-geometry svg:viewBox="0 0 21600 21600" draw:type="rectangle" draw:enhanced-path="M 0 0 L 21600 0 21600 21600 0 21600 0 0 Z N"/>
        </draw:custom-shape>
        <draw:connector draw:name="Elbow Connector 9" draw:style-name="gr13" draw:text-style-name="P4" draw:layer="layout" svg:x1="17.652cm" svg:y1="14.966cm" svg:x2="7.201cm" svg:y2="14.966cm" svg:d="m17652 14966h-10451">
          <text:p/>
        </draw:connector>
        <draw:custom-shape draw:name="Rectangle 10" draw:style-name="gr14" draw:text-style-name="P1" draw:layer="layout" svg:width="3.827cm" svg:height="1.913cm" svg:x="3.757cm" svg:y="10.451cm">
          <text:p text:style-name="P16"><text:span text:style-name="T10">PEOC</text:span></text:p>
          <text:p text:style-name="P16"><text:span text:style-name="T17">Provincial Emergency Operations Centre</text:span></text:p>
          <draw:enhanced-geometry svg:viewBox="0 0 21600 21600" draw:type="rectangle" draw:enhanced-path="M 0 0 L 21600 0 21600 21600 0 21600 0 0 Z N"/>
        </draw:custom-shape>
        <draw:custom-shape draw:name="Rectangle 11" draw:style-name="gr15" draw:text-style-name="P1" draw:layer="layout" svg:width="3.134cm" svg:height="1.913cm" svg:x="8.608cm" svg:y="10.451cm">
          <text:p text:style-name="P16"><text:span text:style-name="T3">EMO ARES</text:span></text:p>
          <text:p text:style-name="P16"><text:span text:style-name="T18">Amateur Radio </text:span><text:span text:style-name="T17">Service Provider</text:span></text:p>
          <draw:enhanced-geometry svg:viewBox="0 0 21600 21600" draw:type="rectangle" draw:enhanced-path="M 0 0 L 21600 0 21600 21600 0 21600 0 0 Z N"/>
        </draw:custom-shape>
        <draw:connector draw:name="Elbow Connector 12" draw:style-name="gr13" draw:text-style-name="P4" draw:layer="layout" svg:x1="8.607cm" svg:y1="11.412cm" svg:x2="7.584cm" svg:y2="11.407cm" svg:d="m8607 11412h-511v-5h-512">
          <text:p/>
        </draw:connector>
        <draw:connector draw:name="Elbow Connector 81" draw:style-name="gr16" draw:text-style-name="P4" draw:layer="layout" svg:x1="19.768cm" svg:y1="14.181cm" svg:x2="11.743cm" svg:y2="11.407cm" svg:d="m19768 14181h-4012v-2774h-4013">
          <text:p/>
        </draw:connector>
        <draw:connector draw:name="Elbow Connector 14" draw:style-name="gr17" draw:text-style-name="P4" draw:layer="layout" svg:x1="5.671cm" svg:y1="12.365cm" svg:x2="5.671cm" svg:y2="14.182cm" svg:d="m5671 12365v1817">
          <text:p/>
        </draw:connector>
        <draw:custom-shape draw:name="TextBox 15" draw:style-name="gr18" draw:text-style-name="P1" draw:layer="layout" svg:width="8.395cm" svg:height="2.619cm" svg:x="13.758cm" svg:y="10.369cm">
          <text:p text:style-name="P16"><text:span text:style-name="T6">Amateur radio communications between the City EOC and the PEOC if other communications fails, and if requested.</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8" presentation:class="page"/>
          <draw:frame presentation:style-name="pr12" draw:layer="layout" svg:width="17.271cm" svg:height="12.573cm" svg:x="2.159cm" svg:y="13.271cm" presentation:class="notes" presentation:placeholder="true">
            <draw:text-box/>
          </draw:frame>
        </presentation:notes>
      </draw:page>
      <draw:page draw:name="People Need Assistance" draw:style-name="dp1" draw:master-page-name="Default_20_2" presentation:presentation-page-layout-name="AL3T3">
        <draw:frame draw:name="Title 1" presentation:style-name="pr6" draw:text-style-name="P1" draw:layer="layout" svg:width="22.859cm" svg:height="2.398cm" svg:x="1.27cm" svg:y="0.763cm" presentation:class="title" presentation:user-transformed="true">
          <draw:text-box>
            <text:p text:style-name="P17"><text:span text:style-name="T7">People Need Assistance</text:span></text:p>
          </draw:text-box>
        </draw:frame>
        <draw:frame draw:name="Content Placeholder 2" presentation:style-name="pr7" draw:text-style-name="P1" draw:layer="layout" svg:width="16.518cm" svg:height="13.969cm" svg:x="1.27cm" svg:y="3.598cm" presentation:class="outline" presentation:user-transformed="true">
          <draw:text-box>
            <text:list text:style-name="L13">
              <text:list-item>
                <text:p text:style-name="P24"><text:span text:style-name="T9">If the situation impacts the general population, and support is required, Emergency Social Services (ESS) will be activated. </text:span></text:p>
              </text:list-item>
              <text:list-item>
                <text:p text:style-name="P24"><text:span text:style-name="T9">In Ottawa, ESS is a virtual organization made up of people from multiple City departments.</text:span></text:p>
              </text:list-item>
              <text:list-item>
                <text:p text:style-name="P24"><text:span text:style-name="T9">Some Municipalities have an MOU with the Red Cross to provide ESS, while some Provinces manage ESS at a Provincial level.</text:span></text:p>
              </text:list-item>
              <text:list-item>
                <text:p text:style-name="P24"><text:span text:style-name="T9">ESS in Ottawa has agreements with the Red Cross, Salvation Army and Ottawa ARES, for support services. </text:span></text:p>
              </text:list-item>
              <text:list-item>
                <text:p text:style-name="P24"><text:span text:style-name="T9">Ottawa ARES can be involved in several ways, providing service to ESS directly, &amp;/or providing service to the Red Cross and Salvation Army. </text:span></text:p>
              </text:list-item>
            </text:list>
            <text:p text:style-name="P24"><text:span text:style-name="T9"/></text:p>
          </draw:text-box>
        </draw:frame>
        <draw:frame draw:name="Footer Placeholder 4" presentation:style-name="pr8"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5" presentation:style-name="pr8"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Rectangle 11" draw:style-name="gr19" draw:text-style-name="P1" draw:layer="layout" svg:width="2.751cm" svg:height="1.838cm" svg:x="18.203cm" svg:y="6.562cm">
          <text:p text:style-name="P16"><text:span text:style-name="T3">ESS</text:span></text:p>
          <text:p text:style-name="P16"><text:span text:style-name="T19">Emergency Social Services</text:span></text:p>
          <draw:enhanced-geometry svg:viewBox="0 0 21600 21600" draw:type="rectangle" draw:enhanced-path="M 0 0 L 21600 0 21600 21600 0 21600 0 0 Z N"/>
        </draw:custom-shape>
        <draw:custom-shape draw:name="Rectangle 12" draw:style-name="gr20" draw:text-style-name="P1" draw:layer="layout" svg:width="3.368cm" svg:height="0.78cm" svg:x="20.144cm" svg:y="11.509cm">
          <text:p text:style-name="P16"><text:span text:style-name="T16">Red Cross</text:span></text:p>
          <draw:enhanced-geometry svg:viewBox="0 0 21600 21600" draw:type="rectangle" draw:enhanced-path="M 0 0 L 21600 0 21600 21600 0 21600 0 0 Z N"/>
        </draw:custom-shape>
        <draw:connector draw:name="Elbow Connector 51" draw:style-name="gr21" draw:text-style-name="P4" draw:layer="layout" svg:x1="20.143cm" svg:y1="11.899cm" svg:x2="19.579cm" svg:y2="8.4cm" svg:d="m20143 11899v-1749h-564v-1750">
          <text:p/>
        </draw:connector>
        <draw:custom-shape draw:name="Rectangle 16" draw:style-name="gr19" draw:text-style-name="P1" draw:layer="layout" svg:width="3.368cm" svg:height="0.806cm" svg:x="20.144cm" svg:y="9.909cm">
          <text:p text:style-name="P16"><text:span text:style-name="T16">Salvation Army</text:span></text:p>
          <draw:enhanced-geometry svg:viewBox="0 0 21600 21600" draw:type="rectangle" draw:enhanced-path="M 0 0 L 21600 0 21600 21600 0 21600 0 0 Z N"/>
        </draw:custom-shape>
        <draw:connector draw:name="Elbow Connector 51" draw:style-name="gr22" draw:text-style-name="P4" draw:layer="layout" svg:x1="20.143cm" svg:y1="10.312cm" svg:x2="19.579cm" svg:y2="8.4cm" svg:d="m20143 10312v-956h-564v-956">
          <text:p/>
        </draw:connector>
        <draw:custom-shape draw:name="Rectangle 20" draw:style-name="gr19" draw:text-style-name="P1" draw:layer="layout" svg:width="3.368cm" svg:height="1.119cm" svg:x="20.144cm" svg:y="12.925cm">
          <text:p text:style-name="P16"><text:span text:style-name="T16">EMRG–Ottawa ARES</text:span></text:p>
          <draw:enhanced-geometry svg:viewBox="0 0 21600 21600" draw:type="rectangle" draw:enhanced-path="M 0 0 L 21600 0 21600 21600 0 21600 0 0 Z N"/>
        </draw:custom-shape>
        <draw:connector draw:name="Elbow Connector 21" draw:style-name="gr23" draw:text-style-name="P4" draw:layer="layout" svg:x1="20.143cm" svg:y1="13.484cm" svg:x2="19.579cm" svg:y2="8.4cm" svg:d="m20143 13484v-2542h-564v-2542">
          <text:p/>
        </draw:connector>
        <presentation:notes draw:style-name="dp2">
          <draw:page-thumbnail draw:style-name="gr7" draw:layer="layout" svg:width="13.968cm" svg:height="10.476cm" svg:x="3.81cm" svg:y="2.123cm" draw:page-number="9" presentation:class="page"/>
          <draw:frame presentation:style-name="pr9" draw:layer="layout" svg:width="17.271cm" svg:height="12.573cm" svg:x="2.159cm" svg:y="13.271cm" presentation:class="notes" presentation:placeholder="true">
            <draw:text-box/>
          </draw:frame>
        </presentation:notes>
      </draw:page>
      <draw:page draw:name="Amateur Radio Support" draw:style-name="dp1" draw:master-page-name="Default_20_3" presentation:presentation-page-layout-name="AL4T19">
        <draw:frame draw:name="Footer Placeholder 4" presentation:style-name="pr11"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5" presentation:style-name="pr11"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Rectangle 7" draw:style-name="gr19" draw:text-style-name="P1" draw:layer="layout" svg:width="3.558cm" svg:height="2.129cm" svg:x="8.665cm" svg:y="8.806cm">
          <text:p text:style-name="P16"><text:span text:style-name="T3">ESS </text:span><text:span text:style-name="T19">(Emergency Social Services)</text:span></text:p>
          <text:p text:style-name="P16"><text:span text:style-name="T17">Internal Service Provider</text:span></text:p>
          <draw:enhanced-geometry svg:viewBox="0 0 21600 21600" draw:type="rectangle" draw:enhanced-path="M 0 0 L 21600 0 21600 21600 0 21600 0 0 Z N"/>
        </draw:custom-shape>
        <draw:custom-shape draw:name="Rectangle 8" draw:style-name="gr20" draw:text-style-name="P1" draw:layer="layout" svg:width="3.368cm" svg:height="1.569cm" svg:x="13.106cm" svg:y="12.938cm">
          <text:p text:style-name="P16"><text:span text:style-name="T16">Red Cross</text:span></text:p>
          <text:p text:style-name="P16"><text:span text:style-name="T17">External Service Provider</text:span></text:p>
          <draw:enhanced-geometry svg:viewBox="0 0 21600 21600" draw:type="rectangle" draw:enhanced-path="M 0 0 L 21600 0 21600 21600 0 21600 0 0 Z N"/>
        </draw:custom-shape>
        <draw:custom-shape draw:name="Rectangle 9" draw:style-name="gr20" draw:text-style-name="P1" draw:layer="layout" svg:width="2.31cm" svg:height="2.089cm" svg:x="4.573cm" svg:y="11.633cm">
          <text:p text:style-name="P16"><text:span text:style-name="T18">Incident Site(s)</text:span></text:p>
          <draw:enhanced-geometry svg:viewBox="0 0 21600 21600" draw:type="rectangle" draw:enhanced-path="M 0 0 L 21600 0 21600 21600 0 21600 0 0 Z N"/>
        </draw:custom-shape>
        <draw:custom-shape draw:name="Rectangle 10" draw:style-name="gr9" draw:text-style-name="P1" draw:layer="layout" svg:width="3.059cm" svg:height="2.416cm" svg:x="4.198cm" svg:y="7.863cm">
          <text:p text:style-name="P16"><text:span text:style-name="T10">EOC</text:span></text:p>
          <draw:enhanced-geometry svg:viewBox="0 0 21600 21600" draw:type="rectangle" draw:enhanced-path="M 0 0 L 21600 0 21600 21600 0 21600 0 0 Z N"/>
        </draw:custom-shape>
        <draw:custom-shape draw:name="Rectangle 11" draw:style-name="gr19" draw:text-style-name="P1" draw:layer="layout" svg:width="3.394cm" svg:height="1.564cm" svg:x="18.201cm" svg:y="8.806cm">
          <text:p text:style-name="P16"><text:span text:style-name="T16">Ottawa ARES</text:span></text:p>
          <text:p text:style-name="P16"><text:span text:style-name="T16"><text:s/></text:span><text:span text:style-name="T17">External Service Provider</text:span></text:p>
          <draw:enhanced-geometry svg:viewBox="0 0 21600 21600" draw:type="rectangle" draw:enhanced-path="M 0 0 L 21600 0 21600 21600 0 21600 0 0 Z N"/>
        </draw:custom-shape>
        <draw:connector draw:name="Elbow Connector 32" draw:style-name="gr24" draw:text-style-name="P4" draw:layer="layout" svg:x1="19.898cm" svg:y1="10.371cm" svg:x2="16.474cm" svg:y2="13.723cm" svg:d="m19898 10371h-1712v3352h-1712">
          <text:p/>
        </draw:connector>
        <draw:connector draw:name="Elbow Connector 13" draw:style-name="gr23" draw:text-style-name="P4" draw:layer="layout" svg:x1="18.201cm" svg:y1="9.588cm" svg:x2="12.223cm" svg:y2="9.871cm" svg:d="m18201 9588h-2989v283h-2989">
          <text:p/>
        </draw:connector>
        <draw:connector draw:name="Elbow Connector 14" draw:style-name="gr13" draw:text-style-name="P4" draw:layer="layout" svg:x1="19.898cm" svg:y1="8.806cm" svg:x2="7.258cm" svg:y2="8.205cm" svg:d="m19898 8806h-6320v-601h-6320">
          <text:p/>
        </draw:connector>
        <draw:connector draw:name="Elbow Connector 51" draw:style-name="gr21" draw:text-style-name="P4" draw:layer="layout" svg:x1="13.105cm" svg:y1="13.723cm" svg:x2="10.442cm" svg:y2="10.936cm" svg:d="m13105 13723v-1393h-2663v-1394">
          <text:p/>
        </draw:connector>
        <draw:custom-shape draw:name="Rectangle 16" draw:style-name="gr19" draw:text-style-name="P1" draw:layer="layout" svg:width="3.368cm" svg:height="1.617cm" svg:x="13.106cm" svg:y="10.755cm">
          <text:p text:style-name="P16"><text:span text:style-name="T16">Salvation Army</text:span></text:p>
          <text:p text:style-name="P16"><text:span text:style-name="T17">External Service Provider</text:span></text:p>
          <draw:enhanced-geometry svg:viewBox="0 0 21600 21600" draw:type="rectangle" draw:enhanced-path="M 0 0 L 21600 0 21600 21600 0 21600 0 0 Z N"/>
        </draw:custom-shape>
        <draw:connector draw:name="Elbow Connector 32" draw:style-name="gr24" draw:text-style-name="P4" draw:layer="layout" svg:x1="19.898cm" svg:y1="10.371cm" svg:x2="16.474cm" svg:y2="11.564cm" svg:d="m19898 10371h-1712v1193h-1712">
          <text:p/>
        </draw:connector>
        <draw:connector draw:name="Elbow Connector 51" draw:style-name="gr22" draw:text-style-name="P4" draw:layer="layout" svg:x1="13.105cm" svg:y1="11.562cm" svg:x2="10.442cm" svg:y2="10.936cm" svg:d="m13105 11562h-1331v-626h-1332">
          <text:p/>
        </draw:connector>
        <draw:connector draw:name="Elbow Connector 19" draw:style-name="gr13" draw:text-style-name="P4" draw:layer="layout" svg:x1="5.728cm" svg:y1="10.279cm" svg:x2="5.728cm" svg:y2="11.633cm" svg:d="m5728 10279v1354">
          <text:p/>
        </draw:connector>
        <draw:connector draw:name="Elbow Connector 20" draw:style-name="gr23" draw:text-style-name="P4" draw:layer="layout" svg:x1="8.665cm" svg:y1="9.868cm" svg:x2="7.258cm" svg:y2="9.07cm" svg:d="m8665 9868h-703v-798h-704">
          <text:p/>
        </draw:connector>
        <draw:custom-shape draw:name="TextBox 21" draw:style-name="gr25" draw:text-style-name="P1" draw:layer="layout" svg:width="6.898cm" svg:height="0.847cm" svg:x="10.442cm" svg:y="7.651cm">
          <text:p text:style-name="P16"><text:span text:style-name="T17">Status reports of all Amateur Radio Activity</text:span></text:p>
          <text:p text:style-name="P16"><text:span text:style-name="T17">Prioritization if required.</text:span></text:p>
          <draw:enhanced-geometry svg:viewBox="0 0 21600 21600" draw:type="rectangle" draw:enhanced-path="M 0 0 L 21600 0 21600 21600 0 21600 0 0 Z N"/>
        </draw:custom-shape>
        <draw:custom-shape draw:name="TextBox 22" draw:style-name="gr25" draw:text-style-name="P1" draw:layer="layout" svg:width="2.354cm" svg:height="0.847cm" svg:x="16.916cm" svg:y="11.135cm">
          <text:p text:style-name="P16"><text:span text:style-name="T17">Local Service Delivery.</text:span></text:p>
          <draw:enhanced-geometry svg:viewBox="0 0 21600 21600" draw:type="rectangle" draw:enhanced-path="M 0 0 L 21600 0 21600 21600 0 21600 0 0 Z N"/>
        </draw:custom-shape>
        <draw:custom-shape draw:name="TextBox 23" draw:style-name="gr25" draw:text-style-name="P1" draw:layer="layout" svg:width="2.354cm" svg:height="0.847cm" svg:x="16.916cm" svg:y="13.295cm">
          <text:p text:style-name="P16"><text:span text:style-name="T17">Local Service Delivery.</text:span></text:p>
          <draw:enhanced-geometry svg:viewBox="0 0 21600 21600" draw:type="rectangle" draw:enhanced-path="M 0 0 L 21600 0 21600 21600 0 21600 0 0 Z N"/>
        </draw:custom-shape>
        <draw:custom-shape draw:name="TextBox 24" draw:style-name="gr2" draw:text-style-name="P1" draw:layer="layout" svg:width="22.859cm" svg:height="3.851cm" svg:x="1.27cm" svg:y="3.175cm">
          <text:list text:style-name="L14">
            <text:list-item>
              <text:p text:style-name="P25"><text:span text:style-name="T9">ESS may ask the EOC to activate Ottawa ARES. Once activated to support ESS, ESS is the client, not Emergency Management, and Ottawa ARES answers to ESS. </text:span></text:p>
            </text:list-item>
          </text:list>
          <text:list text:style-name="L15">
            <text:list-item>
              <text:list>
                <text:list-item>
                  <text:p text:style-name="P26"><text:span text:style-name="T9">There is still status reporting from Ottawa ARES to the EOC.</text:span></text:p>
                </text:list-item>
              </text:list>
            </text:list-item>
          </text:list>
          <draw:enhanced-geometry svg:viewBox="0 0 21600 21600" draw:type="rectangle" draw:enhanced-path="M 0 0 L 21600 0 21600 21600 0 21600 0 0 Z N"/>
        </draw:custom-shape>
        <draw:frame draw:name="Title 1" presentation:style-name="pr10" draw:text-style-name="P1" draw:layer="layout" svg:width="22.859cm" svg:height="1.776cm" svg:x="1.27cm" svg:y="0.763cm" presentation:class="title" presentation:user-transformed="true">
          <draw:text-box>
            <text:p text:style-name="P17"><text:span text:style-name="T7">Amateur Radio Support</text:span></text:p>
          </draw:text-box>
        </draw:frame>
        <draw:custom-shape draw:name="TextBox 24" draw:style-name="gr2" draw:text-style-name="P1" draw:layer="layout" svg:width="22.859cm" svg:height="1.945cm" svg:x="1.27cm" svg:y="15.028cm">
          <text:list text:style-name="L14">
            <text:list-item>
              <text:p text:style-name="P27"><text:span text:style-name="T9">The Salvation Army and /or the Red Cross, may also request radio communications, to support their service delivery to ESS. </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0" presentation:class="page"/>
          <draw:frame presentation:style-name="pr12" draw:layer="layout" svg:width="17.271cm" svg:height="12.573cm" svg:x="2.159cm" svg:y="13.271cm" presentation:class="notes" presentation:placeholder="true">
            <draw:text-box/>
          </draw:frame>
        </presentation:notes>
      </draw:page>
      <draw:page draw:name="Potential Requirements Within&#10;The City of Ottawa" draw:style-name="dp1" draw:master-page-name="Default_20_3" presentation:presentation-page-layout-name="AL4T19">
        <draw:frame draw:name="Footer Placeholder 2" presentation:style-name="pr11"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11"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frame draw:name="Title 5" presentation:style-name="pr10" draw:text-style-name="P1" draw:layer="layout" svg:width="22.859cm" svg:height="3.174cm" svg:x="1.27cm" svg:y="0.423cm" presentation:class="title" presentation:user-transformed="true">
          <draw:text-box>
            <text:p text:style-name="P17"><text:span text:style-name="T20">Potential Requirements Within</text:span><text:span text:style-name="T20"><text:line-break/></text:span><text:span text:style-name="T20">The City of Ottawa</text:span></text:p>
          </draw:text-box>
        </draw:frame>
        <draw:custom-shape draw:name="TextBox 30" draw:style-name="gr2" draw:text-style-name="P1" draw:layer="layout" svg:width="22.978cm" svg:height="1.945cm" svg:x="1.151cm" svg:y="4.022cm">
          <text:p text:style-name="P9"><text:span text:style-name="T9">The Orange triangles show each of the individual support relationships and points of <text:s/>accountability for Ottawa ARES within the City of Ottawa. </text:span></text:p>
          <draw:enhanced-geometry svg:viewBox="0 0 21600 21600" draw:type="rectangle" draw:enhanced-path="M 0 0 L 21600 0 21600 21600 0 21600 0 0 Z N"/>
        </draw:custom-shape>
        <draw:custom-shape draw:name="Rectangle 37" draw:style-name="gr26" draw:text-style-name="P1" draw:layer="layout" svg:width="18.599cm" svg:height="10.185cm" svg:x="3.413cm" svg:y="6.403cm">
          <text:p/>
          <draw:enhanced-geometry svg:viewBox="0 0 21600 21600" draw:type="rectangle" draw:enhanced-path="M 0 0 L 21600 0 21600 21600 0 21600 0 0 Z N"/>
        </draw:custom-shape>
        <draw:custom-shape draw:name="Rectangle 38" draw:style-name="gr19" draw:text-style-name="P1" draw:layer="layout" svg:width="3.562cm" svg:height="1.864cm" svg:x="8.493cm" svg:y="7.933cm">
          <text:p text:style-name="P16"><text:span text:style-name="T19">ESS (Emergency Social Services)</text:span></text:p>
          <text:p text:style-name="P16"><text:span text:style-name="T17">Internal Service Provider</text:span></text:p>
          <draw:enhanced-geometry svg:viewBox="0 0 21600 21600" draw:type="rectangle" draw:enhanced-path="M 0 0 L 21600 0 21600 21600 0 21600 0 0 Z N"/>
        </draw:custom-shape>
        <draw:custom-shape draw:name="Rectangle 39" draw:style-name="gr19" draw:text-style-name="P1" draw:layer="layout" svg:width="2.627cm" svg:height="1.075cm" svg:x="11.245cm" svg:y="13.644cm">
          <text:p text:style-name="P16"><text:span text:style-name="T19">Hospitals</text:span></text:p>
          <text:p text:style-name="P16"><text:span text:style-name="T17">(Includes OPH)</text:span></text:p>
          <draw:enhanced-geometry svg:viewBox="0 0 21600 21600" draw:type="rectangle" draw:enhanced-path="M 0 0 L 21600 0 21600 21600 0 21600 0 0 Z N"/>
        </draw:custom-shape>
        <draw:custom-shape draw:name="Rectangle 40" draw:style-name="gr27" draw:text-style-name="P1" draw:layer="layout" svg:width="2.993cm" svg:height="1.322cm" svg:x="12.938cm" svg:y="11.642cm">
          <text:p text:style-name="P16"><text:span text:style-name="T19">Red Cross</text:span></text:p>
          <text:p text:style-name="P16"><text:span text:style-name="T17">External Service Provider</text:span></text:p>
          <draw:enhanced-geometry svg:viewBox="0 0 21600 21600" draw:type="rectangle" draw:enhanced-path="M 0 0 L 21600 0 21600 21600 0 21600 0 0 Z N"/>
        </draw:custom-shape>
        <draw:custom-shape draw:name="Rectangle 41" draw:style-name="gr20" draw:text-style-name="P1" draw:layer="layout" svg:width="1.904cm" svg:height="1.335cm" svg:x="4.608cm" svg:y="10.566cm">
          <text:p text:style-name="P16"><text:span text:style-name="T17">Incident Site(s)</text:span></text:p>
          <draw:enhanced-geometry svg:viewBox="0 0 21600 21600" draw:type="rectangle" draw:enhanced-path="M 0 0 L 21600 0 21600 21600 0 21600 0 0 Z N"/>
        </draw:custom-shape>
        <draw:custom-shape draw:name="Rectangle 42" draw:style-name="gr14" draw:text-style-name="P1" draw:layer="layout" svg:width="3.059cm" svg:height="2.173cm" svg:x="4.026cm" svg:y="6.857cm">
          <text:p text:style-name="P16"><text:span text:style-name="T21">EOC</text:span></text:p>
          <text:p text:style-name="P16"><text:span text:style-name="T17">City of Ottawa Emergency Operations Centre</text:span></text:p>
          <draw:enhanced-geometry svg:viewBox="0 0 21600 21600" draw:type="rectangle" draw:enhanced-path="M 0 0 L 21600 0 21600 21600 0 21600 0 0 Z N"/>
        </draw:custom-shape>
        <draw:custom-shape draw:name="Rectangle 43" draw:style-name="gr27" draw:text-style-name="P1" draw:layer="layout" svg:width="3.359cm" svg:height="1.463cm" svg:x="18.142cm" svg:y="7.514cm">
          <text:p text:style-name="P16"><text:span text:style-name="T19">Ottawa ARES </text:span><text:span text:style-name="T17">External Service Provider</text:span></text:p>
          <draw:enhanced-geometry svg:viewBox="0 0 21600 21600" draw:type="rectangle" draw:enhanced-path="M 0 0 L 21600 0 21600 21600 0 21600 0 0 Z N"/>
        </draw:custom-shape>
        <draw:connector draw:name="Elbow Connector 32" draw:style-name="gr24" draw:text-style-name="P4" draw:layer="layout" svg:x1="19.821cm" svg:y1="8.978cm" svg:x2="15.932cm" svg:y2="12.303cm" svg:d="m19821 8978h-1944v3325h-1945">
          <text:p/>
        </draw:connector>
        <draw:connector draw:name="Elbow Connector 45" draw:style-name="gr23" draw:text-style-name="P4" draw:layer="layout" svg:x1="18.141cm" svg:y1="8.246cm" svg:x2="12.056cm" svg:y2="8.865cm" svg:d="m18141 8246h-3042v619h-3043">
          <text:p/>
        </draw:connector>
        <draw:connector draw:name="Elbow Connector 46" draw:style-name="gr13" draw:text-style-name="P4" draw:layer="layout" svg:x1="19.821cm" svg:y1="7.514cm" svg:x2="7.086cm" svg:y2="7.201cm" svg:d="m19821 7514h-6367v-313h-6368">
          <text:p/>
        </draw:connector>
        <draw:connector draw:name="Elbow Connector 51" draw:style-name="gr21" draw:text-style-name="P4" draw:layer="layout" svg:x1="12.938cm" svg:y1="12.303cm" svg:x2="10.274cm" svg:y2="9.798cm" svg:d="m12938 12303h-1332v-2505h-1332">
          <text:p/>
        </draw:connector>
        <draw:connector draw:name="Elbow Connector 51" draw:style-name="gr21" draw:text-style-name="P4" draw:layer="layout" svg:x1="14.437cm" svg:y1="12.964cm" svg:x2="13.872cm" svg:y2="13.97cm" svg:d="m14437 12964v503h-565v503">
          <text:p/>
        </draw:connector>
        <draw:custom-shape draw:name="Rectangle 49" draw:style-name="gr19" draw:text-style-name="P1" draw:layer="layout" svg:width="2.962cm" svg:height="1.388cm" svg:x="12.938cm" svg:y="9.525cm">
          <text:p text:style-name="P16"><text:span text:style-name="T19">Salvation Army</text:span></text:p>
          <text:p text:style-name="P16"><text:span text:style-name="T17">External Service Provider</text:span></text:p>
          <draw:enhanced-geometry svg:viewBox="0 0 21600 21600" draw:type="rectangle" draw:enhanced-path="M 0 0 L 21600 0 21600 21600 0 21600 0 0 Z N"/>
        </draw:custom-shape>
        <draw:connector draw:name="Elbow Connector 32" draw:style-name="gr24" draw:text-style-name="P4" draw:layer="layout" svg:x1="19.821cm" svg:y1="8.978cm" svg:x2="15.901cm" svg:y2="10.219cm" svg:d="m19821 8978h-1960v1241h-1960">
          <text:p/>
        </draw:connector>
        <draw:connector draw:name="Elbow Connector 51" draw:style-name="gr22" draw:text-style-name="P4" draw:layer="layout" svg:x1="12.938cm" svg:y1="10.221cm" svg:x2="10.274cm" svg:y2="9.798cm" svg:d="m12938 10221h-1332v-423h-1332">
          <text:p/>
        </draw:connector>
        <draw:connector draw:name="Elbow Connector 52" draw:style-name="gr13" draw:text-style-name="P4" draw:layer="layout" svg:x1="5.556cm" svg:y1="9.031cm" svg:x2="5.56cm" svg:y2="10.565cm" svg:d="m5556 9031v767h4v767">
          <text:p/>
        </draw:connector>
        <draw:connector draw:name="Elbow Connector 53" draw:style-name="gr23" draw:text-style-name="P4" draw:layer="layout" svg:x1="8.493cm" svg:y1="8.863cm" svg:x2="7.086cm" svg:y2="7.946cm" svg:d="m8493 8863h-703v-917h-704">
          <text:p/>
        </draw:connector>
        <draw:custom-shape draw:name="Rectangle 54" draw:style-name="gr19" draw:text-style-name="P1" draw:layer="layout" svg:width="5.798cm" svg:height="0.652cm" svg:x="8.074cm" svg:y="15.465cm">
          <text:p text:style-name="P16"><text:span text:style-name="T19">Police, Fire, Paramedics</text:span></text:p>
          <draw:enhanced-geometry svg:viewBox="0 0 21600 21600" draw:type="rectangle" draw:enhanced-path="M 0 0 L 21600 0 21600 21600 0 21600 0 0 Z N"/>
        </draw:custom-shape>
        <draw:connector draw:name="Elbow Connector 39" draw:style-name="gr24" draw:text-style-name="P4" draw:layer="layout" svg:x1="19.821cm" svg:y1="8.978cm" svg:x2="13.872cm" svg:y2="15.791cm" svg:d="m19821 8978v3407h-5949v3406">
          <text:p/>
        </draw:connector>
        <draw:custom-shape draw:name="TextBox 159" draw:style-name="gr28" draw:text-style-name="P1" draw:layer="layout" svg:width="5.264cm" svg:height="1.52cm" svg:x="15.055cm" svg:y="14.859cm">
          <text:p text:style-name="P16"><text:span text:style-name="T17">No Planned Support</text:span></text:p>
          <text:p text:style-name="P16"><text:span text:style-name="T17">“</text:span><text:span text:style-name="T17">Best Effort” Adhoc Solutions At The Time, If Requested</text:span></text:p>
          <draw:enhanced-geometry svg:viewBox="0 0 21600 21600" draw:type="rectangle" draw:enhanced-path="M 0 0 L 21600 0 21600 21600 0 21600 0 0 Z N"/>
        </draw:custom-shape>
        <draw:connector draw:name="Elbow Connector 57" draw:style-name="gr24" draw:text-style-name="P4" draw:layer="layout" svg:x1="19.821cm" svg:y1="8.978cm" svg:x2="14.247cm" svg:y2="14.51cm" svg:d="m19821 8978h-2787v5532h-2787">
          <text:p/>
        </draw:connector>
        <draw:custom-shape draw:name="TextBox 58" draw:style-name="gr29" draw:text-style-name="P1" draw:layer="layout" svg:width="3.377cm" svg:height="0.508cm" svg:x="3.709cm" svg:y="16.333cm">
          <text:p text:style-name="P16"><text:span text:style-name="T16">City of Ottawa</text:span></text:p>
          <draw:enhanced-geometry svg:viewBox="0 0 21600 21600" draw:type="rectangle" draw:enhanced-path="M 0 0 L 21600 0 21600 21600 0 21600 0 0 Z N"/>
        </draw:custom-shape>
        <draw:custom-shape draw:name="TextBox 255" draw:style-name="gr25" draw:text-style-name="P1" draw:layer="layout" svg:width="6.922cm" svg:height="0.847cm" svg:x="10.037cm" svg:y="6.659cm">
          <text:p text:style-name="P16"><text:span text:style-name="T17">Status reports of all Amateur Radio Activity</text:span></text:p>
          <text:p text:style-name="P16"><text:span text:style-name="T17">Prioritization if required.</text:span></text:p>
          <draw:enhanced-geometry svg:viewBox="0 0 21600 21600" draw:type="rectangle" draw:enhanced-path="M 0 0 L 21600 0 21600 21600 0 21600 0 0 Z N"/>
        </draw:custom-shape>
        <draw:custom-shape draw:name="TextBox 331" draw:style-name="gr25" draw:text-style-name="P1" draw:layer="layout" svg:width="1.3cm" svg:height="1.27cm" svg:x="17.171cm" svg:y="9.581cm">
          <text:p text:style-name="P16"><text:span text:style-name="T17">Local Service Delivery</text:span></text:p>
          <draw:enhanced-geometry svg:viewBox="0 0 21600 21600" draw:type="rectangle" draw:enhanced-path="M 0 0 L 21600 0 21600 21600 0 21600 0 0 Z N"/>
        </draw:custom-shape>
        <draw:custom-shape draw:name="TextBox 332" draw:style-name="gr25" draw:text-style-name="P1" draw:layer="layout" svg:width="1.723cm" svg:height="1.693cm" svg:x="16.96cm" svg:y="11.448cm">
          <text:p text:style-name="P16"><text:span text:style-name="T17">Local or Mutual Aid Service Delivery.</text:span></text:p>
          <draw:enhanced-geometry svg:viewBox="0 0 21600 21600" draw:type="rectangle" draw:enhanced-path="M 0 0 L 21600 0 21600 21600 0 21600 0 0 Z N"/>
        </draw:custom-shape>
        <draw:custom-shape draw:name="Isosceles Triangle 62" draw:style-name="gr30" draw:text-style-name="P1" draw:layer="layout" svg:width="0.321cm" svg:height="0.374cm" draw:transform="rotate (1.5707963267946) translate (12.03cm 9.03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3" draw:style-name="gr30" draw:text-style-name="P1" draw:layer="layout" svg:width="0.321cm" svg:height="0.374cm" draw:transform="rotate (1.5707963267946) translate (7.086cm 7.36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4" draw:style-name="gr30" draw:text-style-name="P1" draw:layer="layout" svg:width="0.325cm" svg:height="0.374cm" draw:transform="rotate (1.5707963267946) translate (15.932cm 10.3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5" draw:style-name="gr30" draw:text-style-name="P1" draw:layer="layout" svg:width="0.325cm" svg:height="0.374cm" draw:transform="rotate (1.5707963267946) translate (15.932cm 12.46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6" draw:style-name="gr30" draw:text-style-name="P1" draw:layer="layout" svg:width="0.321cm" svg:height="0.374cm" draw:transform="rotate (1.5707963267946) translate (13.873cm 14.67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67" draw:style-name="gr30" draw:text-style-name="P1" draw:layer="layout" svg:width="0.325cm" svg:height="0.374cm" draw:transform="rotate (1.5707963267946) translate (13.873cm 15.95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7" draw:layer="layout" svg:width="13.968cm" svg:height="10.476cm" svg:x="3.81cm" svg:y="2.123cm" draw:page-number="11" presentation:class="page"/>
          <draw:frame presentation:style-name="pr12" draw:layer="layout" svg:width="17.271cm" svg:height="12.573cm" svg:x="2.159cm" svg:y="13.271cm" presentation:class="notes" presentation:placeholder="true">
            <draw:text-box/>
          </draw:frame>
        </presentation:notes>
      </draw:page>
      <draw:page draw:name="Outside The City of Ottawa" draw:style-name="dp1" draw:master-page-name="Default_20_1" presentation:presentation-page-layout-name="AL2T11">
        <draw:frame draw:name="Content Placeholder 15" presentation:style-name="pr3" draw:text-style-name="P1" draw:layer="layout" svg:width="22.859cm" svg:height="6.561cm" svg:x="1.27cm" svg:y="3.387cm" presentation:class="outline" presentation:user-transformed="true">
          <draw:text-box>
            <text:p text:style-name="P28"><text:span text:style-name="T9">There are 3 scenarios where Ottawa ARES may be involved with radio communication outside Ottawa;</text:span></text:p>
            <text:list text:style-name="L16">
              <text:list-item>
                <text:p text:style-name="P28"><text:span text:style-name="T12">Requesting Mutual Aid from neighbouring ARES groups, or offers of assistance from out of town Amateurs.</text:span></text:p>
              </text:list-item>
              <text:list-item>
                <text:p text:style-name="P28"><text:span text:style-name="T12">Providing Mutual Aid to a neighbouring ARES Group.</text:span></text:p>
              </text:list-item>
              <text:list-item>
                <text:p text:style-name="P28"><text:span text:style-name="T12">Providing radio communications for the Ottawa Red Cross office, to support Red Cross efforts outside Ottawa. </text:span></text:p>
              </text:list-item>
            </text:list>
            <text:p text:style-name="P28"><text:span text:style-name="T12"/></text:p>
          </draw:text-box>
        </draw:frame>
        <draw:frame draw:name="Footer Placeholder 2" presentation:style-name="pr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Rectangle 107" draw:style-name="gr20" draw:text-style-name="P1" draw:layer="layout" svg:width="3.368cm" svg:height="1.564cm" svg:x="12.343cm" svg:y="13.999cm">
          <text:p text:style-name="P16"><text:span text:style-name="T16">Red Cross</text:span></text:p>
          <text:p text:style-name="P16"><text:span text:style-name="T17">External Service Provider</text:span></text:p>
          <draw:enhanced-geometry svg:viewBox="0 0 21600 21600" draw:type="rectangle" draw:enhanced-path="M 0 0 L 21600 0 21600 21600 0 21600 0 0 Z N"/>
        </draw:custom-shape>
        <draw:custom-shape draw:name="Rectangle 16" draw:style-name="gr12" draw:text-style-name="P1" draw:layer="layout" svg:width="3.386cm" svg:height="1.56cm" svg:x="16.087cm" svg:y="10.469cm">
          <text:p text:style-name="P16"><text:span text:style-name="T16">Ottawa ARES </text:span></text:p>
          <text:p text:style-name="P16"><text:span text:style-name="T17">External Service Provider</text:span></text:p>
          <draw:enhanced-geometry svg:viewBox="0 0 21600 21600" draw:type="rectangle" draw:enhanced-path="M 0 0 L 21600 0 21600 21600 0 21600 0 0 Z N"/>
        </draw:custom-shape>
        <draw:custom-shape draw:name="Rectangle 17" draw:style-name="gr15" draw:text-style-name="P1" draw:layer="layout" svg:width="3.597cm" svg:height="1.564cm" svg:x="20.532cm" svg:y="10.469cm">
          <text:p text:style-name="P16"><text:span text:style-name="T18">Amateur Radio </text:span><text:span text:style-name="T17">Mutual Aid,</text:span></text:p>
          <text:p text:style-name="P16"><text:span text:style-name="T17">Clubs &amp; Volunteers</text:span></text:p>
          <draw:enhanced-geometry svg:viewBox="0 0 21600 21600" draw:type="rectangle" draw:enhanced-path="M 0 0 L 21600 0 21600 21600 0 21600 0 0 Z N"/>
        </draw:custom-shape>
        <draw:connector draw:name="Straight Arrow Connector 18" draw:style-name="gr31" draw:text-style-name="P4" draw:layer="layout" draw:type="line" svg:x1="19.473cm" svg:y1="11.249cm" svg:x2="20.531cm" svg:y2="11.251cm" svg:d="m19473 11249 1058 2">
          <text:p/>
        </draw:connector>
        <draw:connector draw:name="Elbow Connector 32" draw:style-name="gr24" draw:text-style-name="P4" draw:layer="layout" svg:x1="17.78cm" svg:y1="12.029cm" svg:x2="15.711cm" svg:y2="14.781cm" svg:d="m17780 12029v1376h-2069v1376">
          <text:p/>
        </draw:connector>
        <draw:custom-shape draw:name="Rectangle 135" draw:style-name="gr15" draw:text-style-name="P1" draw:layer="layout" svg:width="2.539cm" svg:height="1.137cm" svg:x="20.849cm" svg:y="12.863cm">
          <text:p text:style-name="P16"><text:span text:style-name="T18">ARES</text:span></text:p>
          <text:p text:style-name="P16"><text:span text:style-name="T17">Mutual Aid</text:span></text:p>
          <draw:enhanced-geometry svg:viewBox="0 0 21600 21600" draw:type="rectangle" draw:enhanced-path="M 0 0 L 21600 0 21600 21600 0 21600 0 0 Z N"/>
        </draw:custom-shape>
        <draw:connector draw:name="Elbow Connector 32" draw:style-name="gr32" draw:text-style-name="P4" draw:layer="layout" svg:x1="17.78cm" svg:y1="12.029cm" svg:x2="20.849cm" svg:y2="13.432cm" svg:d="m17780 12029h1535v1403h1534">
          <text:p/>
        </draw:connector>
        <draw:custom-shape draw:name="Rectangle 160" draw:style-name="gr15" draw:text-style-name="P1" draw:layer="layout" svg:width="3.174cm" svg:height="1.137cm" svg:x="20.532cm" svg:y="15.65cm">
          <text:p text:style-name="P16"><text:span text:style-name="T17">Local Red Cross in Eastern Ontario</text:span></text:p>
          <draw:enhanced-geometry svg:viewBox="0 0 21600 21600" draw:type="rectangle" draw:enhanced-path="M 0 0 L 21600 0 21600 21600 0 21600 0 0 Z N"/>
        </draw:custom-shape>
        <draw:connector draw:name="Elbow Connector 51" draw:style-name="gr33" draw:text-style-name="P4" draw:layer="layout" svg:x1="14.027cm" svg:y1="15.564cm" svg:x2="20.531cm" svg:y2="16.218cm" svg:d="m14027 15564h3252v654h3252">
          <text:p/>
        </draw:connector>
        <draw:connector draw:name="Elbow Connector 32" draw:style-name="gr24" draw:text-style-name="P4" draw:layer="layout" svg:x1="22.118cm" svg:y1="14.001cm" svg:x2="22.118cm" svg:y2="15.65cm" svg:d="m22118 14001v1649">
          <text:p/>
        </draw:connector>
        <draw:custom-shape draw:name="TextBox 332" draw:style-name="gr25" draw:text-style-name="P1" draw:layer="layout" svg:width="2.354cm" svg:height="0.847cm" svg:x="16.651cm" svg:y="14.354cm">
          <text:p text:style-name="P16"><text:span text:style-name="T17">Local Service Delivery.</text:span></text:p>
          <draw:enhanced-geometry svg:viewBox="0 0 21600 21600" draw:type="rectangle" draw:enhanced-path="M 0 0 L 21600 0 21600 21600 0 21600 0 0 Z N"/>
        </draw:custom-shape>
        <draw:custom-shape draw:name="Rectangle 25" draw:style-name="gr2" draw:text-style-name="P1" draw:layer="layout" svg:width="10.582cm" svg:height="5.585cm" svg:x="1.27cm" svg:y="11.145cm">
          <text:p text:style-name="P29"><text:span text:style-name="T22">The Red Cross Ottawa office provides support across Eastern Ontario, so Red Cross groups in neighbouring Municipalities may require Amateur radio communications with the Ottawa Office.</text:span></text:p>
          <draw:enhanced-geometry svg:viewBox="0 0 21600 21600" draw:type="rectangle" draw:enhanced-path="M 0 0 L 21600 0 21600 21600 0 21600 0 0 Z N"/>
        </draw:custom-shape>
        <draw:frame draw:name="Title 4" presentation:style-name="pr2" draw:text-style-name="P1" draw:layer="layout" svg:width="22.859cm" svg:height="2.623cm" svg:x="1.27cm" svg:y="0.763cm" presentation:class="title" presentation:user-transformed="true">
          <draw:text-box>
            <text:p text:style-name="P17"><text:span text:style-name="T15">Outside The City of Ottawa</text:span></text:p>
          </draw:text-box>
        </draw:frame>
        <presentation:notes draw:style-name="dp2">
          <draw:page-thumbnail draw:style-name="gr7" draw:layer="layout" svg:width="13.968cm" svg:height="10.476cm" svg:x="3.81cm" svg:y="2.123cm" draw:page-number="12" presentation:class="page"/>
          <draw:frame presentation:style-name="pr5" draw:layer="layout" svg:width="17.271cm" svg:height="12.573cm" svg:x="2.159cm" svg:y="13.271cm" presentation:class="notes" presentation:placeholder="true">
            <draw:text-box/>
          </draw:frame>
        </presentation:notes>
      </draw:page>
      <draw:page draw:name="page13" draw:style-name="dp1" draw:master-page-name="Default_20_3" presentation:presentation-page-layout-name="AL4T19">
        <draw:custom-shape draw:name="Rectangle 169" draw:style-name="gr26" draw:text-style-name="P1" draw:layer="layout" svg:width="18.251cm" svg:height="10.185cm" svg:x="1.27cm" svg:y="6.985cm">
          <text:p/>
          <draw:enhanced-geometry svg:viewBox="0 0 21600 21600" draw:type="rectangle" draw:enhanced-path="M 0 0 L 21600 0 21600 21600 0 21600 0 0 Z N"/>
        </draw:custom-shape>
        <draw:frame draw:name="Footer Placeholder 2" presentation:style-name="pr11"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11"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Rectangle 173" draw:style-name="gr19" draw:text-style-name="P1" draw:layer="layout" svg:width="3.562cm" svg:height="1.864cm" svg:x="6.35cm" svg:y="8.515cm">
          <text:p text:style-name="P16"><text:span text:style-name="T19">ESS (Emergency Social Services)</text:span></text:p>
          <text:p text:style-name="P16"><text:span text:style-name="T17">Internal Service Provider</text:span></text:p>
          <draw:enhanced-geometry svg:viewBox="0 0 21600 21600" draw:type="rectangle" draw:enhanced-path="M 0 0 L 21600 0 21600 21600 0 21600 0 0 Z N"/>
        </draw:custom-shape>
        <draw:frame draw:name="Title 3" presentation:style-name="pr13" draw:text-style-name="P1" draw:layer="layout" svg:width="22.859cm" svg:height="2.539cm" svg:x="1.27cm" svg:y="0.635cm" presentation:class="title" presentation:user-transformed="true">
          <draw:text-box>
            <text:p text:style-name="P17"><text:span text:style-name="T23">Full Set Of Relationships &amp; Accountability For Ottawa ARES To Manage In An Emergency</text:span></text:p>
          </draw:text-box>
        </draw:frame>
        <draw:custom-shape draw:name="Rectangle 103" draw:style-name="gr19" draw:text-style-name="P1" draw:layer="layout" svg:width="2.627cm" svg:height="1.075cm" svg:x="9.102cm" svg:y="14.226cm">
          <text:p text:style-name="P16"><text:span text:style-name="T19">Hospitals</text:span></text:p>
          <text:p text:style-name="P16"><text:span text:style-name="T17">(Includes OPH)</text:span></text:p>
          <draw:enhanced-geometry svg:viewBox="0 0 21600 21600" draw:type="rectangle" draw:enhanced-path="M 0 0 L 21600 0 21600 21600 0 21600 0 0 Z N"/>
        </draw:custom-shape>
        <draw:custom-shape draw:name="Rectangle 107" draw:style-name="gr27" draw:text-style-name="P1" draw:layer="layout" svg:width="2.993cm" svg:height="1.322cm" svg:x="10.795cm" svg:y="12.224cm">
          <text:p text:style-name="P16"><text:span text:style-name="T19">Red Cross</text:span></text:p>
          <text:p text:style-name="P16"><text:span text:style-name="T17">External Service Provider</text:span></text:p>
          <draw:enhanced-geometry svg:viewBox="0 0 21600 21600" draw:type="rectangle" draw:enhanced-path="M 0 0 L 21600 0 21600 21600 0 21600 0 0 Z N"/>
        </draw:custom-shape>
        <draw:custom-shape draw:name="Rectangle 14" draw:style-name="gr20" draw:text-style-name="P1" draw:layer="layout" svg:width="1.904cm" svg:height="1.335cm" svg:x="2.465cm" svg:y="11.148cm">
          <text:p text:style-name="P16"><text:span text:style-name="T17">Incident Site(s)</text:span></text:p>
          <draw:enhanced-geometry svg:viewBox="0 0 21600 21600" draw:type="rectangle" draw:enhanced-path="M 0 0 L 21600 0 21600 21600 0 21600 0 0 Z N"/>
        </draw:custom-shape>
        <draw:custom-shape draw:name="Rectangle 15" draw:style-name="gr14" draw:text-style-name="P1" draw:layer="layout" svg:width="3.059cm" svg:height="2.173cm" svg:x="1.883cm" svg:y="7.439cm">
          <text:p text:style-name="P16"><text:span text:style-name="T21">EOC</text:span></text:p>
          <text:p text:style-name="P16"><text:span text:style-name="T17">City of Ottawa Emergency Operations Centre</text:span></text:p>
          <draw:enhanced-geometry svg:viewBox="0 0 21600 21600" draw:type="rectangle" draw:enhanced-path="M 0 0 L 21600 0 21600 21600 0 21600 0 0 Z N"/>
        </draw:custom-shape>
        <draw:custom-shape draw:name="Rectangle 16" draw:style-name="gr27" draw:text-style-name="P1" draw:layer="layout" svg:width="4.232cm" svg:height="1.216cm" svg:x="14.817cm" svg:y="7.488cm">
          <text:p text:style-name="P16"><text:span text:style-name="T19">Ottawa ARES</text:span></text:p>
          <text:p text:style-name="P16"><text:span text:style-name="T17">External Service Provider</text:span></text:p>
          <draw:enhanced-geometry svg:viewBox="0 0 21600 21600" draw:type="rectangle" draw:enhanced-path="M 0 0 L 21600 0 21600 21600 0 21600 0 0 Z N"/>
        </draw:custom-shape>
        <draw:custom-shape draw:name="Rectangle 17" draw:style-name="gr15" draw:text-style-name="P1" draw:layer="layout" svg:width="3.174cm" svg:height="1.56cm" svg:x="20.638cm" svg:y="7.325cm">
          <text:p text:style-name="P16"><text:span text:style-name="T17">Incoming Amateur Radio Mutual Aid,</text:span></text:p>
          <text:p text:style-name="P16"><text:span text:style-name="T17">Clubs &amp; Volunteers</text:span></text:p>
          <draw:enhanced-geometry svg:viewBox="0 0 21600 21600" draw:type="rectangle" draw:enhanced-path="M 0 0 L 21600 0 21600 21600 0 21600 0 0 Z N"/>
        </draw:custom-shape>
        <draw:connector draw:name="Straight Arrow Connector 18" draw:style-name="gr31" draw:text-style-name="P4" draw:layer="layout" draw:type="line" svg:x1="19.05cm" svg:y1="8.096cm" svg:x2="20.637cm" svg:y2="8.105cm" svg:d="m19050 8096 1587 9">
          <text:p/>
        </draw:connector>
        <draw:connector draw:name="Elbow Connector 32" draw:style-name="gr24" draw:text-style-name="P4" draw:layer="layout" svg:x1="16.933cm" svg:y1="8.704cm" svg:x2="13.789cm" svg:y2="12.885cm" svg:d="m16933 8704v2091h-3144v2090">
          <text:p/>
        </draw:connector>
        <draw:connector draw:name="Elbow Connector 33" draw:style-name="gr23" draw:text-style-name="P4" draw:layer="layout" svg:x1="14.816cm" svg:y1="8.515cm" svg:x2="9.913cm" svg:y2="9.445cm" svg:d="m14816 8515h-2451v930h-2452">
          <text:p/>
        </draw:connector>
        <draw:connector draw:name="Elbow Connector 36" draw:style-name="gr13" draw:text-style-name="P4" draw:layer="layout" svg:x1="14.816cm" svg:y1="7.784cm" svg:x2="4.943cm" svg:y2="7.784cm" svg:d="m14816 7784h-9873">
          <text:p/>
        </draw:connector>
        <draw:connector draw:name="Elbow Connector 51" draw:style-name="gr21" draw:text-style-name="P4" draw:layer="layout" svg:x1="10.795cm" svg:y1="12.885cm" svg:x2="8.131cm" svg:y2="10.38cm" svg:d="m10795 12885h-1332v-2505h-1332">
          <text:p/>
        </draw:connector>
        <draw:connector draw:name="Elbow Connector 51" draw:style-name="gr21" draw:text-style-name="P4" draw:layer="layout" svg:x1="12.294cm" svg:y1="13.546cm" svg:x2="11.729cm" svg:y2="14.552cm" svg:d="m12294 13546v503h-565v503">
          <text:p/>
        </draw:connector>
        <draw:custom-shape draw:name="Rectangle 65" draw:style-name="gr14" draw:text-style-name="P1" draw:layer="layout" svg:width="3.831cm" svg:height="1.564cm" svg:x="1.499cm" svg:y="3.616cm">
          <text:p text:style-name="P16"><text:span text:style-name="T3">PEOC</text:span></text:p>
          <text:p text:style-name="P16"><text:span text:style-name="T17">Provincial Emergency Operations Centre</text:span></text:p>
          <draw:enhanced-geometry svg:viewBox="0 0 21600 21600" draw:type="rectangle" draw:enhanced-path="M 0 0 L 21600 0 21600 21600 0 21600 0 0 Z N"/>
        </draw:custom-shape>
        <draw:custom-shape draw:name="Rectangle 66" draw:style-name="gr15" draw:text-style-name="P1" draw:layer="layout" svg:width="3.134cm" svg:height="1.344cm" svg:x="6.562cm" svg:y="3.726cm">
          <text:p text:style-name="P16"><text:span text:style-name="T19">EMO ARES</text:span></text:p>
          <text:p text:style-name="P16"><text:span text:style-name="T17">External Service Provider</text:span></text:p>
          <draw:enhanced-geometry svg:viewBox="0 0 21600 21600" draw:type="rectangle" draw:enhanced-path="M 0 0 L 21600 0 21600 21600 0 21600 0 0 Z N"/>
        </draw:custom-shape>
        <draw:connector draw:name="Elbow Connector 67" draw:style-name="gr13" draw:text-style-name="P4" draw:layer="layout" svg:x1="6.561cm" svg:y1="4.4cm" svg:x2="5.331cm" svg:y2="4.396cm" svg:d="m6561 4400h-615v-4h-615">
          <text:p/>
        </draw:connector>
        <draw:connector draw:name="Elbow Connector 81" draw:style-name="gr16" draw:text-style-name="P4" draw:layer="layout" svg:x1="16.933cm" svg:y1="7.487cm" svg:x2="9.701cm" svg:y2="4.396cm" svg:d="m16933 7487h-3616v-3091h-3616">
          <text:p/>
        </draw:connector>
        <draw:custom-shape draw:name="Rectangle 84" draw:style-name="gr19" draw:text-style-name="P1" draw:layer="layout" svg:width="2.962cm" svg:height="1.388cm" svg:x="10.795cm" svg:y="10.107cm">
          <text:p text:style-name="P16"><text:span text:style-name="T19">Salvation Army</text:span></text:p>
          <text:p text:style-name="P16"><text:span text:style-name="T17">External Service Provider</text:span></text:p>
          <draw:enhanced-geometry svg:viewBox="0 0 21600 21600" draw:type="rectangle" draw:enhanced-path="M 0 0 L 21600 0 21600 21600 0 21600 0 0 Z N"/>
        </draw:custom-shape>
        <draw:connector draw:name="Elbow Connector 32" draw:style-name="gr24" draw:text-style-name="P4" draw:layer="layout" svg:x1="16.933cm" svg:y1="8.704cm" svg:x2="13.758cm" svg:y2="10.803cm" svg:d="m16933 8704h-1587v2099h-1588">
          <text:p/>
        </draw:connector>
        <draw:connector draw:name="Elbow Connector 51" draw:style-name="gr22" draw:text-style-name="P4" draw:layer="layout" svg:x1="10.795cm" svg:y1="10.803cm" svg:x2="8.131cm" svg:y2="10.38cm" svg:d="m10795 10803h-1332v-423h-1332">
          <text:p/>
        </draw:connector>
        <draw:connector draw:name="Elbow Connector 123" draw:style-name="gr17" draw:text-style-name="P4" draw:layer="layout" svg:x1="3.417cm" svg:y1="5.181cm" svg:x2="3.413cm" svg:y2="7.439cm" svg:d="m3417 5181v1129h-4v1129">
          <text:p/>
        </draw:connector>
        <draw:connector draw:name="Elbow Connector 126" draw:style-name="gr13" draw:text-style-name="P4" draw:layer="layout" svg:x1="3.413cm" svg:y1="9.613cm" svg:x2="3.417cm" svg:y2="11.147cm" svg:d="m3413 9613v767h4v767">
          <text:p/>
        </draw:connector>
        <draw:connector draw:name="Elbow Connector 132" draw:style-name="gr23" draw:text-style-name="P4" draw:layer="layout" svg:x1="6.35cm" svg:y1="9.445cm" svg:x2="4.943cm" svg:y2="8.528cm" svg:d="m6350 9445h-703v-917h-704">
          <text:p/>
        </draw:connector>
        <draw:custom-shape draw:name="Rectangle 135" draw:style-name="gr15" draw:text-style-name="P1" draw:layer="layout" svg:width="2.539cm" svg:height="1.137cm" svg:x="20.988cm" svg:y="11.814cm">
          <text:p text:style-name="P16"><text:span text:style-name="T17">Outgoing ARES</text:span></text:p>
          <text:p text:style-name="P16"><text:span text:style-name="T17">Mutual Aid</text:span></text:p>
          <draw:enhanced-geometry svg:viewBox="0 0 21600 21600" draw:type="rectangle" draw:enhanced-path="M 0 0 L 21600 0 21600 21600 0 21600 0 0 Z N"/>
        </draw:custom-shape>
        <draw:connector draw:name="Elbow Connector 32" draw:style-name="gr32" draw:text-style-name="P4" draw:layer="layout" svg:x1="16.933cm" svg:y1="8.704cm" svg:x2="20.988cm" svg:y2="12.382cm" svg:d="m16933 8704h2028v3678h2027">
          <text:p/>
        </draw:connector>
        <draw:custom-shape draw:name="Rectangle 142" draw:style-name="gr19" draw:text-style-name="P1" draw:layer="layout" svg:width="5.798cm" svg:height="0.652cm" svg:x="5.931cm" svg:y="16.047cm">
          <text:p text:style-name="P16"><text:span text:style-name="T19">Police, Fire, Paramedics</text:span></text:p>
          <draw:enhanced-geometry svg:viewBox="0 0 21600 21600" draw:type="rectangle" draw:enhanced-path="M 0 0 L 21600 0 21600 21600 0 21600 0 0 Z N"/>
        </draw:custom-shape>
        <draw:connector draw:name="Elbow Connector 39" draw:style-name="gr24" draw:text-style-name="P4" draw:layer="layout" svg:x1="16.933cm" svg:y1="8.704cm" svg:x2="11.729cm" svg:y2="16.373cm" svg:d="m16933 8704v3835h-5204v3834">
          <text:p/>
        </draw:connector>
        <draw:custom-shape draw:name="TextBox 159" draw:style-name="gr28" draw:text-style-name="P1" draw:layer="layout" svg:width="5.079cm" svg:height="1.52cm" svg:x="12.912cm" svg:y="15.604cm">
          <text:p text:style-name="P16"><text:span text:style-name="T17">No Planned Support</text:span></text:p>
          <text:p text:style-name="P16"><text:span text:style-name="T17">“</text:span><text:span text:style-name="T17">Best Effort” Adhoc Solutions At The Time, If Requested</text:span></text:p>
          <draw:enhanced-geometry svg:viewBox="0 0 21600 21600" draw:type="rectangle" draw:enhanced-path="M 0 0 L 21600 0 21600 21600 0 21600 0 0 Z N"/>
        </draw:custom-shape>
        <draw:connector draw:name="Elbow Connector 39" draw:style-name="gr24" draw:text-style-name="P4" draw:layer="layout" svg:x1="16.933cm" svg:y1="8.709cm" svg:x2="11.729cm" svg:y2="15.094cm" svg:d="m16933 8709v3193h-5204v3192">
          <text:p/>
        </draw:connector>
        <draw:custom-shape draw:name="Rectangle 160" draw:style-name="gr15" draw:text-style-name="P1" draw:layer="layout" svg:width="3.174cm" svg:height="1.137cm" svg:x="20.671cm" svg:y="14.226cm">
          <text:p text:style-name="P16"><text:span text:style-name="T17">Local Red Cross in Eastern Ontario</text:span></text:p>
          <draw:enhanced-geometry svg:viewBox="0 0 21600 21600" draw:type="rectangle" draw:enhanced-path="M 0 0 L 21600 0 21600 21600 0 21600 0 0 Z N"/>
        </draw:custom-shape>
        <draw:connector draw:name="Elbow Connector 51" draw:style-name="gr33" draw:text-style-name="P4" draw:layer="layout" svg:x1="12.292cm" svg:y1="13.546cm" svg:x2="20.67cm" svg:y2="14.794cm" svg:d="m12292 13546h4189v1248h4189">
          <text:p/>
        </draw:connector>
        <draw:connector draw:name="Elbow Connector 32" draw:style-name="gr24" draw:text-style-name="P4" draw:layer="layout" svg:x1="22.258cm" svg:y1="12.951cm" svg:x2="22.258cm" svg:y2="14.225cm" svg:d="m22258 12951v1274">
          <text:p/>
        </draw:connector>
        <draw:custom-shape draw:name="TextBox 168" draw:style-name="gr28" draw:text-style-name="P1" draw:layer="layout" svg:width="5.943cm" svg:height="1.52cm" svg:x="10.786cm" svg:y="3.616cm">
          <text:p text:style-name="P16"><text:span text:style-name="T17">Radio communications between EOC and PEOC if other communications fails, and if requested.</text:span></text:p>
          <draw:enhanced-geometry svg:viewBox="0 0 21600 21600" draw:type="rectangle" draw:enhanced-path="M 0 0 L 21600 0 21600 21600 0 21600 0 0 Z N"/>
        </draw:custom-shape>
        <draw:custom-shape draw:name="TextBox 238" draw:style-name="gr29" draw:text-style-name="P1" draw:layer="layout" svg:width="3.002cm" svg:height="0.508cm" svg:x="1.499cm" svg:y="16.886cm">
          <text:p text:style-name="P16"><text:span text:style-name="T16">City of Ottawa</text:span></text:p>
          <draw:enhanced-geometry svg:viewBox="0 0 21600 21600" draw:type="rectangle" draw:enhanced-path="M 0 0 L 21600 0 21600 21600 0 21600 0 0 Z N"/>
        </draw:custom-shape>
        <draw:custom-shape draw:name="TextBox 255" draw:style-name="gr25" draw:text-style-name="P1" draw:layer="layout" svg:width="6.922cm" svg:height="0.847cm" svg:x="6.451cm" svg:y="7.241cm">
          <text:p text:style-name="P16"><text:span text:style-name="T17">Status reports of all Amateur Radio Activity</text:span></text:p>
          <text:p text:style-name="P16"><text:span text:style-name="T17">Prioritization if required.</text:span></text:p>
          <draw:enhanced-geometry svg:viewBox="0 0 21600 21600" draw:type="rectangle" draw:enhanced-path="M 0 0 L 21600 0 21600 21600 0 21600 0 0 Z N"/>
        </draw:custom-shape>
        <draw:custom-shape draw:name="TextBox 331" draw:style-name="gr25" draw:text-style-name="P1" draw:layer="layout" svg:width="1.436cm" svg:height="1.27cm" svg:x="15.028cm" svg:y="10.214cm">
          <text:p text:style-name="P16"><text:span text:style-name="T17">Local Service Delivery</text:span></text:p>
          <draw:enhanced-geometry svg:viewBox="0 0 21600 21600" draw:type="rectangle" draw:enhanced-path="M 0 0 L 21600 0 21600 21600 0 21600 0 0 Z N"/>
        </draw:custom-shape>
        <draw:custom-shape draw:name="TextBox 332" draw:style-name="gr25" draw:text-style-name="P1" draw:layer="layout" svg:width="2.133cm" svg:height="1.693cm" svg:x="14.605cm" svg:y="12.03cm">
          <text:p text:style-name="P16"><text:span text:style-name="T17">Local &amp;/or Mutual Aid Service Delivery.</text:span></text:p>
          <draw:enhanced-geometry svg:viewBox="0 0 21600 21600" draw:type="rectangle" draw:enhanced-path="M 0 0 L 21600 0 21600 21600 0 21600 0 0 Z N"/>
        </draw:custom-shape>
        <draw:custom-shape draw:name="Isosceles Triangle 61" draw:style-name="gr30" draw:text-style-name="P1" draw:layer="layout" svg:width="0.321cm" svg:height="0.374cm" draw:transform="rotate (1.5707963267946) translate (9.887cm 9.61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2" draw:style-name="gr30" draw:text-style-name="P1" draw:layer="layout" svg:width="0.321cm" svg:height="0.374cm" draw:transform="rotate (1.5707963267946) translate (4.943cm 7.9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3" draw:style-name="gr30" draw:text-style-name="P1" draw:layer="layout" svg:width="0.325cm" svg:height="0.374cm" draw:transform="rotate (1.5707963267946) translate (13.789cm 10.96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4" draw:style-name="gr30" draw:text-style-name="P1" draw:layer="layout" svg:width="0.325cm" svg:height="0.374cm" draw:transform="rotate (1.5707963267946) translate (13.789cm 13.04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5" draw:style-name="gr30" draw:text-style-name="P1" draw:layer="layout" svg:width="0.321cm" svg:height="0.374cm" draw:transform="rotate (1.5707963267946) translate (11.73cm 15.25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6" draw:style-name="gr30" draw:text-style-name="P1" draw:layer="layout" svg:width="0.325cm" svg:height="0.374cm" draw:transform="rotate (1.5707963267946) translate (11.73cm 16.53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7" draw:style-name="gr30" draw:text-style-name="P1" draw:layer="layout" svg:width="0.325cm" svg:height="0.376cm" draw:transform="rotate (1.5707963267946) translate (20.579cm 12.5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8" draw:style-name="gr30" draw:text-style-name="P1" draw:layer="layout" svg:width="0.325cm" svg:height="0.374cm" draw:transform="rotate (1.5707963267946) translate (9.697cm 4.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Isosceles Triangle 79" draw:style-name="gr30" draw:text-style-name="P1" draw:layer="layout" svg:width="0.325cm" svg:height="0.374cm" draw:transform="rotate (1.5707963267946) translate (18.3cm 5.20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TextBox 80" draw:style-name="gr2" draw:text-style-name="P1" draw:layer="layout" svg:width="5.926cm" svg:height="1.943cm" svg:x="18.675cm" svg:y="4.105cm">
          <text:p text:style-name="P9"><text:span text:style-name="T17">Indicates service delivery interface and accountability point. Which relationships are <text:s/>activated will depend on the situation.</text:span></text:p>
          <draw:enhanced-geometry svg:viewBox="0 0 21600 21600" draw:type="rectangle" draw:enhanced-path="M 0 0 L 21600 0 21600 21600 0 21600 0 0 Z N"/>
        </draw:custom-shape>
        <draw:custom-shape draw:name="Rectangle 177" draw:style-name="gr14" draw:text-style-name="P1" draw:layer="layout" svg:width="2.605cm" svg:height="1.763cm" svg:x="20.955cm" svg:y="9.446cm">
          <text:p text:style-name="P16"><text:span text:style-name="T21">EOC</text:span></text:p>
          <text:p text:style-name="P16"><text:span text:style-name="T17">Neighbouring Municipality</text:span></text:p>
          <draw:enhanced-geometry svg:viewBox="0 0 21600 21600" draw:type="rectangle" draw:enhanced-path="M 0 0 L 21600 0 21600 21600 0 21600 0 0 Z N"/>
        </draw:custom-shape>
        <draw:connector draw:name="Elbow Connector 32" draw:style-name="gr24" draw:text-style-name="P4" draw:layer="layout" svg:x1="22.258cm" svg:y1="11.813cm" svg:x2="22.258cm" svg:y2="11.209cm" svg:d="m22258 11813v-604">
          <text:p/>
        </draw:connector>
        <presentation:notes draw:style-name="dp2">
          <draw:page-thumbnail draw:style-name="gr7" draw:layer="layout" svg:width="13.968cm" svg:height="10.476cm" svg:x="3.81cm" svg:y="2.123cm" draw:page-number="13" presentation:class="page"/>
          <draw:frame presentation:style-name="pr12" draw:layer="layout" svg:width="17.271cm" svg:height="12.573cm" svg:x="2.159cm" svg:y="13.271cm" presentation:class="notes" presentation:placeholder="true">
            <draw:text-box/>
          </draw:frame>
        </presentation:notes>
      </draw:page>
      <draw:page draw:name="Single Management of Amateur Radio" draw:style-name="dp1" draw:master-page-name="Default_20_1" presentation:presentation-page-layout-name="AL2T11">
        <draw:frame draw:name="Title 4" presentation:style-name="pr2" draw:text-style-name="P1" draw:layer="layout" svg:width="22.859cm" svg:height="3.174cm" svg:x="1.27cm" svg:y="0.763cm" presentation:class="title" presentation:user-transformed="true">
          <draw:text-box>
            <text:p text:style-name="P10"><text:span text:style-name="T7">Single Management of Amateur Radio</text:span></text:p>
          </draw:text-box>
        </draw:frame>
        <draw:frame draw:name="Content Placeholder 5" presentation:style-name="pr3" draw:text-style-name="P1" draw:layer="layout" svg:width="22.859cm" svg:height="12.699cm" svg:x="1.27cm" svg:y="4.868cm" presentation:class="outline" presentation:user-transformed="true">
          <draw:text-box>
            <text:list text:style-name="L4">
              <text:list-item>
                <text:p text:style-name="P11"><text:span text:style-name="T9">The previous slide shows the varied and interconnected relationships for Amateur Radio within an area. The communications requirements cannot be served using multiple Amateurs or Amateur <text:s/>Radio organizations working independently. </text:span></text:p>
              </text:list-item>
              <text:list-item>
                <text:p text:style-name="P11"><text:span text:style-name="T9">In order to effectively and efficiently deliver amateur radio communications, there must be a single Amateur Radio management structure for all resources working in an area.</text:span></text:p>
              </text:list-item>
            </text:list>
            <text:list text:style-name="L18">
              <text:list-item>
                <text:list>
                  <text:list-item>
                    <text:p text:style-name="P21"><text:span text:style-name="T12">Coordinate people, equipment, radio nets, repeaters and frequencies</text:span></text:p>
                  </text:list-item>
                </text:list>
              </text:list-item>
              <text:list-item>
                <text:p text:style-name="P11"><text:span text:style-name="T9">Resources must be allocated based on prioritization of requirements, so resources are not wasted.</text:span></text:p>
              </text:list-item>
              <text:list-item>
                <text:p text:style-name="P11"><text:span text:style-name="T9">Delivering service to multiple sites, with proper management of service delivery and shift changes, requires a </text:span><text:span text:style-name="T24">LOT</text:span><text:span text:style-name="T9"> of Amateurs.</text:span></text:p>
              </text:list-item>
            </text:list>
          </draw:text-box>
        </draw:frame>
        <draw:frame draw:name="Footer Placeholder 2" presentation:style-name="pr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14" presentation:class="page"/>
          <draw:frame presentation:style-name="pr5" draw:layer="layout" svg:width="17.271cm" svg:height="12.573cm" svg:x="2.159cm" svg:y="13.271cm" presentation:class="notes" presentation:placeholder="true">
            <draw:text-box/>
          </draw:frame>
        </presentation:notes>
      </draw:page>
      <draw:page draw:name="Service Provider Model" draw:style-name="dp1" draw:master-page-name="Default_20_3" presentation:presentation-page-layout-name="AL4T19">
        <draw:frame draw:name="Footer Placeholder 2" presentation:style-name="pr11"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11"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frame draw:name="Title 5" presentation:style-name="pr10" draw:text-style-name="P1" draw:layer="layout" svg:width="22.859cm" svg:height="2.751cm" svg:x="1.27cm" svg:y="0.423cm" presentation:class="title" presentation:user-transformed="true">
          <draw:text-box>
            <text:p text:style-name="P17"><text:span text:style-name="T7">Service Provider Model</text:span></text:p>
          </draw:text-box>
        </draw:frame>
        <draw:custom-shape draw:name="Rectangle 37" draw:style-name="gr26" draw:text-style-name="P1" draw:layer="layout" svg:width="4.021cm" svg:height="6.909cm" svg:x="1.596cm" svg:y="10.026cm">
          <text:p/>
          <draw:enhanced-geometry svg:viewBox="0 0 21600 21600" draw:type="rectangle" draw:enhanced-path="M 0 0 L 21600 0 21600 21600 0 21600 0 0 Z N"/>
        </draw:custom-shape>
        <draw:custom-shape draw:name="Rectangle 38" draw:style-name="gr19" draw:text-style-name="P1" draw:layer="layout" svg:width="3.434cm" svg:height="0.929cm" svg:x="8.281cm" svg:y="11.459cm">
          <text:p text:style-name="P16"><text:span text:style-name="T19">ESS (Emergency Social Services)</text:span></text:p>
          <draw:enhanced-geometry svg:viewBox="0 0 21600 21600" draw:type="rectangle" draw:enhanced-path="M 0 0 L 21600 0 21600 21600 0 21600 0 0 Z N"/>
        </draw:custom-shape>
        <draw:custom-shape draw:name="Rectangle 39" draw:style-name="gr19" draw:text-style-name="P1" draw:layer="layout" svg:width="4.232cm" svg:height="0.669cm" svg:x="14.371cm" svg:y="14.157cm">
          <text:p text:style-name="P16"><text:span text:style-name="T19">Hospitals</text:span></text:p>
          <draw:enhanced-geometry svg:viewBox="0 0 21600 21600" draw:type="rectangle" draw:enhanced-path="M 0 0 L 21600 0 21600 21600 0 21600 0 0 Z N"/>
        </draw:custom-shape>
        <draw:custom-shape draw:name="Rectangle 40" draw:style-name="gr27" draw:text-style-name="P1" draw:layer="layout" svg:width="4.232cm" svg:height="0.669cm" svg:x="14.371cm" svg:y="13.231cm">
          <text:p text:style-name="P16"><text:span text:style-name="T19">Red Cross</text:span></text:p>
          <draw:enhanced-geometry svg:viewBox="0 0 21600 21600" draw:type="rectangle" draw:enhanced-path="M 0 0 L 21600 0 21600 21600 0 21600 0 0 Z N"/>
        </draw:custom-shape>
        <draw:custom-shape draw:name="Rectangle 41" draw:style-name="gr20" draw:text-style-name="P1" draw:layer="layout" svg:width="1.904cm" svg:height="1.335cm" svg:x="2.694cm" svg:y="15.189cm">
          <text:p text:style-name="P16"><text:span text:style-name="T17">Incident Site(s)</text:span></text:p>
          <draw:enhanced-geometry svg:viewBox="0 0 21600 21600" draw:type="rectangle" draw:enhanced-path="M 0 0 L 21600 0 21600 21600 0 21600 0 0 Z N"/>
        </draw:custom-shape>
        <draw:custom-shape draw:name="Rectangle 42" draw:style-name="gr14" draw:text-style-name="P1" draw:layer="layout" svg:width="3.059cm" svg:height="2.173cm" svg:x="2.112cm" svg:y="11.481cm">
          <text:p text:style-name="P16"><text:span text:style-name="T21">EOC</text:span></text:p>
          <text:p text:style-name="P16"><text:span text:style-name="T17">City of Ottawa Emergency Operations Centre</text:span></text:p>
          <draw:enhanced-geometry svg:viewBox="0 0 21600 21600" draw:type="rectangle" draw:enhanced-path="M 0 0 L 21600 0 21600 21600 0 21600 0 0 Z N"/>
        </draw:custom-shape>
        <draw:custom-shape draw:name="Rectangle 43" draw:style-name="gr27" draw:text-style-name="P1" draw:layer="layout" svg:width="4.232cm" svg:height="0.669cm" svg:x="14.371cm" svg:y="11.49cm">
          <text:p text:style-name="P16"><text:span text:style-name="T19">EMRG–Ottawa ARES</text:span></text:p>
          <draw:enhanced-geometry svg:viewBox="0 0 21600 21600" draw:type="rectangle" draw:enhanced-path="M 0 0 L 21600 0 21600 21600 0 21600 0 0 Z N"/>
        </draw:custom-shape>
        <draw:custom-shape draw:name="Rectangle 49" draw:style-name="gr19" draw:text-style-name="P1" draw:layer="layout" svg:width="4.232cm" svg:height="0.669cm" svg:x="14.371cm" svg:y="12.336cm">
          <text:p text:style-name="P16"><text:span text:style-name="T19">Salvation Army</text:span></text:p>
          <draw:enhanced-geometry svg:viewBox="0 0 21600 21600" draw:type="rectangle" draw:enhanced-path="M 0 0 L 21600 0 21600 21600 0 21600 0 0 Z N"/>
        </draw:custom-shape>
        <draw:connector draw:name="Elbow Connector 52" draw:style-name="gr13" draw:text-style-name="P4" draw:layer="layout" svg:x1="3.642cm" svg:y1="13.654cm" svg:x2="3.646cm" svg:y2="15.189cm" svg:d="m3642 13654v768h4v767">
          <text:p/>
        </draw:connector>
        <draw:custom-shape draw:name="Rectangle 54" draw:style-name="gr19" draw:text-style-name="P1" draw:layer="layout" svg:width="3.434cm" svg:height="0.929cm" svg:x="8.281cm" svg:y="12.592cm">
          <text:p text:style-name="P16"><text:span text:style-name="T19">Police, Fire, Paramedics</text:span></text:p>
          <draw:enhanced-geometry svg:viewBox="0 0 21600 21600" draw:type="rectangle" draw:enhanced-path="M 0 0 L 21600 0 21600 21600 0 21600 0 0 Z N"/>
        </draw:custom-shape>
        <draw:custom-shape draw:name="Rectangle 36" draw:style-name="gr26" draw:text-style-name="P1" draw:layer="layout" svg:width="4.047cm" svg:height="6.252cm" svg:x="7.911cm" svg:y="10.026cm">
          <text:p/>
          <draw:enhanced-geometry svg:viewBox="0 0 21600 21600" draw:type="rectangle" draw:enhanced-path="M 0 0 L 21600 0 21600 21600 0 21600 0 0 Z N"/>
        </draw:custom-shape>
        <draw:custom-shape draw:name="Rectangle 75" draw:style-name="gr26" draw:text-style-name="P1" draw:layer="layout" svg:width="5.264cm" svg:height="7.196cm" svg:x="13.86cm" svg:y="10.008cm">
          <text:p/>
          <draw:enhanced-geometry svg:viewBox="0 0 21600 21600" draw:type="rectangle" draw:enhanced-path="M 0 0 L 21600 0 21600 21600 0 21600 0 0 Z N"/>
        </draw:custom-shape>
        <draw:custom-shape draw:name="Rectangle 76" draw:style-name="gr27" draw:text-style-name="P1" draw:layer="layout" svg:width="4.232cm" svg:height="1.803cm" svg:x="14.371cm" svg:y="15.132cm">
          <text:p text:style-name="P16"><text:span text:style-name="T19">Contractors</text:span></text:p>
          <text:p text:style-name="P16"><text:span text:style-name="T17">Cranes,</text:span><text:span text:style-name="T19"> </text:span><text:span text:style-name="T17">Excavators, Tree Cutting, Generators, etc …</text:span></text:p>
          <draw:enhanced-geometry svg:viewBox="0 0 21600 21600" draw:type="rectangle" draw:enhanced-path="M 0 0 L 21600 0 21600 21600 0 21600 0 0 Z N"/>
        </draw:custom-shape>
        <draw:custom-shape draw:name="Rectangle 77" draw:style-name="gr19" draw:text-style-name="P1" draw:layer="layout" svg:width="3.434cm" svg:height="0.669cm" svg:x="8.281cm" svg:y="13.747cm">
          <text:p text:style-name="P16"><text:span text:style-name="T19">Public Health</text:span></text:p>
          <draw:enhanced-geometry svg:viewBox="0 0 21600 21600" draw:type="rectangle" draw:enhanced-path="M 0 0 L 21600 0 21600 21600 0 21600 0 0 Z N"/>
        </draw:custom-shape>
        <draw:custom-shape draw:name="Rectangle 78" draw:style-name="gr19" draw:text-style-name="P1" draw:layer="layout" svg:width="3.434cm" svg:height="0.537cm" svg:x="8.281cm" svg:y="14.726cm">
          <text:p text:style-name="P16"><text:span text:style-name="T19">Public Works</text:span></text:p>
          <draw:enhanced-geometry svg:viewBox="0 0 21600 21600" draw:type="rectangle" draw:enhanced-path="M 0 0 L 21600 0 21600 21600 0 21600 0 0 Z N"/>
        </draw:custom-shape>
        <draw:custom-shape draw:name="Rectangle 79" draw:style-name="gr19" draw:text-style-name="P1" draw:layer="layout" svg:width="3.434cm" svg:height="0.537cm" svg:x="8.281cm" svg:y="15.502cm">
          <text:p text:style-name="P16"><text:span text:style-name="T19">By Law</text:span></text:p>
          <draw:enhanced-geometry svg:viewBox="0 0 21600 21600" draw:type="rectangle" draw:enhanced-path="M 0 0 L 21600 0 21600 21600 0 21600 0 0 Z N"/>
        </draw:custom-shape>
        <draw:custom-shape draw:name="TextBox 80" draw:style-name="gr34" draw:text-style-name="P1" draw:layer="layout" svg:width="2.715cm" svg:height="1.015cm" svg:x="2.284cm" svg:y="10.189cm">
          <text:p text:style-name="P16"><text:span text:style-name="T16">Emergency Management</text:span></text:p>
          <draw:enhanced-geometry svg:viewBox="0 0 21600 21600" draw:type="rectangle" draw:enhanced-path="M 0 0 L 21600 0 21600 21600 0 21600 0 0 Z N"/>
        </draw:custom-shape>
        <draw:custom-shape draw:name="TextBox 81" draw:style-name="gr34" draw:text-style-name="P1" draw:layer="layout" svg:width="4.047cm" svg:height="1.015cm" svg:x="7.911cm" svg:y="10.189cm">
          <text:p text:style-name="P16"><text:span text:style-name="T16">Internal Service Providers</text:span></text:p>
          <draw:enhanced-geometry svg:viewBox="0 0 21600 21600" draw:type="rectangle" draw:enhanced-path="M 0 0 L 21600 0 21600 21600 0 21600 0 0 Z N"/>
        </draw:custom-shape>
        <draw:custom-shape draw:name="TextBox 82" draw:style-name="gr34" draw:text-style-name="P1" draw:layer="layout" svg:width="4.656cm" svg:height="1.015cm" svg:x="14.045cm" svg:y="10.22cm">
          <text:p text:style-name="P16"><text:span text:style-name="T16">External Service Providers</text:span></text:p>
          <draw:enhanced-geometry svg:viewBox="0 0 21600 21600" draw:type="rectangle" draw:enhanced-path="M 0 0 L 21600 0 21600 21600 0 21600 0 0 Z N"/>
        </draw:custom-shape>
        <draw:connector draw:name="Shape 91" draw:style-name="gr35" draw:text-style-name="P4" draw:layer="layout" svg:x1="18.604cm" svg:y1="11.824cm" svg:x2="9.935cm" svg:y2="10.025cm" svg:d="m18604 11824h-4334v-1799h-4335">
          <text:p/>
        </draw:connector>
        <draw:connector draw:name="Shape 94" draw:style-name="gr35" draw:text-style-name="P4" draw:layer="layout" svg:x1="18.604cm" svg:y1="11.824cm" svg:x2="3.607cm" svg:y2="10.025cm" svg:d="m18604 11824h-7498v-1799h-7499">
          <text:p/>
        </draw:connector>
        <draw:connector draw:name="Shape 99" draw:style-name="gr35" draw:text-style-name="P4" draw:layer="layout" draw:type="curve" svg:x1="18.604cm" svg:y1="11.824cm" svg:x2="19.124cm" svg:y2="13.606cm" svg:d="m18604 11824c0 1336 520 446 520 1782">
          <text:p/>
        </draw:connector>
        <draw:custom-shape draw:name="TextBox 31" draw:style-name="gr18" draw:text-style-name="P1" draw:layer="layout" svg:width="4.127cm" svg:height="2.027cm" svg:x="20.003cm" svg:y="12.724cm">
          <text:p text:style-name="P9"><text:span text:style-name="T6">Service to other External Service Providers</text:span></text:p>
          <draw:enhanced-geometry svg:viewBox="0 0 21600 21600" draw:type="rectangle" draw:enhanced-path="M 0 0 L 21600 0 21600 21600 0 21600 0 0 Z N"/>
        </draw:custom-shape>
        <draw:custom-shape draw:name="TextBox 32" draw:style-name="gr18" draw:text-style-name="P1" draw:layer="layout" svg:width="5.498cm" svg:height="1.435cm" svg:x="3.647cm" svg:y="7.322cm">
          <text:p text:style-name="P9"><text:span text:style-name="T6">Service to Emergency Management</text:span></text:p>
          <draw:enhanced-geometry svg:viewBox="0 0 21600 21600" draw:type="rectangle" draw:enhanced-path="M 0 0 L 21600 0 21600 21600 0 21600 0 0 Z N"/>
        </draw:custom-shape>
        <draw:custom-shape draw:name="TextBox 33" draw:style-name="gr18" draw:text-style-name="P1" draw:layer="layout" svg:width="5.498cm" svg:height="1.435cm" svg:x="9.935cm" svg:y="8.05cm">
          <text:p text:style-name="P9"><text:span text:style-name="T6">Service to Internal Service Providers</text:span></text:p>
          <draw:enhanced-geometry svg:viewBox="0 0 21600 21600" draw:type="rectangle" draw:enhanced-path="M 0 0 L 21600 0 21600 21600 0 21600 0 0 Z N"/>
        </draw:custom-shape>
        <draw:custom-shape draw:name="TextBox 30" draw:style-name="gr36" draw:text-style-name="P1" draw:layer="layout" svg:width="22.533cm" svg:height="3.639cm" svg:x="0.692cm" svg:y="3.108cm">
          <text:p text:style-name="P9"><text:span text:style-name="T9">The relationships between organizations and agencies can be viewed as a service provider relationship, where Internal Service Providers are Municipal departments, and External Service Providers are NGOs, Amateur Radio, Hospitals and Contractors.</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5" presentation:class="page"/>
          <draw:frame presentation:style-name="pr12" draw:layer="layout" svg:width="17.271cm" svg:height="12.573cm" svg:x="2.159cm" svg:y="13.271cm" presentation:class="notes" presentation:placeholder="true">
            <draw:text-box/>
          </draw:frame>
        </presentation:notes>
      </draw:page>
      <draw:page draw:name="Amateur Radio Self Activation" draw:style-name="dp1" draw:master-page-name="Default_20_2" presentation:presentation-page-layout-name="AL3T3">
        <draw:frame draw:name="Title 1" presentation:style-name="pr6" draw:text-style-name="P1" draw:layer="layout" svg:width="22.859cm" svg:height="2.834cm" svg:x="1.27cm" svg:y="0.763cm" presentation:class="title" presentation:user-transformed="true">
          <draw:text-box>
            <text:p text:style-name="P17"><text:span text:style-name="T15">Amateur Radio Self Activation</text:span></text:p>
          </draw:text-box>
        </draw:frame>
        <draw:frame draw:name="Content Placeholder 2" presentation:style-name="pr7" draw:text-style-name="P1" draw:layer="layout" svg:width="22.859cm" svg:height="13.757cm" svg:x="1.27cm" svg:y="3.81cm" presentation:class="outline" presentation:user-transformed="true">
          <draw:text-box>
            <text:list text:style-name="L4">
              <text:list-item>
                <text:p text:style-name="P18"><text:span text:style-name="T9">With a management structure, Amateur radio can be ready when required, not hours after the initial request.</text:span></text:p>
              </text:list-item>
              <text:list-item>
                <text:p text:style-name="P18"><text:span text:style-name="T9">If Ottawa ARES is aware of a potential situation, there is a procedure for self activation. </text:span></text:p>
              </text:list-item>
              <text:list-item>
                <text:p text:style-name="P18"><text:span text:style-name="T9">Self activation may be just sending a single person as the Director to the EOC to monitor events. </text:span></text:p>
              </text:list-item>
              <text:list-item>
                <text:p text:style-name="P18"><text:span text:style-name="T9">This can expand up to activation of the Ottawa ARES communications centre, with a NCS (Net Control Station) and Operations Section Chief, with a standby activation of the membership (no deployment).</text:span></text:p>
              </text:list-item>
              <text:list-item>
                <text:p text:style-name="P18"><text:span text:style-name="T9">Deployment of Ottawa ARES would come from a client request, such as the City of Ottawa, Red Cross, Salvation Army, Hospitals, or ARES Mutual Aid.</text:span></text:p>
              </text:list-item>
            </text:list>
          </draw:text-box>
        </draw:frame>
        <draw:frame draw:name="Footer Placeholder 4" presentation:style-name="pr8"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5" presentation:style-name="pr8"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16" presentation:class="page"/>
          <draw:frame presentation:style-name="pr9" draw:layer="layout" svg:width="17.271cm" svg:height="12.573cm" svg:x="2.159cm" svg:y="13.271cm" presentation:class="notes" presentation:placeholder="true">
            <draw:text-box/>
          </draw:frame>
        </presentation:notes>
      </draw:page>
      <draw:page draw:name="Moving Beyond Basic Emergency Management ICS/IMS Structure" draw:style-name="dp1" draw:master-page-name="Default_20_3" presentation:presentation-page-layout-name="AL4T19">
        <draw:frame draw:name="Footer Placeholder 2" presentation:style-name="pr11"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11"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frame draw:name="Title 5" presentation:style-name="pr10" draw:text-style-name="P1" draw:layer="layout" svg:width="22.859cm" svg:height="3.597cm" svg:x="1.27cm" svg:y="0.423cm" presentation:class="title" presentation:user-transformed="true">
          <draw:text-box>
            <text:p text:style-name="P17"><text:span text:style-name="T20">Moving Beyond Basic Emergency Management ICS/IMS Structure</text:span></text:p>
          </draw:text-box>
        </draw:frame>
        <draw:custom-shape draw:name="TextBox 30" draw:style-name="gr2" draw:text-style-name="P1" draw:layer="layout" svg:width="22.436cm" svg:height="9.144cm" svg:x="1.27cm" svg:y="4.868cm">
          <text:list text:style-name="L14">
            <text:list-item>
              <text:p text:style-name="P25"><text:span text:style-name="T9">Most ICS / IMS training, documentation and examples focus on the Incident Site, with some references to the organization of the EOC. The scenarios are typically focused on fires, especially forest fires.</text:span></text:p>
            </text:list-item>
            <text:list-item>
              <text:p text:style-name="P25"><text:span text:style-name="T9">In order to understand IMS for Amateur Radio, we need to expand the ICS / IMS model beyond basic Emergency Management, to include management of service delivery by all Service Providers.</text:span></text:p>
            </text:list-item>
            <text:list-item>
              <text:p text:style-name="P25"><text:span text:style-name="T9">Amateur Radio is a Service Provider, and will typically be providing services to other Service Providers such as EOC, ESS, Red Cross, Salvation Army and Hospitals.</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7" presentation:class="page"/>
          <draw:frame presentation:style-name="pr12" draw:layer="layout" svg:width="17.271cm" svg:height="12.573cm" svg:x="2.159cm" svg:y="13.271cm" presentation:class="notes" presentation:placeholder="true">
            <draw:text-box/>
          </draw:frame>
        </presentation:notes>
      </draw:page>
      <draw:page draw:name="The IC or EOC Director" draw:style-name="dp1" draw:master-page-name="Default_20_1" presentation:presentation-page-layout-name="AL2T11">
        <draw:frame draw:name="Title 4" presentation:style-name="pr2" draw:text-style-name="P1" draw:layer="layout" svg:width="22.859cm" svg:height="3.174cm" svg:x="1.27cm" svg:y="0.763cm" presentation:class="title" presentation:user-transformed="true">
          <draw:text-box>
            <text:p text:style-name="P10"><text:span text:style-name="T7">The IC or EOC Director</text:span></text:p>
          </draw:text-box>
        </draw:frame>
        <draw:frame draw:name="Content Placeholder 5" presentation:style-name="pr3" draw:text-style-name="P1" draw:layer="layout" svg:width="22.859cm" svg:height="12.571cm" svg:x="1.27cm" svg:y="4.445cm" presentation:class="outline" presentation:user-transformed="true">
          <draw:text-box>
            <text:list text:style-name="L4">
              <text:list-item>
                <text:p text:style-name="P12"><text:span text:style-name="T9">In a very large incident, the Incident Commander or EOC Director can be thought of as the head of a giant corporation, with the Command Staff and General Staff being the VPs. While the IC or EOC Director are technically accountable for everything that happens, their view at the top is very high level. </text:span></text:p>
              </text:list-item>
              <text:list-item>
                <text:p text:style-name="P12"><text:span text:style-name="T9">The working level control and management is delegated below and the use of Amateur radio may be managed well down in the IMS structure. </text:span></text:p>
              </text:list-item>
              <text:list-item>
                <text:p text:style-name="P12"><text:span text:style-name="T9">The client objectives will most likely come from someone within the clients organization who is responsible for support services, not from the Incident Commander, or an EOC director. </text:span></text:p>
              </text:list-item>
            </text:list>
            <text:p text:style-name="P12"><text:span text:style-name="T9"/></text:p>
            <text:p text:style-name="P12"><text:span text:style-name="T9"/></text:p>
            <text:p text:style-name="P12"><text:span text:style-name="T9"/></text:p>
          </draw:text-box>
        </draw:frame>
        <draw:frame draw:name="Footer Placeholder 2" presentation:style-name="pr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18" presentation:class="page"/>
          <draw:frame presentation:style-name="pr5" draw:layer="layout" svg:width="17.271cm" svg:height="12.573cm" svg:x="2.159cm" svg:y="13.271cm" presentation:class="notes" presentation:placeholder="true">
            <draw:text-box/>
          </draw:frame>
        </presentation:notes>
      </draw:page>
      <draw:page draw:name="Normal Operations" draw:style-name="dp1" draw:master-page-name="Default_20_3" presentation:presentation-page-layout-name="AL4T19">
        <draw:frame draw:name="Title 1" presentation:style-name="pr10" draw:text-style-name="P1" draw:layer="layout" svg:width="22.859cm" svg:height="2.834cm" svg:x="1.27cm" svg:y="0.763cm" presentation:class="title" presentation:user-transformed="true">
          <draw:text-box>
            <text:p text:style-name="P10"><text:span text:style-name="T7">Normal Operations</text:span></text:p>
          </draw:text-box>
        </draw:frame>
        <draw:frame draw:name="Footer Placeholder 2" presentation:style-name="pr11"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11"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Rectangle 21" draw:style-name="gr36" draw:text-style-name="P1" draw:layer="layout" svg:width="5.502cm" svg:height="1.436cm" svg:x="9.948cm" svg:y="8.043cm">
          <text:p text:style-name="P16"><text:span text:style-name="T10">EOC</text:span></text:p>
          <text:p text:style-name="P16"><text:span text:style-name="T17">Emergency Operations Centre</text:span></text:p>
          <draw:enhanced-geometry svg:viewBox="0 0 21600 21600" draw:type="rectangle" draw:enhanced-path="M 0 0 L 21600 0 21600 21600 0 21600 0 0 Z N"/>
        </draw:custom-shape>
        <draw:custom-shape draw:name="Rounded Rectangle 35" draw:style-name="gr37" draw:text-style-name="P1" draw:layer="layout" svg:width="2.504cm" svg:height="1.437cm" svg:x="4.546cm" svg:y="8.321cm">
          <text:p text:style-name="P16"><text:span text:style-name="T25">Police</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8" draw:style-name="gr38" draw:text-style-name="P1" draw:layer="layout" svg:width="7.196cm" svg:height="6.706cm" svg:x="9.102cm" svg:y="9.538cm">
          <text:p text:style-name="P16"><text:span text:style-name="T26">CLOSED</text:span></text:p>
          <draw:enhanced-geometry svg:viewBox="0 0 21600 21600" draw:type="rectangle" draw:enhanced-path="M 0 0 L 21600 0 21600 21600 0 21600 0 0 Z N"/>
        </draw:custom-shape>
        <draw:custom-shape draw:name="Rounded Rectangle 41" draw:style-name="gr37" draw:text-style-name="P1" draw:layer="layout" svg:width="2.504cm" svg:height="1.437cm" svg:x="4.546cm" svg:y="10.676cm">
          <text:p text:style-name="P16"><text:span text:style-name="T25">Fire</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8" draw:style-name="gr37" draw:text-style-name="P1" draw:layer="layout" svg:width="2.504cm" svg:height="1.437cm" svg:x="4.546cm" svg:y="13.172cm">
          <text:p text:style-name="P16"><text:span text:style-name="T25">EMS</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59" draw:style-name="gr37" draw:text-style-name="P1" draw:layer="layout" svg:width="2.962cm" svg:height="1.441cm" svg:x="18.137cm" svg:y="9.992cm">
          <text:p text:style-name="P16"><text:span text:style-name="T25">Transportation</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0" draw:style-name="gr37" draw:text-style-name="P1" draw:layer="layout" svg:width="2.962cm" svg:height="1.441cm" svg:x="18.137cm" svg:y="12.114cm">
          <text:p text:style-name="P16"><text:span text:style-name="T25">Public Works</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8" draw:style-name="gr37" draw:text-style-name="P1" draw:layer="layout" svg:width="2.504cm" svg:height="1.441cm" svg:x="4.546cm" svg:y="15.527cm">
          <text:p text:style-name="P16"><text:span text:style-name="T25">Bylaw</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 draw:style-name="gr2" draw:text-style-name="P1" draw:layer="layout" svg:width="22.859cm" svg:height="3.004cm" svg:x="1.27cm" svg:y="3.598cm">
          <text:list text:style-name="L19">
            <text:list-item>
              <text:p text:style-name="P30"><text:span text:style-name="T9">Each agency manages their normal operations from their offices, or a dedicated operations centre.</text:span></text:p>
            </text:list-item>
            <text:list-item>
              <text:p text:style-name="P30"><text:span text:style-name="T9">The operations centre may be a few desks, or a large facility.</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19" presentation:class="page"/>
          <draw:frame presentation:style-name="pr12" draw:layer="layout" svg:width="17.271cm" svg:height="12.573cm" svg:x="2.159cm" svg:y="13.271cm" presentation:class="notes" presentation:placeholder="true">
            <draw:text-box/>
          </draw:frame>
        </presentation:notes>
      </draw:page>
      <draw:page draw:name="In An Emergency" draw:style-name="dp1" draw:master-page-name="Default_20_3" presentation:presentation-page-layout-name="AL4T19">
        <draw:frame draw:name="Title 1" presentation:style-name="pr10" draw:text-style-name="P1" draw:layer="layout" svg:width="22.859cm" svg:height="1.776cm" svg:x="1.27cm" svg:y="0.763cm" presentation:class="title" presentation:user-transformed="true">
          <draw:text-box>
            <text:p text:style-name="P10"><text:span text:style-name="T7">In An Emergency</text:span></text:p>
          </draw:text-box>
        </draw:frame>
        <draw:frame draw:name="Footer Placeholder 2" presentation:style-name="pr11"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11"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Rectangle 21" draw:style-name="gr36" draw:text-style-name="P1" draw:layer="layout" svg:width="5.502cm" svg:height="1.436cm" svg:x="9.984cm" svg:y="7.946cm">
          <text:p text:style-name="P16"><text:span text:style-name="T10">EOC</text:span></text:p>
          <text:p text:style-name="P16"><text:span text:style-name="T17">Emergency Operations Centre</text:span></text:p>
          <draw:enhanced-geometry svg:viewBox="0 0 21600 21600" draw:type="rectangle" draw:enhanced-path="M 0 0 L 21600 0 21600 21600 0 21600 0 0 Z N"/>
        </draw:custom-shape>
        <draw:custom-shape draw:name="Rounded Rectangle 35" draw:style-name="gr37" draw:text-style-name="P1" draw:layer="layout" svg:width="2.504cm" svg:height="1.437cm" svg:x="4.582cm" svg:y="8.22cm">
          <text:p text:style-name="P16"><text:span text:style-name="T25">Police</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8" draw:style-name="gr38" draw:text-style-name="P1" draw:layer="layout" svg:width="7.196cm" svg:height="6.711cm" svg:x="9.137cm" svg:y="9.437cm">
          <text:p/>
          <draw:enhanced-geometry svg:viewBox="0 0 21600 21600" draw:type="rectangle" draw:enhanced-path="M 0 0 L 21600 0 21600 21600 0 21600 0 0 Z N"/>
        </draw:custom-shape>
        <draw:custom-shape draw:name="Rounded Rectangle 17" draw:style-name="gr39" draw:text-style-name="P1" draw:layer="layout" svg:width="2.151cm" svg:height="0.678cm" svg:x="10.195cm" svg:y="11.333cm">
          <text:p text:style-name="P16"><text:span text:style-name="T25">Pol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0" draw:style-name="gr39" draw:text-style-name="P1" draw:layer="layout" svg:width="2.151cm" svg:height="0.678cm" svg:x="10.195cm" svg:y="12.391cm">
          <text:p text:style-name="P16"><text:span text:style-name="T25">F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39" draw:text-style-name="P1" draw:layer="layout" svg:width="2.151cm" svg:height="0.678cm" svg:x="10.195cm" svg:y="13.45cm">
          <text:p text:style-name="P16"><text:span text:style-name="T25">E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40" draw:text-style-name="P1" draw:layer="layout" svg:width="2.715cm" svg:height="0.678cm" svg:x="12.771cm" svg:y="12.391cm">
          <text:p text:style-name="P16"><text:span text:style-name="T25">Public Wor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39" draw:text-style-name="P1" draw:layer="layout" svg:width="2.715cm" svg:height="1.084cm" svg:x="12.771cm" svg:y="14.526cm">
          <text:p text:style-name="P16"><text:span text:style-name="T25">ESS</text:span></text:p>
          <text:p text:style-name="P16"><text:span text:style-name="T27">Emergency Social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6" draw:style-name="gr40" draw:text-style-name="P1" draw:layer="layout" svg:width="5.291cm" svg:height="0.788cm" svg:x="10.195cm" svg:y="10.019cm">
          <text:p text:style-name="P16"><text:span text:style-name="T25">Emergency 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40" draw:text-style-name="P1" draw:layer="layout" svg:width="2.715cm" svg:height="0.678cm" svg:x="12.771cm" svg:y="11.333cm">
          <text:p text:style-name="P16"><text:span text:style-name="T25">Transpor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8" draw:style-name="gr40" draw:text-style-name="P1" draw:layer="layout" svg:width="2.715cm" svg:height="0.678cm" svg:x="12.771cm" svg:y="13.458cm">
          <text:p text:style-name="P16"><text:span text:style-name="T25">Public Heal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1" draw:style-name="gr37" draw:text-style-name="P1" draw:layer="layout" svg:width="2.504cm" svg:height="1.437cm" svg:x="4.582cm" svg:y="10.575cm">
          <text:p text:style-name="P16"><text:span text:style-name="T25">Fire</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43" draw:style-name="gr13" draw:text-style-name="P4" draw:layer="layout" svg:x1="7.086cm" svg:y1="8.942cm" svg:x2="10.195cm" svg:y2="11.676cm" svg:d="m7086 8942h1555v2734h1554">
          <text:p/>
        </draw:connector>
        <draw:connector draw:name="Elbow Connector 44" draw:style-name="gr13" draw:text-style-name="P4" draw:layer="layout" svg:x1="7.086cm" svg:y1="11.297cm" svg:x2="10.195cm" svg:y2="12.735cm" svg:d="m7086 11297h1555v1438h1554">
          <text:p/>
        </draw:connector>
        <draw:custom-shape draw:name="Rounded Rectangle 48" draw:style-name="gr37" draw:text-style-name="P1" draw:layer="layout" svg:width="2.504cm" svg:height="1.437cm" svg:x="4.582cm" svg:y="13.07cm">
          <text:p text:style-name="P16"><text:span text:style-name="T25">EMS</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49" draw:style-name="gr13" draw:text-style-name="P4" draw:layer="layout" svg:x1="7.086cm" svg:y1="13.793cm" svg:x2="10.195cm" svg:y2="13.793cm" svg:d="m7086 13793h3109">
          <text:p/>
        </draw:connector>
        <draw:custom-shape draw:name="Rounded Rectangle 59" draw:style-name="gr37" draw:text-style-name="P1" draw:layer="layout" svg:width="2.962cm" svg:height="1.437cm" svg:x="18.172cm" svg:y="9.895cm">
          <text:p text:style-name="P16"><text:span text:style-name="T25">Transportation</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0" draw:style-name="gr37" draw:text-style-name="P1" draw:layer="layout" svg:width="2.962cm" svg:height="1.445cm" svg:x="18.172cm" svg:y="12.012cm">
          <text:p text:style-name="P16"><text:span text:style-name="T25">Public Works</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61" draw:style-name="gr13" draw:text-style-name="P4" draw:layer="layout" svg:x1="15.486cm" svg:y1="11.676cm" svg:x2="18.172cm" svg:y2="10.618cm" svg:d="m15486 11676h1343v-1058h1343">
          <text:p/>
        </draw:connector>
        <draw:connector draw:name="Elbow Connector 64" draw:style-name="gr13" draw:text-style-name="P4" draw:layer="layout" svg:x1="15.486cm" svg:y1="12.735cm" svg:x2="18.172cm" svg:y2="12.735cm" svg:d="m15486 12735h2686">
          <text:p/>
        </draw:connector>
        <draw:custom-shape draw:name="Rounded Rectangle 73" draw:style-name="gr39" draw:text-style-name="P1" draw:layer="layout" svg:width="2.151cm" svg:height="0.687cm" svg:x="10.195cm" svg:y="14.552cm">
          <text:p text:style-name="P16"><text:span text:style-name="T25">Byla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8" draw:style-name="gr37" draw:text-style-name="P1" draw:layer="layout" svg:width="2.504cm" svg:height="1.445cm" svg:x="4.582cm" svg:y="15.425cm">
          <text:p text:style-name="P16"><text:span text:style-name="T25">Bylaw</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79" draw:style-name="gr13" draw:text-style-name="P4" draw:layer="layout" svg:x1="7.086cm" svg:y1="16.148cm" svg:x2="10.195cm" svg:y2="14.896cm" svg:d="m7086 16148h1555v-1252h1554">
          <text:p/>
        </draw:connector>
        <draw:custom-shape draw:name="TextBox 29" draw:style-name="gr2" draw:text-style-name="P1" draw:layer="layout" svg:width="22.859cm" svg:height="5.247cm" svg:x="1.27cm" svg:y="2.54cm">
          <text:list text:style-name="L19">
            <text:list-item>
              <text:p text:style-name="P30"><text:span text:style-name="T22">When the EOC is opened, each agency sends a representative, or representatives who will act as the liaison for that Agency.</text:span></text:p>
            </text:list-item>
            <text:list-item>
              <text:p text:style-name="P30"><text:span text:style-name="T22">The agency continues to manages it’s operations from it’s own operations centre.</text:span></text:p>
            </text:list-item>
            <text:list-item>
              <text:p text:style-name="P30"><text:span text:style-name="T22">Some agencies such as Public Health and ESS do not normally have an operations centre active, so they start with a representative in the EOC.</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0" presentation:class="page"/>
          <draw:frame presentation:style-name="pr12" draw:layer="layout" svg:width="17.271cm" svg:height="12.573cm" svg:x="2.159cm" svg:y="13.271cm" presentation:class="notes" presentation:placeholder="true">
            <draw:text-box/>
          </draw:frame>
        </presentation:notes>
      </draw:page>
      <draw:page draw:name="Virtual Operations Centres" draw:style-name="dp1" draw:master-page-name="Default_20_3" presentation:presentation-page-layout-name="AL4T19">
        <draw:frame draw:name="Title 1" presentation:style-name="pr10" draw:text-style-name="P1" draw:layer="layout" svg:width="22.859cm" svg:height="3.174cm" svg:x="1.27cm" svg:y="0.763cm" presentation:class="title" presentation:user-transformed="true">
          <draw:text-box>
            <text:p text:style-name="P10"><text:span text:style-name="T7">Virtual Operations Centres</text:span></text:p>
          </draw:text-box>
        </draw:frame>
        <draw:frame draw:name="Footer Placeholder 2" presentation:style-name="pr11"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11"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Rectangle 21" draw:style-name="gr36" draw:text-style-name="P1" draw:layer="layout" svg:width="5.502cm" svg:height="1.436cm" svg:x="9.803cm" svg:y="6.998cm">
          <text:p text:style-name="P16"><text:span text:style-name="T10">EOC</text:span></text:p>
          <text:p text:style-name="P16"><text:span text:style-name="T17">Emergency Operations Centre</text:span></text:p>
          <draw:enhanced-geometry svg:viewBox="0 0 21600 21600" draw:type="rectangle" draw:enhanced-path="M 0 0 L 21600 0 21600 21600 0 21600 0 0 Z N"/>
        </draw:custom-shape>
        <draw:custom-shape draw:name="Rounded Rectangle 35" draw:style-name="gr37" draw:text-style-name="P1" draw:layer="layout" svg:width="2.504cm" svg:height="1.437cm" svg:x="4.401cm" svg:y="7.276cm">
          <text:p text:style-name="P16"><text:span text:style-name="T25">Police</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8" draw:style-name="gr38" draw:text-style-name="P1" draw:layer="layout" svg:width="7.196cm" svg:height="7.429cm" svg:x="8.956cm" svg:y="8.493cm">
          <text:p/>
          <draw:enhanced-geometry svg:viewBox="0 0 21600 21600" draw:type="rectangle" draw:enhanced-path="M 0 0 L 21600 0 21600 21600 0 21600 0 0 Z N"/>
        </draw:custom-shape>
        <draw:custom-shape draw:name="Rounded Rectangle 17" draw:style-name="gr39" draw:text-style-name="P1" draw:layer="layout" svg:width="2.151cm" svg:height="0.678cm" svg:x="10.014cm" svg:y="10.389cm">
          <text:p text:style-name="P16"><text:span text:style-name="T25">Pol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0" draw:style-name="gr39" draw:text-style-name="P1" draw:layer="layout" svg:width="2.151cm" svg:height="0.678cm" svg:x="10.014cm" svg:y="11.448cm">
          <text:p text:style-name="P16"><text:span text:style-name="T25">F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39" draw:text-style-name="P1" draw:layer="layout" svg:width="2.151cm" svg:height="0.678cm" svg:x="10.014cm" svg:y="12.506cm">
          <text:p text:style-name="P16"><text:span text:style-name="T25">E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40" draw:text-style-name="P1" draw:layer="layout" svg:width="2.715cm" svg:height="0.678cm" svg:x="12.59cm" svg:y="11.448cm">
          <text:p text:style-name="P16"><text:span text:style-name="T25">Public Work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5" draw:style-name="gr39" draw:text-style-name="P1" draw:layer="layout" svg:width="2.715cm" svg:height="1.079cm" svg:x="12.59cm" svg:y="13.582cm">
          <text:p text:style-name="P16"><text:span text:style-name="T25">ESS</text:span></text:p>
          <text:p text:style-name="P16"><text:span text:style-name="T27">Emergency Social 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6" draw:style-name="gr40" draw:text-style-name="P1" draw:layer="layout" svg:width="2.715cm" svg:height="1.075cm" svg:x="10.808cm" svg:y="8.714cm">
          <text:p text:style-name="P16"><text:span text:style-name="T25">Emergency Manag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7" draw:style-name="gr40" draw:text-style-name="P1" draw:layer="layout" svg:width="2.715cm" svg:height="0.678cm" svg:x="12.59cm" svg:y="10.389cm">
          <text:p text:style-name="P16"><text:span text:style-name="T25">Transpor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8" draw:style-name="gr40" draw:text-style-name="P1" draw:layer="layout" svg:width="2.715cm" svg:height="0.678cm" svg:x="12.59cm" svg:y="12.51cm">
          <text:p text:style-name="P16"><text:span text:style-name="T25">Public Heal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41" draw:style-name="gr37" draw:text-style-name="P1" draw:layer="layout" svg:width="2.504cm" svg:height="1.437cm" svg:x="4.401cm" svg:y="9.631cm">
          <text:p text:style-name="P16"><text:span text:style-name="T25">Fire</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43" draw:style-name="gr13" draw:text-style-name="P4" draw:layer="layout" svg:x1="6.905cm" svg:y1="7.994cm" svg:x2="10.014cm" svg:y2="10.728cm" svg:d="m6905 7994h1555v2734h1554">
          <text:p/>
        </draw:connector>
        <draw:connector draw:name="Elbow Connector 44" draw:style-name="gr13" draw:text-style-name="P4" draw:layer="layout" svg:x1="6.905cm" svg:y1="10.349cm" svg:x2="10.014cm" svg:y2="11.787cm" svg:d="m6905 10349h1555v1438h1554">
          <text:p/>
        </draw:connector>
        <draw:custom-shape draw:name="Rounded Rectangle 48" draw:style-name="gr37" draw:text-style-name="P1" draw:layer="layout" svg:width="2.504cm" svg:height="1.437cm" svg:x="4.401cm" svg:y="12.127cm">
          <text:p text:style-name="P16"><text:span text:style-name="T25">EMS</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49" draw:style-name="gr13" draw:text-style-name="P4" draw:layer="layout" svg:x1="6.905cm" svg:y1="12.845cm" svg:x2="10.014cm" svg:y2="12.849cm" svg:d="m6905 12845h1555v4h1554">
          <text:p/>
        </draw:connector>
        <draw:custom-shape draw:name="Rounded Rectangle 59" draw:style-name="gr37" draw:text-style-name="P1" draw:layer="layout" svg:width="2.962cm" svg:height="1.441cm" svg:x="17.992cm" svg:y="8.947cm">
          <text:p text:style-name="P16"><text:span text:style-name="T25">Transportation</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60" draw:style-name="gr37" draw:text-style-name="P1" draw:layer="layout" svg:width="2.962cm" svg:height="1.441cm" svg:x="17.992cm" svg:y="11.068cm">
          <text:p text:style-name="P16"><text:span text:style-name="T25">Public Works</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61" draw:style-name="gr13" draw:text-style-name="P4" draw:layer="layout" svg:x1="15.306cm" svg:y1="10.728cm" svg:x2="17.991cm" svg:y2="9.67cm" svg:d="m15306 10728h1343v-1058h1342">
          <text:p/>
        </draw:connector>
        <draw:connector draw:name="Elbow Connector 64" draw:style-name="gr13" draw:text-style-name="P4" draw:layer="layout" svg:x1="15.306cm" svg:y1="11.787cm" svg:x2="17.991cm" svg:y2="11.791cm" svg:d="m15306 11787h1343v4h1342">
          <text:p/>
        </draw:connector>
        <draw:custom-shape draw:name="Rounded Rectangle 73" draw:style-name="gr39" draw:text-style-name="P1" draw:layer="layout" svg:width="2.151cm" svg:height="0.683cm" svg:x="10.014cm" svg:y="13.608cm">
          <text:p text:style-name="P16"><text:span text:style-name="T25">Byla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78" draw:style-name="gr37" draw:text-style-name="P1" draw:layer="layout" svg:width="2.504cm" svg:height="1.441cm" svg:x="4.401cm" svg:y="14.482cm">
          <text:p text:style-name="P16"><text:span text:style-name="T25">Bylaw</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79" draw:style-name="gr13" draw:text-style-name="P4" draw:layer="layout" svg:x1="6.905cm" svg:y1="15.2cm" svg:x2="10.014cm" svg:y2="13.952cm" svg:d="m6905 15200h1555v-1248h1554">
          <text:p/>
        </draw:connector>
        <draw:custom-shape draw:name="Rounded Rectangle 29" draw:style-name="gr41" draw:text-style-name="P1" draw:layer="layout" svg:width="2.962cm" svg:height="1.441cm" svg:x="17.992cm" svg:y="13.229cm">
          <text:p text:style-name="P16"><text:span text:style-name="T25">Public Health</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41" draw:text-style-name="P1" draw:layer="layout" svg:width="2.962cm" svg:height="1.445cm" svg:x="17.992cm" svg:y="15.2cm">
          <text:p text:style-name="P16"><text:span text:style-name="T25">ESS</text:span></text:p>
          <text:p text:style-name="P16"><text:span text:style-name="T25">Operations Cent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31" draw:style-name="gr13" draw:text-style-name="P4" draw:layer="layout" svg:x1="15.306cm" svg:y1="12.849cm" svg:x2="17.991cm" svg:y2="13.952cm" svg:d="m15306 12849h1343v1103h1342">
          <text:p/>
        </draw:connector>
        <draw:connector draw:name="Elbow Connector 34" draw:style-name="gr13" draw:text-style-name="P4" draw:layer="layout" svg:x1="15.306cm" svg:y1="14.124cm" svg:x2="17.991cm" svg:y2="15.923cm" svg:d="m15306 14124h1343v1799h1342">
          <text:p/>
        </draw:connector>
        <draw:custom-shape draw:name="TextBox 29" draw:style-name="gr2" draw:text-style-name="P1" draw:layer="layout" svg:width="22.859cm" svg:height="2.792cm" svg:x="1.27cm" svg:y="3.598cm">
          <text:p text:style-name="P31"><text:span text:style-name="T9">Agencies that do not use an operations centre on a daily basis, such as Public Health and ESS, will open their virtual centres in the designated facility. The operations centre may normally be a meeting room.</text:span></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1" presentation:class="page"/>
          <draw:frame presentation:style-name="pr12" draw:layer="layout" svg:width="17.271cm" svg:height="12.573cm" svg:x="2.159cm" svg:y="13.271cm" presentation:class="notes" presentation:placeholder="true">
            <draw:text-box/>
          </draw:frame>
        </presentation:notes>
      </draw:page>
      <draw:page draw:name="page22" draw:style-name="dp1" draw:master-page-name="Default_20_4">
        <draw:frame draw:name="Footer Placeholder 1" presentation:style-name="pr1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2" presentation:style-name="pr1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Title 4" draw:style-name="gr42" draw:text-style-name="P1" draw:layer="layout" svg:width="22.859cm" svg:height="3.174cm" svg:x="1.27cm" svg:y="0.763cm">
          <text:p text:style-name="P16"><text:span text:style-name="T15">Scale and Structure Will Vary</text:span></text:p>
          <draw:enhanced-geometry svg:viewBox="0 0 21600 21600" draw:type="rectangle" draw:enhanced-path="M 0 0 L 21600 0 21600 21600 0 21600 0 0 Z N"/>
        </draw:custom-shape>
        <draw:custom-shape draw:name="Content Placeholder 5" draw:style-name="gr42" draw:text-style-name="P1" draw:layer="layout" svg:width="22.859cm" svg:height="14.181cm" svg:x="1.27cm" svg:y="3.387cm">
          <text:list text:style-name="L20">
            <text:list-item>
              <text:p text:style-name="P32"><text:span text:style-name="T9">Each incident and each Municipality will utilize a different response structure. This is why IMS is an ideal structure for Amateur radio because it can scale from a single radio operator, up to thousands.</text:span></text:p>
            </text:list-item>
            <text:list-item>
              <text:p text:style-name="P33"><text:span text:style-name="T9">In a small Municipality, or for a small incident, all functions may be managed from the EOC. As the incident scales up, or in larger Municipalities, some functions may move to separate, dedicated Command Centres. </text:span></text:p>
            </text:list-item>
          </text:list>
          <text:list text:style-name="L21">
            <text:list-item>
              <text:list>
                <text:list-item>
                  <text:p text:style-name="P34"><text:span text:style-name="T9">Police, Fire and Paramedics operate their own command centres all the time and continue to do so in an emergency. </text:span></text:p>
                </text:list-item>
              </text:list>
            </text:list-item>
          </text:list>
          <text:list text:style-name="L22">
            <text:list-item>
              <text:p text:style-name="P33"><text:span text:style-name="T9">Some Municipalities may use internal resources for Emergency Social Services (ESS), or may have an MOU with the Red Cross and Salvation Army to provide services.</text:span></text:p>
            </text:list-item>
            <text:list-item>
              <text:p text:style-name="P33"><text:span text:style-name="T9">Some organizations such as Red Cross, Salvation Army and the Hospitals, may cover more than one Municipality.</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2" presentation:class="page"/>
          <draw:frame presentation:style-name="pr15" draw:layer="layout" svg:width="17.271cm" svg:height="12.573cm" svg:x="2.159cm" svg:y="13.271cm" presentation:class="notes" presentation:placeholder="true">
            <draw:text-box/>
          </draw:frame>
        </presentation:notes>
      </draw:page>
      <draw:page draw:name="page23" draw:style-name="dp1" draw:master-page-name="Default_20_4">
        <draw:frame draw:name="Footer Placeholder 1" presentation:style-name="pr1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2" presentation:style-name="pr1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Title 4" draw:style-name="gr42" draw:text-style-name="P1" draw:layer="layout" svg:width="22.859cm" svg:height="3.174cm" svg:x="1.27cm" svg:y="0.763cm">
          <text:p text:style-name="P16"><text:span text:style-name="T7">Multiple Clients &amp; EOCs</text:span></text:p>
          <draw:enhanced-geometry svg:viewBox="0 0 21600 21600" draw:type="rectangle" draw:enhanced-path="M 0 0 L 21600 0 21600 21600 0 21600 0 0 Z N"/>
        </draw:custom-shape>
        <draw:custom-shape draw:name="Content Placeholder 5" draw:style-name="gr42" draw:text-style-name="P1" draw:layer="layout" svg:width="22.859cm" svg:height="13.629cm" svg:x="1.27cm" svg:y="3.938cm">
          <text:list text:style-name="L20">
            <text:list-item>
              <text:p text:style-name="P32"><text:span text:style-name="T9">The relationships in a large emergency or disaster are unlikely to be as simple as a single Municipal EOC through which everything is directly managed. </text:span></text:p>
            </text:list-item>
            <text:list-item>
              <text:p text:style-name="P23"><text:span text:style-name="T9">There may be multiple EOCs involved, all working in parallel.</text:span></text:p>
            </text:list-item>
          </text:list>
          <text:list text:style-name="L21">
            <text:list-item>
              <text:list>
                <text:list-item>
                  <text:p text:style-name="P30"><text:span text:style-name="T28">Provincial</text:span></text:p>
                </text:list-item>
                <text:list-item>
                  <text:p text:style-name="P30"><text:span text:style-name="T28">County and multiple local Municipalities</text:span></text:p>
                </text:list-item>
                <text:list-item>
                  <text:p text:style-name="P30"><text:span text:style-name="T28">Major Airports</text:span></text:p>
                </text:list-item>
                <text:list-item>
                  <text:p text:style-name="P30"><text:span text:style-name="T28">Hospitals</text:span></text:p>
                </text:list-item>
                <text:list-item>
                  <text:p text:style-name="P30"><text:span text:style-name="T28">Businesses</text:span></text:p>
                </text:list-item>
                <text:list-item>
                  <text:p text:style-name="P30"><text:span text:style-name="T28">Government offices within the affected area</text:span></text:p>
                </text:list-item>
              </text:list>
            </text:list-item>
            <text:list-item>
              <text:p text:style-name="P23"><text:span text:style-name="T9">There may be multiple support organizations working within the impacted area, operating under more than one support agreement. </text:span></text:p>
            </text:list-item>
            <text:list-item>
              <text:p text:style-name="P23"><text:span text:style-name="T29">IMS provides a scalable solution to make this work together!</text:span></text:p>
            </text:list-item>
          </text:list>
          <text:p text:style-name="P32"><text:span text:style-name="T9"/></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3" presentation:class="page"/>
          <draw:frame presentation:style-name="pr15" draw:layer="layout" svg:width="17.271cm" svg:height="12.573cm" svg:x="2.159cm" svg:y="13.271cm" presentation:class="notes" presentation:placeholder="true">
            <draw:text-box/>
          </draw:frame>
        </presentation:notes>
      </draw:page>
      <draw:page draw:name="page24" draw:style-name="dp1" draw:master-page-name="Default_20_4">
        <draw:frame draw:name="Footer Placeholder 2" presentation:style-name="pr1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1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Rectangle 2" draw:style-name="gr42" draw:text-style-name="P1" draw:layer="layout" svg:width="22.859cm" svg:height="2.834cm" svg:x="1.27cm" svg:y="0.763cm">
          <text:p text:style-name="P16"><text:span text:style-name="T30">Amateur Radio Is A</text:span><text:span text:style-name="T23"><text:line-break/></text:span><text:span text:style-name="T7">Managed Service</text:span></text:p>
          <draw:enhanced-geometry svg:viewBox="0 0 21600 21600" draw:type="rectangle" draw:enhanced-path="M 0 0 L 21600 0 21600 21600 0 21600 0 0 Z N"/>
        </draw:custom-shape>
        <draw:custom-shape draw:name="Rectangle 3" draw:style-name="gr42" draw:text-style-name="P1" draw:layer="layout" svg:width="22.859cm" svg:height="13.334cm" svg:x="1.27cm" svg:y="4.233cm">
          <text:p text:style-name="P35"><text:span text:style-name="T31">There are too many combinations and possibilities to define end to end Amateur radio communications solutions in advance, or for clients to select and assign resources. </text:span></text:p>
          <text:list text:style-name="L23">
            <text:list-item>
              <text:list>
                <text:list-item>
                  <text:p text:style-name="P30"><text:span text:style-name="T31">Resource components can be pre-defined, then assigned by </text:span><text:span text:style-name="T32">knowledgeable</text:span><text:span text:style-name="T31"> people who understand the capabilities and limitations of these resources.</text:span></text:p>
                </text:list-item>
                <text:list-item>
                  <text:p text:style-name="P30"><text:span text:style-name="T31">Solutions provided are based on client requirements and the resources available at the time. (Clients and Amateur radio may be all volunteer)</text:span></text:p>
                </text:list-item>
              </text:list>
            </text:list-item>
          </text:list>
          <text:p text:style-name="P36"><text:span text:style-name="T31">Must be able to simultaneously support multiple agencies, with different requirements, boundaries and timelines.</text:span></text:p>
          <text:list text:style-name="L24">
            <text:list-item>
              <text:list>
                <text:list-item>
                  <text:p text:style-name="P34"><text:span text:style-name="T31">Red Cross boundaries may go outside the City and their role may continue after other organizations stand down.</text:span><text:span text:style-name="T9"> </text:span></text:p>
                </text:list-item>
                <text:list-item>
                  <text:p text:style-name="P34"><text:span text:style-name="T9">May be EOCs at the County and local Municipal level to support.</text:span></text:p>
                </text:list-item>
              </text:list>
            </text:list-item>
          </text:list>
          <text:p text:style-name="P32"><text:span text:style-name="T8"/></text:p>
          <text:p text:style-name="P37"><text:span text:style-name="T8"/></text:p>
          <text:p text:style-name="P32"><text:span text:style-name="T8"/></text:p>
          <text:p text:style-name="P32"><text:span text:style-name="T8"/></text:p>
          <text:p text:style-name="P32"><text:span text:style-name="T8"/></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4" presentation:class="page"/>
          <draw:frame presentation:style-name="pr15" draw:layer="layout" svg:width="17.271cm" svg:height="12.573cm" svg:x="2.159cm" svg:y="13.271cm" presentation:class="notes" presentation:placeholder="true">
            <draw:text-box/>
          </draw:frame>
        </presentation:notes>
      </draw:page>
      <draw:page draw:name="page25" draw:style-name="dp1" draw:master-page-name="Default_20_4">
        <draw:frame draw:name="Footer Placeholder 1" presentation:style-name="pr1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2" presentation:style-name="pr1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Rectangle 2" draw:style-name="gr42" draw:text-style-name="P1" draw:layer="layout" svg:width="22.859cm" svg:height="3.174cm" svg:x="1.27cm" svg:y="0.763cm">
          <text:p text:style-name="P16"><text:span text:style-name="T7">Managing Resources</text:span></text:p>
          <draw:enhanced-geometry svg:viewBox="0 0 21600 21600" draw:type="rectangle" draw:enhanced-path="M 0 0 L 21600 0 21600 21600 0 21600 0 0 Z N"/>
        </draw:custom-shape>
        <draw:custom-shape draw:name="Rectangle 3" draw:style-name="gr42" draw:text-style-name="P1" draw:layer="layout" svg:width="22.859cm" svg:height="12.571cm" svg:x="1.27cm" svg:y="4.445cm">
          <text:p text:style-name="P38"><text:span text:style-name="T9">Many sites such as the EOC have permanent radios, and as much as possible, the equipment in temporary sites such as shelters should not change with each shift. This ensures a consistent level of service and allows planning to focus on only people for shift changes.</text:span></text:p>
          <text:p text:style-name="P36"><text:span text:style-name="T9">Most Amateurs are “entry level” volunteers, so they are not all equal in radio skill, training and physical capability.</text:span></text:p>
          <text:list text:style-name="L24">
            <text:list-item>
              <text:list>
                <text:list-item>
                  <text:p text:style-name="P34"><text:span text:style-name="T9">The right resources need to be assigned to the right location, by someone who understands the resources and volunteer capabilities.</text:span></text:p>
                </text:list-item>
              </text:list>
            </text:list-item>
          </text:list>
          <text:p text:style-name="P36"><text:span text:style-name="T9">Requires amateur radio to be organized as a group, with some equipment owned and operated by the group, such as portable repeaters and other infrastructure. </text:span></text:p>
          <text:p text:style-name="P32"><text:span text:style-name="T9"/></text:p>
          <text:p text:style-name="P37"><text:span text:style-name="T9"/></text:p>
          <text:p text:style-name="P32"><text:span text:style-name="T9"/></text:p>
          <text:p text:style-name="P32"><text:span text:style-name="T9"/></text:p>
          <text:p text:style-name="P32"><text:span text:style-name="T9"/></text:p>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5" presentation:class="page"/>
          <draw:frame presentation:style-name="pr15" draw:layer="layout" svg:width="17.271cm" svg:height="12.573cm" svg:x="2.159cm" svg:y="13.271cm" presentation:class="notes" presentation:placeholder="true">
            <draw:text-box/>
          </draw:frame>
        </presentation:notes>
      </draw:page>
      <draw:page draw:name="page26" draw:style-name="dp1" draw:master-page-name="Default_20_4">
        <draw:frame draw:name="Footer Placeholder 1" presentation:style-name="pr1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2" presentation:style-name="pr1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Title 1" draw:style-name="gr42" draw:text-style-name="P1" draw:layer="layout" svg:width="22.859cm" svg:height="3.174cm" svg:x="1.27cm" svg:y="0.763cm">
          <text:p text:style-name="P39"><text:span text:style-name="T7">People</text:span><text:span text:style-name="T7"><text:line-break/></text:span><text:span text:style-name="T23">The Most Important Resource</text:span></text:p>
          <draw:enhanced-geometry svg:viewBox="0 0 21600 21600" draw:type="rectangle" draw:enhanced-path="M 0 0 L 21600 0 21600 21600 0 21600 0 0 Z N"/>
        </draw:custom-shape>
        <draw:custom-shape draw:name="Content Placeholder 2" draw:style-name="gr42" draw:text-style-name="P1" draw:layer="layout" svg:width="22.859cm" svg:height="13.122cm" svg:x="1.27cm" svg:y="4.445cm">
          <text:list text:style-name="L27">
            <text:list-item>
              <text:p text:style-name="P40"><text:span text:style-name="T9">Contrary to most Amateurs claim, Radio Amateurs are no different than the regular population. Only a </text:span><text:span text:style-name="T24">small</text:span><text:span text:style-name="T9"> percentage of licensed Amateurs have an interest in community events or emergencies. </text:span></text:p>
            </text:list-item>
            <text:list-item>
              <text:p text:style-name="P40"><text:span text:style-name="T9">Within the Amateurs interested in community service, there is a smaller sub set that are committed and willing to take on personal responsibility to be prepared and to help the group be prepared. </text:span></text:p>
            </text:list-item>
            <text:list-item>
              <text:p text:style-name="P40"><text:span text:style-name="T9">With a limited number of Amateurs available in an Emergency, there must be a plan to ensure efficient use of this limited resource. There will be permanent radios at some sites and Amateurs who are willing to lend their radios. The challenge is getting enough radio operators. </text:span></text:p>
            </text:list-item>
            <text:list-item>
              <text:p text:style-name="P40"><text:span text:style-name="T9">IMS is an excellent tool to efficiently manage resources, including Amateur Radio operators and equipment.</text:span></text:p>
            </text:list-item>
          </text:list>
          <draw:enhanced-geometry svg:viewBox="0 0 21600 21600" draw:type="rectangle" draw:enhanced-path="M 0 0 L 21600 0 21600 21600 0 21600 0 0 Z N"/>
        </draw:custom-shape>
        <presentation:notes draw:style-name="dp2">
          <draw:page-thumbnail draw:style-name="gr7" draw:layer="layout" svg:width="13.968cm" svg:height="10.476cm" svg:x="3.81cm" svg:y="2.123cm" draw:page-number="26" presentation:class="page"/>
          <draw:frame presentation:style-name="pr15" draw:layer="layout" svg:width="17.271cm" svg:height="12.573cm" svg:x="2.159cm" svg:y="13.271cm" presentation:class="notes" presentation:placeholder="true">
            <draw:text-box/>
          </draw:frame>
        </presentation:notes>
      </draw:page>
      <draw:page draw:name="SUMMARY" draw:style-name="dp1" draw:master-page-name="Default_20_1" presentation:presentation-page-layout-name="AL2T11">
        <draw:frame draw:name="Title 4" presentation:style-name="pr2" draw:text-style-name="P1" draw:layer="layout" svg:width="22.859cm" svg:height="3.174cm" svg:x="1.27cm" svg:y="0.763cm" presentation:class="title" presentation:user-transformed="true">
          <draw:text-box>
            <text:p text:style-name="P10"><text:span text:style-name="T7">SUMMARY</text:span></text:p>
          </draw:text-box>
        </draw:frame>
        <draw:frame draw:name="Content Placeholder 5" presentation:style-name="pr3" draw:text-style-name="P1" draw:layer="layout" svg:width="22.859cm" svg:height="12.571cm" svg:x="1.27cm" svg:y="4.445cm" presentation:class="outline" presentation:user-transformed="true">
          <draw:text-box>
            <text:p text:style-name="P41"><text:span text:style-name="T9">The IMS structure is flexible to cover different situations that may be encountered by an ARES group. This includes situations such as;</text:span></text:p>
            <text:list text:style-name="L28">
              <text:list-item>
                <text:p text:style-name="P12"><text:span text:style-name="T9">There is no declared state of emergency</text:span></text:p>
              </text:list-item>
              <text:list-item>
                <text:p text:style-name="P12"><text:span text:style-name="T9">The EOC is not opened, but there are shelters</text:span></text:p>
              </text:list-item>
              <text:list-item>
                <text:p text:style-name="P12"><text:span text:style-name="T9">The local Municipality does not require emergency radio communications, but the Red Cross, Salvation Army and/or the Hospital(s) do require Amateur Radio support.</text:span></text:p>
              </text:list-item>
              <text:list-item>
                <text:p text:style-name="P12"><text:span text:style-name="T9">The disaster is in a neighbouring Municipality, but through Mutual Aid, you are providing a radio gateway (NCS in non impacted area), or volunteers into the impacted area.</text:span></text:p>
              </text:list-item>
            </text:list>
          </draw:text-box>
        </draw:frame>
        <draw:frame draw:name="Footer Placeholder 2" presentation:style-name="pr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3" presentation:style-name="pr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27" presentation:class="page"/>
          <draw:frame presentation:style-name="pr5" draw:layer="layout" svg:width="17.271cm" svg:height="12.573cm" svg:x="2.159cm" svg:y="13.271cm" presentation:class="notes" presentation:placeholder="true">
            <draw:text-box/>
          </draw:frame>
        </presentation:notes>
      </draw:page>
      <draw:page draw:name="Review" draw:style-name="dp1" draw:master-page-name="Default_20_1" presentation:presentation-page-layout-name="AL2T11">
        <draw:frame draw:name="Title 1" presentation:style-name="pr2" draw:text-style-name="P1" draw:layer="layout" svg:width="22.859cm" svg:height="3.174cm" svg:x="1.27cm" svg:y="0.763cm" presentation:class="title" presentation:user-transformed="true">
          <draw:text-box>
            <text:p text:style-name="P10"><text:span text:style-name="T7">Review</text:span></text:p>
          </draw:text-box>
        </draw:frame>
        <draw:frame draw:name="Content Placeholder 2" presentation:style-name="pr3" draw:text-style-name="P1" draw:layer="layout" svg:width="22.859cm" svg:height="12.571cm" svg:x="1.27cm" svg:y="4.445cm" presentation:class="outline" presentation:user-transformed="true">
          <draw:text-box>
            <text:list text:style-name="L4">
              <text:list-item>
                <text:p text:style-name="P41"><text:span text:style-name="T8">To be added</text:span></text:p>
              </text:list-item>
            </text:list>
          </draw:text-box>
        </draw:frame>
        <draw:frame draw:name="Footer Placeholder 3" presentation:style-name="pr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4" presentation:style-name="pr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28" presentation:class="page"/>
          <draw:frame presentation:style-name="pr5" draw:layer="layout" svg:width="17.271cm" svg:height="12.573cm" svg:x="2.159cm" svg:y="13.271cm" presentation:class="notes" presentation:placeholder="true">
            <draw:text-box/>
          </draw:frame>
        </presentation:notes>
      </draw:page>
      <draw:page draw:name="Answers" draw:style-name="dp1" draw:master-page-name="Default_20_1" presentation:presentation-page-layout-name="AL2T11">
        <draw:frame draw:name="Title 1" presentation:style-name="pr2" draw:text-style-name="P1" draw:layer="layout" svg:width="22.859cm" svg:height="3.174cm" svg:x="1.27cm" svg:y="0.763cm" presentation:class="title" presentation:user-transformed="true">
          <draw:text-box>
            <text:p text:style-name="P10"><text:span text:style-name="T7">Answers</text:span></text:p>
          </draw:text-box>
        </draw:frame>
        <draw:frame draw:name="Content Placeholder 2" presentation:style-name="pr3" draw:text-style-name="P1" draw:layer="layout" svg:width="22.859cm" svg:height="12.571cm" svg:x="1.27cm" svg:y="4.445cm" presentation:class="outline" presentation:user-transformed="true">
          <draw:text-box>
            <text:list text:style-name="L4">
              <text:list-item>
                <text:p text:style-name="P41"><text:span text:style-name="T8">To be added</text:span></text:p>
              </text:list-item>
            </text:list>
          </draw:text-box>
        </draw:frame>
        <draw:frame draw:name="Footer Placeholder 3" presentation:style-name="pr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4" presentation:style-name="pr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presentation:notes draw:style-name="dp2">
          <draw:page-thumbnail draw:style-name="gr7" draw:layer="layout" svg:width="13.968cm" svg:height="10.476cm" svg:x="3.81cm" svg:y="2.123cm" draw:page-number="29" presentation:class="page"/>
          <draw:frame presentation:style-name="pr5" draw:layer="layout" svg:width="17.271cm" svg:height="12.573cm" svg:x="2.159cm" svg:y="13.271cm" presentation:class="notes" presentation:placeholder="true">
            <draw:text-box/>
          </draw:frame>
        </presentation:notes>
      </draw:page>
      <draw:page draw:name="page30" draw:style-name="dp1" draw:master-page-name="Default_20_4">
        <draw:frame draw:name="Footer Placeholder 3" presentation:style-name="pr14" draw:text-style-name="P14" draw:layer="layout" svg:width="16.756cm" svg:height="1.101cm" svg:x="4.198cm" svg:y="17.568cm" presentation:class="footer" presentation:user-transformed="true">
          <draw:text-box>
            <text:p text:style-name="P13"><text:span text:style-name="T6">Emergency Measures Radio Group (EMRG) - Ottawa ARES</text:span></text:p>
          </draw:text-box>
        </draw:frame>
        <draw:frame draw:name="Slide Number Placeholder 4" presentation:style-name="pr14" draw:text-style-name="P15" draw:layer="layout" svg:width="3.028cm" svg:height="1.101cm" svg:x="21.101cm" svg:y="17.568cm" presentation:class="page-number" presentation:user-transformed="true">
          <draw:text-box>
            <text:p text:style-name="P13"><text:span text:style-name="T6"><text:page-number>&lt;number&gt;</text:page-number></text:span></text:p>
          </draw:text-box>
        </draw:frame>
        <draw:custom-shape draw:name="Text Box 4" draw:style-name="gr3" draw:text-style-name="P1" draw:layer="layout" svg:width="15.107cm" svg:height="2.537cm" svg:x="5.447cm" svg:y="1.252cm">
          <text:p text:style-name="P3"><text:span text:style-name="T33">www.emrg.ca</text:span></text:p>
          <draw:enhanced-geometry svg:viewBox="0 0 21600 21600" draw:type="rectangle" draw:enhanced-path="M 0 0 L 21600 0 21600 21600 0 21600 0 0 Z N"/>
        </draw:custom-shape>
        <draw:custom-shape draw:name="Text Box 5" draw:style-name="gr2" draw:text-style-name="P1" draw:layer="layout" svg:width="20.813cm" svg:height="9.439cm" svg:x="2.646cm" svg:y="4.763cm">
          <text:p text:style-name="P42"><text:span text:style-name="T8">The EMRG web site provides information related to Amateur radio emergency communications, specifically as it relates to the City of Ottawa.</text:span></text:p>
          <text:list text:style-name="L29">
            <text:list-item>
              <text:list>
                <text:list-item>
                  <text:p text:style-name="P43"><text:span text:style-name="T8">Project Information</text:span></text:p>
                </text:list-item>
                <text:list-item>
                  <text:p text:style-name="P43"><text:span text:style-name="T8">Newsletters</text:span></text:p>
                </text:list-item>
                <text:list-item>
                  <text:p text:style-name="P43"><text:span text:style-name="T8">Upcoming Events</text:span></text:p>
                </text:list-item>
                <text:list-item>
                  <text:p text:style-name="P43"><text:span text:style-name="T8">Documentation</text:span></text:p>
                </text:list-item>
                <text:list-item>
                  <text:p text:style-name="P43"><text:span text:style-name="T8">Links to related information</text:span></text:p>
                </text:list-item>
              </text:list>
            </text:list-item>
          </text:list>
          <draw:enhanced-geometry svg:viewBox="0 0 21600 21600" draw:type="rectangle" draw:enhanced-path="M 0 0 L 21600 0 21600 21600 0 21600 0 0 Z N"/>
        </draw:custom-shape>
        <draw:custom-shape draw:name="Text Box 6" draw:style-name="gr2" draw:text-style-name="P1" draw:layer="layout" svg:width="6.984cm" svg:height="1.267cm" svg:x="3.986cm" svg:y="15.209cm">
          <text:p text:style-name="P2"><text:span text:style-name="T8">Information: <text:s/></text:span></text:p>
          <draw:enhanced-geometry svg:viewBox="0 0 21600 21600" draw:type="rectangle" draw:enhanced-path="M 0 0 L 21600 0 21600 21600 0 21600 0 0 Z N"/>
        </draw:custom-shape>
        <draw:frame draw:name="Picture 8" draw:style-name="gr43" draw:text-style-name="P4" draw:layer="layout" svg:width="9.101cm" svg:height="1.137cm" svg:x="10.583cm" svg:y="15.209cm">
          <draw:image xlink:href="Pictures/10000000000001580000002BD48DCE97.jpg" xlink:type="simple" xlink:show="embed" xlink:actuate="onLoad">
            <text:p/>
          </draw:image>
        </draw:frame>
        <presentation:notes draw:style-name="dp2">
          <draw:page-thumbnail draw:style-name="gr7" draw:layer="layout" svg:width="13.968cm" svg:height="10.476cm" svg:x="3.81cm" svg:y="2.123cm" draw:page-number="30" presentation:class="page"/>
          <draw:frame presentation:style-name="pr15"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draw:marker draw:name="msArrowEnd_20_5" draw:display-name="msArrowEnd 5" svg:viewBox="0 0 300 300" svg:d="m150 0 150 300h-300z"/>
    <draw:stroke-dash draw:name="Dash_20_2" draw:display-name="Dash 2" draw:style="rect" draw:dots1="1" draw:dots1-length="0.009cm" draw:dots2="1" draw:dots2-length="0.036cm" draw:distance="0.027cm"/>
    <draw:stroke-dash draw:name="Dash_20_3" draw:display-name="Dash 3" draw:style="rect" draw:dots1="1" draw:dots1-length="0.035cm" draw:dots2="1" draw:dots2-length="0.14cm" draw:distance="0.105cm"/>
    <draw:stroke-dash draw:name="Dash_20_4" draw:display-name="Dash 4" draw:style="rect" draw:dots1="1" draw:dots1-length="0.026cm" draw:dots2="1" draw:dots2-length="0.104cm" draw:distance="0.078cm"/>
    <draw:stroke-dash draw:name="Dash_20_5" draw:display-name="Dash 5" draw:style="rect" draw:dots2="1" draw:dots2-length="0.027cm" draw:distance="0.009cm"/>
    <draw:stroke-dash draw:name="Dash_20_6" draw:display-name="Dash 6" draw:style="round" draw:dots2="1" draw:dots2-length="864%" draw:distance="288%"/>
    <draw:stroke-dash draw:name="Dash_20_7" draw:display-name="Dash 7" draw:style="rect" draw:dots1="2" draw:dots1-length="0.026cm" draw:dots2="1" draw:dots2-length="0.208cm" draw:distance="0.078cm"/>
    <draw:stroke-dash draw:name="Dash_20_8" draw:display-name="Dash 8" draw:style="rect" draw:dots2="1" draw:dots2-length="0.213cm" draw:distance="0.07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outline4" style:family="presentation" style:parent-style-name="Default-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simple"/>
      <style:text-properties fo:color="#000000" style:text-outline="false" style:text-line-through-style="none" fo:font-family="Arial" fo:font-size="24pt" fo:letter-spacing="normal" fo:language="en" fo:country="US" fo:font-style="normal" fo:text-shadow="none" style:text-underline-style="none" fo:font-weight="normal" style:letter-kerning="true" style:font-family-asian="'DejaVu Sans'" style:font-family-generic-asian="system" style:font-pitch-asian="variable" style:font-size-asian="24pt" style:language-asian="en" style:country-asian="US" style:font-style-asian="normal" style:font-weight-asian="normal" style:font-family-complex="'DejaVu 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punctuation-wrap="simple"/>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punctuation-wrap="simple"/>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punctuation-wrap="simple"/>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Arial" fo:font-size="40pt" fo:letter-spacing="normal" fo:language="en" fo:country="US" fo:font-style="normal" fo:text-shadow="none" style:text-underline-style="none" fo:font-weight="normal" style:letter-kerning="true" style:font-family-asian="'DejaVu Sans'" style:font-family-generic-asian="system" style:font-pitch-asian="variable" style:font-size-asian="40pt" style:language-asian="en" style:country-asian="US" style:font-style-asian="normal" style:font-weight-asian="normal" style:font-family-complex="'DejaVu 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35cm" svg:stroke-color="#000000" draw:stroke-linejoin="miter" draw:fill="none" draw:textarea-vertical-align="middle" draw:auto-grow-height="false"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fo:padding-top="0.125cm" fo:padding-bottom="0.125cm" fo:padding-left="0.25cm" fo:padding-right="0.25cm" fo:wrap-option="wrap"/>
    </style:style>
    <style:style style:name="Mpr1" style:family="presentation" style:parent-style-name="Default-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r10" style:family="presentation" style:parent-style-name="Default_20_2-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1" style:family="presentation" style:parent-style-name="Default_20_2-outline1">
      <style:graphic-properties draw:stroke="none" svg:stroke-width="0.026cm" draw:stroke-linejoin="miter" draw:fill="none" draw:textarea-vertical-align="top" draw:auto-grow-height="false" fo:min-height="12.573cm" fo:padding-top="0.125cm" fo:padding-bottom="0.125cm" fo:padding-left="0.25cm" fo:padding-right="0.25cm" fo:wrap-option="wrap"/>
    </style:style>
    <style:style style:name="Mpr12" style:family="presentation" style:parent-style-name="Default_20_2-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Default_20_2-backgroundobjects">
      <style:graphic-properties draw:stroke="none" draw:fill="none" draw:fill-color="#ffffff" draw:auto-grow-height="false" fo:min-height="1.397cm"/>
    </style:style>
    <style:style style:name="Mpr14" style:family="presentation" style:parent-style-name="Default_20_2-backgroundobjects">
      <style:graphic-properties draw:stroke="none" draw:fill="none" draw:fill-color="#ffffff" draw:textarea-vertical-align="bottom" draw:auto-grow-height="false" fo:min-height="1.397cm"/>
    </style:style>
    <style:style style:name="Mpr15" style:family="presentation" style:parent-style-name="Default_20_3-title">
      <style:graphic-properties draw:stroke="none" svg:stroke-width="0.026cm" draw:stroke-linejoin="miter" draw:fill="none" draw:textarea-vertical-align="top" draw:auto-grow-height="false" fo:min-height="3.181cm" fo:padding-top="0.125cm" fo:padding-bottom="0.125cm" fo:padding-left="0.25cm" fo:padding-right="0.25cm" fo:wrap-option="wrap"/>
    </style:style>
    <style:style style:name="Mpr16" style:family="presentation" style:parent-style-name="Default_20_3-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17" style:family="presentation" style:parent-style-name="Default_20_3-backgroundobjects">
      <style:graphic-properties draw:stroke="none" draw:fill="none" draw:fill-color="#ffffff" draw:auto-grow-height="false" fo:min-height="1.397cm"/>
    </style:style>
    <style:style style:name="Mpr18" style:family="presentation" style:parent-style-name="Default_20_3-backgroundobjects">
      <style:graphic-properties draw:stroke="none" draw:fill="none" draw:fill-color="#ffffff" draw:textarea-vertical-align="bottom" draw:auto-grow-height="false" fo:min-height="1.397cm"/>
    </style:style>
    <style:style style:name="Mpr19" style:family="presentation" style:parent-style-name="Default_20_4-backgroundobjects">
      <style:graphic-properties draw:stroke="none" draw:stroke-linejoin="miter" draw:fill="none" draw:fill-color="#ffffff" draw:textarea-vertical-align="top" draw:auto-grow-height="false" fo:min-height="12.573cm" fo:padding-top="0.125cm" fo:padding-bottom="0.125cm" fo:padding-left="0.25cm" fo:padding-right="0.25cm" fo:wrap-option="wrap"/>
    </style:style>
    <style:style style:name="Mpr20" style:family="presentation" style:parent-style-name="Default_20_4-backgroundobjects">
      <style:graphic-properties draw:stroke="none" draw:fill="none" draw:fill-color="#ffffff" draw:auto-grow-height="false" fo:min-height="1.397cm"/>
    </style:style>
    <style:style style:name="Mpr21" style:family="presentation" style:parent-style-name="Default_20_4-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text-properties fo:font-size="18pt" fo:hyphenate="false"/>
    </style:style>
    <style:style style:name="MP5" style:family="paragraph">
      <style:paragraph-properties fo:margin-top="0cm" fo:margin-bottom="0cm" fo:text-align="center" style:punctuation-wrap="simple"/>
      <style:text-properties fo:font-size="18pt"/>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P10" style:family="paragraph">
      <style:text-properties fo:font-size="18pt"/>
    </style:style>
    <style:style style:name="MP11" style:family="paragraph">
      <style:paragraph-properties fo:margin-left="0cm" fo:margin-right="0cm" fo:margin-top="0.338cm" fo:margin-bottom="0cm" fo:text-align="start" fo:text-indent="0cm" style:punctuation-wrap="simple"/>
      <style:text-properties fo:font-size="18pt"/>
    </style:style>
    <style:style style:name="MP12" style:family="paragraph">
      <style:paragraph-properties fo:margin-left="0cm" fo:margin-right="0cm" fo:margin-top="0.141cm" fo:margin-bottom="0cm" fo:text-align="start" fo:text-indent="0cm" style:punctuation-wrap="simpl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395cm" fo:margin-bottom="0cm" fo:text-align="start" fo:text-indent="0cm" style:punctuation-wrap="simple"/>
      <style:text-properties fo:font-size="18pt"/>
    </style:style>
    <style:style style:name="MP15" style:family="paragraph">
      <style:paragraph-properties fo:margin-left="0cm" fo:margin-right="0cm" fo:margin-top="0.169cm" fo:margin-bottom="0cm" fo:text-align="start" fo:text-indent="0cm" style:punctuation-wrap="simple"/>
      <style:text-properties fo:font-size="18pt"/>
    </style:style>
    <style:style style:name="MT1" style:family="text">
      <style:text-properties fo:color="#000000"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MT2" style:family="text">
      <style:text-properties fo:color="#000000" style:text-line-through-style="none" fo:font-family="'Arial Blac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3"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color="#000000"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color="#000000"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color="#000000" style:text-line-through-style="none" fo:font-family="Aria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8"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style:use-window-font-color="true" fo:font-size="45%"/>
      </text:list-level-style-bullet>
      <text:list-level-style-bullet text:level="2" text:bullet-char="–">
        <style:list-level-properties text:space-before="1.271cm" text:min-label-width="0.793cm"/>
        <style:text-properties fo:font-family="StarSymbol" style:use-window-font-color="true" fo:font-size="45%"/>
      </text:list-level-style-bullet>
      <text:list-level-style-bullet text:level="3" text:bullet-char="•">
        <style:list-level-properties text:space-before="2.541cm" text:min-label-width="0.634cm"/>
        <style:text-properties fo:font-family="StarSymbol" style:use-window-font-color="true" fo:font-size="75%"/>
      </text:list-level-style-bullet>
      <text:list-level-style-bullet text:level="4" text:bullet-char="–">
        <style:list-level-properties text:space-before="3.811cm" text:min-label-width="0.634cm"/>
        <style:text-properties fo:font-family="StarSymbol" style:use-window-font-color="true" fo:font-size="45%"/>
      </text:list-level-style-bullet>
      <text:list-level-style-bullet text:level="5" text:bullet-char="»">
        <style:list-level-properties text:space-before="5.081cm" text:min-label-width="0.634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Title 1" presentation:style-name="Mpr1" draw:text-style-name="MP3" draw:layer="backgroundobjects" svg:width="21.589cm" svg:height="4.082cm" svg:x="1.905cm" svg:y="5.918cm" presentation:class="title" presentation:user-transformed="true">
        <draw:text-box>
          <text:p text:style-name="MP5"><text:span text:style-name="MT2">Click to edit the title text formatClick to edit Master title style</text:span></text:p>
        </draw:text-box>
      </draw:frame>
      <draw:frame draw:name="Rectangle 4" presentation:style-name="Mpr2" draw:text-style-name="MP6" draw:layer="backgroundobjects" svg:width="5.926cm" svg:height="1.322cm" svg:x="1.27cm" svg:y="17.348cm" presentation:class="date-time" presentation:user-transformed="true">
        <draw:text-box>
          <text:p/>
        </draw:text-box>
      </draw:frame>
      <draw:frame draw:name="Rectangle 5" presentation:style-name="Mpr2"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2"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Title 1" presentation:style-name="Mpr5" draw:text-style-name="MP3"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6" draw:text-style-name="MP3" draw:layer="backgroundobjects" svg:width="22.859cm" svg:height="12.571cm" svg:x="1.27cm" svg:y="4.445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0"><text:span text:style-name="MT4">Seventh Outline Level</text:span></text:p>
                                      <text:list>
                                        <text:list-item>
                                          <text:p text:style-name="MP10"><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1"><text:span text:style-name="MT4">Ninth Outline Level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p text:style-name="MP13"><text:span text:style-name="MT5">Third level</text:span></text:p>
                </text:list-item>
              </text:list>
            </text:list-item>
          </text:list>
          <text:list text:style-name="ML8">
            <text:list-item>
              <text:list>
                <text:list-item>
                  <text:list>
                    <text:list-item>
                      <text:p text:style-name="MP13"><text:span text:style-name="MT6">Fourth level</text:span></text:p>
                    </text:list-item>
                  </text:list>
                </text:list-item>
              </text:list>
            </text:list-item>
          </text:list>
          <text:list text:style-name="ML9">
            <text:list-item>
              <text:list>
                <text:list-item>
                  <text:list>
                    <text:list-item>
                      <text:list>
                        <text:list-item>
                          <text:p text:style-name="MP13"><text:span text:style-name="MT3">Fifth level</text:span></text:p>
                        </text:list-item>
                      </text:list>
                    </text:list-item>
                  </text:list>
                </text:list-item>
              </text:list>
            </text:list-item>
          </text:list>
        </draw:text-box>
      </draw:frame>
      <draw:frame draw:name="Rectangle 4" presentation:style-name="Mpr7" draw:text-style-name="MP6" draw:layer="backgroundobjects" svg:width="5.926cm" svg:height="1.322cm" svg:x="1.27cm" svg:y="17.348cm" presentation:class="date-time" presentation:user-transformed="true">
        <draw:text-box>
          <text:p/>
        </draw:text-box>
      </draw:frame>
      <draw:frame draw:name="Rectangle 5" presentation:style-name="Mpr7"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7"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Title 1" presentation:style-name="Mpr10" draw:text-style-name="MP3"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11" draw:text-style-name="MP3" draw:layer="backgroundobjects" svg:width="11.217cm" svg:height="12.571cm" svg:x="1.27cm" svg:y="4.445cm" presentation:class="outline" presentation:user-transformed="true">
        <draw:text-box>
          <text:list text:style-name="ML4">
            <text:list-item>
              <text:p text:style-name="MP10"><text:span text:style-name="MT7">Click to edit the outline text format</text:span></text:p>
              <text:list>
                <text:list-item>
                  <text:p text:style-name="MP10"><text:span text:style-name="MT7">Second Outline Level</text:span></text:p>
                  <text:list>
                    <text:list-item>
                      <text:p text:style-name="MP10"><text:span text:style-name="MT7">Third Outline Level</text:span></text:p>
                      <text:list>
                        <text:list-item>
                          <text:p text:style-name="MP10"><text:span text:style-name="MT7">Fourth Outline Level</text:span></text:p>
                          <text:list>
                            <text:list-item>
                              <text:p text:style-name="MP10"><text:span text:style-name="MT7">Fifth Outline Level</text:span></text:p>
                              <text:list>
                                <text:list-item>
                                  <text:p text:style-name="MP10"><text:span text:style-name="MT7">Sixth Outline Level</text:span></text:p>
                                  <text:list>
                                    <text:list-item>
                                      <text:p text:style-name="MP10"><text:span text:style-name="MT7">Seventh Outline Level</text:span></text:p>
                                      <text:list>
                                        <text:list-item>
                                          <text:p text:style-name="MP10"><text:span text:style-name="MT7">Eighth Outline Level</text:span></text:p>
                                        </text:list-item>
                                      </text:list>
                                    </text:list-item>
                                  </text:list>
                                </text:list-item>
                              </text:list>
                            </text:list-item>
                          </text:list>
                        </text:list-item>
                      </text:list>
                    </text:list-item>
                  </text:list>
                </text:list-item>
              </text:list>
            </text:list-item>
          </text:list>
          <text:list text:style-name="ML5">
            <text:list-item>
              <text:p text:style-name="MP14"><text:span text:style-name="MT7">Ninth Outline LevelClick to edit Master text styles</text:span></text:p>
            </text:list-item>
          </text:list>
          <text:list text:style-name="ML6">
            <text:list-item>
              <text:list>
                <text:list-item>
                  <text:p text:style-name="MP15"><text:span text:style-name="MT4">Second level</text:span></text:p>
                </text:list-item>
              </text:list>
            </text:list-item>
          </text:list>
          <text:list text:style-name="ML7">
            <text:list-item>
              <text:list>
                <text:list-item>
                  <text:p text:style-name="MP13"><text:span text:style-name="MT5">Third level</text:span></text:p>
                </text:list-item>
              </text:list>
            </text:list-item>
          </text:list>
          <text:list text:style-name="ML8">
            <text:list-item>
              <text:list>
                <text:list-item>
                  <text:list>
                    <text:list-item>
                      <text:p text:style-name="MP13"><text:span text:style-name="MT8">Fourth level</text:span></text:p>
                    </text:list-item>
                  </text:list>
                </text:list-item>
              </text:list>
            </text:list-item>
          </text:list>
          <text:list text:style-name="ML9">
            <text:list-item>
              <text:list>
                <text:list-item>
                  <text:list>
                    <text:list-item>
                      <text:list>
                        <text:list-item>
                          <text:p text:style-name="MP13"><text:span text:style-name="MT8">Fifth level</text:span></text:p>
                        </text:list-item>
                      </text:list>
                    </text:list-item>
                  </text:list>
                </text:list-item>
              </text:list>
            </text:list-item>
          </text:list>
        </draw:text-box>
      </draw:frame>
      <draw:frame draw:name="Content Placeholder 3" presentation:style-name="Mpr11" draw:text-style-name="MP3" draw:layer="backgroundobjects" svg:width="11.217cm" svg:height="12.571cm" svg:x="12.912cm" svg:y="4.445cm" presentation:class="outline" presentation:user-transformed="true">
        <draw:text-box>
          <text:list text:style-name="ML4">
            <text:list-item>
              <text:p text:style-name="MP10"><text:span text:style-name="MT7">Click to edit the outline text format</text:span></text:p>
              <text:list>
                <text:list-item>
                  <text:p text:style-name="MP10"><text:span text:style-name="MT7">Second Outline Level</text:span></text:p>
                  <text:list>
                    <text:list-item>
                      <text:p text:style-name="MP10"><text:span text:style-name="MT7">Third Outline Level</text:span></text:p>
                      <text:list>
                        <text:list-item>
                          <text:p text:style-name="MP10"><text:span text:style-name="MT7">Fourth Outline Level</text:span></text:p>
                          <text:list>
                            <text:list-item>
                              <text:p text:style-name="MP10"><text:span text:style-name="MT7">Fifth Outline Level</text:span></text:p>
                              <text:list>
                                <text:list-item>
                                  <text:p text:style-name="MP10"><text:span text:style-name="MT7">Sixth Outline Level</text:span></text:p>
                                  <text:list>
                                    <text:list-item>
                                      <text:p text:style-name="MP10"><text:span text:style-name="MT7">Seventh Outline Level</text:span></text:p>
                                      <text:list>
                                        <text:list-item>
                                          <text:p text:style-name="MP10"><text:span text:style-name="MT7">Eighth Outline Level</text:span></text:p>
                                        </text:list-item>
                                      </text:list>
                                    </text:list-item>
                                  </text:list>
                                </text:list-item>
                              </text:list>
                            </text:list-item>
                          </text:list>
                        </text:list-item>
                      </text:list>
                    </text:list-item>
                  </text:list>
                </text:list-item>
              </text:list>
            </text:list-item>
          </text:list>
          <text:list text:style-name="ML5">
            <text:list-item>
              <text:p text:style-name="MP14"><text:span text:style-name="MT7">Ninth Outline LevelClick to edit Master text styles</text:span></text:p>
            </text:list-item>
          </text:list>
          <text:list text:style-name="ML6">
            <text:list-item>
              <text:list>
                <text:list-item>
                  <text:p text:style-name="MP15"><text:span text:style-name="MT4">Second level</text:span></text:p>
                </text:list-item>
              </text:list>
            </text:list-item>
          </text:list>
          <text:list text:style-name="ML7">
            <text:list-item>
              <text:list>
                <text:list-item>
                  <text:p text:style-name="MP13"><text:span text:style-name="MT5">Third level</text:span></text:p>
                </text:list-item>
              </text:list>
            </text:list-item>
          </text:list>
          <text:list text:style-name="ML8">
            <text:list-item>
              <text:list>
                <text:list-item>
                  <text:list>
                    <text:list-item>
                      <text:p text:style-name="MP13"><text:span text:style-name="MT8">Fourth level</text:span></text:p>
                    </text:list-item>
                  </text:list>
                </text:list-item>
              </text:list>
            </text:list-item>
          </text:list>
          <text:list text:style-name="ML9">
            <text:list-item>
              <text:list>
                <text:list-item>
                  <text:list>
                    <text:list-item>
                      <text:list>
                        <text:list-item>
                          <text:p text:style-name="MP13"><text:span text:style-name="MT8">Fifth level</text:span></text:p>
                        </text:list-item>
                      </text:list>
                    </text:list-item>
                  </text:list>
                </text:list-item>
              </text:list>
            </text:list-item>
          </text:list>
        </draw:text-box>
      </draw:frame>
      <draw:frame draw:name="Rectangle 4" presentation:style-name="Mpr12" draw:text-style-name="MP6" draw:layer="backgroundobjects" svg:width="5.926cm" svg:height="1.322cm" svg:x="1.27cm" svg:y="17.348cm" presentation:class="date-time" presentation:user-transformed="true">
        <draw:text-box>
          <text:p/>
        </draw:text-box>
      </draw:frame>
      <draw:frame draw:name="Rectangle 5" presentation:style-name="Mpr12"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12"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presentation:header/></text:p>
          </draw:text-box>
        </draw:frame>
        <draw:frame presentation:style-name="Mpr13" draw:text-style-name="MP2" draw:layer="backgroundobjects" svg:width="9.369cm" svg:height="1.396cm" svg:x="12.22cm" svg:y="0cm" presentation:class="date-time">
          <draw:text-box>
            <text:p text:style-name="MP2"><presentation:date-time/></text:p>
          </draw:text-box>
        </draw:frame>
        <draw:frame presentation:style-name="Mpr14" draw:text-style-name="MP1" draw:layer="backgroundobjects" svg:width="9.369cm" svg:height="1.396cm" svg:x="0cm" svg:y="26.543cm" presentation:class="footer">
          <draw:text-box>
            <text:p text:style-name="MP1"><presentation:footer/></text:p>
          </draw:text-box>
        </draw:frame>
        <draw:frame presentation:style-name="Mpr1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3" style:display-name="Default 3"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Title 1" presentation:style-name="Mpr15" draw:text-style-name="MP3" draw:layer="backgroundobjects" svg:width="22.859cm" svg:height="3.174cm" svg:x="1.27cm" svg:y="0.763cm" presentation:class="title" presentation:user-transformed="true">
        <draw:text-box>
          <text:p text:style-name="MP5"><text:span text:style-name="MT2">Click to edit the title text formatClick to edit Master title style</text:span></text:p>
        </draw:text-box>
      </draw:frame>
      <draw:frame draw:name="Rectangle 4" presentation:style-name="Mpr16" draw:text-style-name="MP6" draw:layer="backgroundobjects" svg:width="5.926cm" svg:height="1.322cm" svg:x="1.27cm" svg:y="17.348cm" presentation:class="date-time" presentation:user-transformed="true">
        <draw:text-box>
          <text:p/>
        </draw:text-box>
      </draw:frame>
      <draw:frame draw:name="Rectangle 5" presentation:style-name="Mpr16"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16"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draw:frame presentation:style-name="Default_20_3-outline1" draw:layer="backgroundobjects" svg:width="22.859cm" svg:height="12.572cm" svg:x="1.27cm" svg:y="4.457cm" presentation:class="outline" presentation:placeholder="true">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7" draw:text-style-name="MP1" draw:layer="backgroundobjects" svg:width="9.369cm" svg:height="1.396cm" svg:x="0cm" svg:y="0cm" presentation:class="header">
          <draw:text-box>
            <text:p text:style-name="MP1"><presentation:header/></text:p>
          </draw:text-box>
        </draw:frame>
        <draw:frame presentation:style-name="Mpr17" draw:text-style-name="MP2" draw:layer="backgroundobjects" svg:width="9.369cm" svg:height="1.396cm" svg:x="12.22cm" svg:y="0cm" presentation:class="date-time">
          <draw:text-box>
            <text:p text:style-name="MP2"><presentation:date-time/></text:p>
          </draw:text-box>
        </draw:frame>
        <draw:frame presentation:style-name="Mpr18" draw:text-style-name="MP1" draw:layer="backgroundobjects" svg:width="9.369cm" svg:height="1.396cm" svg:x="0cm" svg:y="26.543cm" presentation:class="footer">
          <draw:text-box>
            <text:p text:style-name="MP1"><presentation:footer/></text:p>
          </draw:text-box>
        </draw:frame>
        <draw:frame presentation:style-name="Mpr18"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4" style:display-name="Default 4" style:page-layout-name="PM1" draw:style-name="Mdp1">
      <draw:custom-shape draw:name="Rectangle 7" draw:style-name="Mgr3" draw:text-style-name="MP3" draw:layer="backgroundobjects" svg:width="22.859cm" svg:height="1.057cm" svg:x="1.27cm" svg:y="17.568cm">
        <text:p/>
        <draw:enhanced-geometry svg:viewBox="0 0 21600 21600" draw:type="rectangle" draw:enhanced-path="M 0 0 L 21600 0 21600 21600 0 21600 0 0 Z N"/>
      </draw:custom-shape>
      <draw:custom-shape draw:name="Text Box 8" draw:style-name="Mgr4" draw:text-style-name="MP3" draw:layer="backgroundobjects" svg:width="2.565cm" svg:height="0.843cm" svg:x="1.27cm" svg:y="17.568cm">
        <text:p text:style-name="MP4"><text:span text:style-name="MT1">emrg.ca</text:span></text:p>
        <draw:enhanced-geometry svg:viewBox="0 0 21600 21600" draw:type="rectangle" draw:enhanced-path="M 0 0 L 21600 0 21600 21600 0 21600 0 0 Z N"/>
      </draw:custom-shape>
      <draw:frame draw:name="Rectangle 4" presentation:style-name="Mpr19" draw:text-style-name="MP6" draw:layer="backgroundobjects" svg:width="5.926cm" svg:height="1.322cm" svg:x="1.27cm" svg:y="17.348cm" presentation:class="date-time" presentation:user-transformed="true">
        <draw:text-box>
          <text:p/>
        </draw:text-box>
      </draw:frame>
      <draw:frame draw:name="Rectangle 5" presentation:style-name="Mpr19" draw:text-style-name="MP8" draw:layer="backgroundobjects" svg:width="16.756cm" svg:height="1.101cm" svg:x="4.198cm" svg:y="17.568cm" presentation:class="footer" presentation:user-transformed="true">
        <draw:text-box>
          <text:p text:style-name="MP7"><text:span text:style-name="MT3">Emergency Measures Radio Group (EMRG) - Ottawa ARES</text:span></text:p>
        </draw:text-box>
      </draw:frame>
      <draw:frame draw:name="Rectangle 6" presentation:style-name="Mpr19" draw:text-style-name="MP9" draw:layer="backgroundobjects" svg:width="3.028cm" svg:height="1.101cm" svg:x="21.101cm" svg:y="17.568cm" presentation:class="page-number" presentation:user-transformed="true">
        <draw:text-box>
          <text:p text:style-name="MP7"><text:span text:style-name="MT3"><text:page-number>&lt;number&gt;</text:page-number></text:span></text:p>
        </draw:text-box>
      </draw:frame>
      <draw:frame presentation:style-name="Default_20_4-title" draw:layer="backgroundobjects" svg:width="22.859cm" svg:height="3.18cm" svg:x="1.27cm" svg:y="0.76cm" presentation:class="title" presentation:placeholder="true">
        <draw:text-box/>
      </draw:frame>
      <draw:frame presentation:style-name="Default_20_4-outline1" draw:layer="backgroundobjects" svg:width="22.859cm" svg:height="12.572cm" svg:x="1.27cm" svg:y="4.457cm" presentation:class="outline" presentation:placeholder="true">
        <draw:text-box/>
      </draw:frame>
      <presentation:notes style:page-layout-name="PM0">
        <draw:page-thumbnail presentation:style-name="Default_20_4-title" draw:layer="backgroundobjects" svg:width="13.968cm" svg:height="10.476cm" svg:x="3.81cm" svg:y="2.123cm" presentation:class="page"/>
        <draw:frame presentation:style-name="Default_20_4-notes" draw:layer="backgroundobjects" svg:width="17.271cm" svg:height="12.572cm" svg:x="2.159cm" svg:y="13.271cm" presentation:class="notes" presentation:placeholder="true">
          <draw:text-box/>
        </draw:frame>
        <draw:frame presentation:style-name="Mpr20" draw:text-style-name="MP1" draw:layer="backgroundobjects" svg:width="9.369cm" svg:height="1.396cm" svg:x="0cm" svg:y="0cm" presentation:class="header">
          <draw:text-box>
            <text:p text:style-name="MP1"><presentation:header/></text:p>
          </draw:text-box>
        </draw:frame>
        <draw:frame presentation:style-name="Mpr20" draw:text-style-name="MP2" draw:layer="backgroundobjects" svg:width="9.369cm" svg:height="1.396cm" svg:x="12.22cm" svg:y="0cm" presentation:class="date-time">
          <draw:text-box>
            <text:p text:style-name="MP2"><presentation:date-time/></text:p>
          </draw:text-box>
        </draw:frame>
        <draw:frame presentation:style-name="Mpr21" draw:text-style-name="MP1" draw:layer="backgroundobjects" svg:width="9.369cm" svg:height="1.396cm" svg:x="0cm" svg:y="26.543cm" presentation:class="footer">
          <draw:text-box>
            <text:p text:style-name="MP1"><presentation:footer/></text:p>
          </draw:text-box>
        </draw:frame>
        <draw:frame presentation:style-name="Mpr21"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document-statistic meta:object-count="496"/>
    <meta:generator>OpenOffice.org/3.2$Unix OpenOffice.org_project/320m19$Build-9505</meta:generator>
  </office:meta>
</office:document-meta>
</file>